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173in"/>
    </style:style>
    <style:style style:name="co2" style:family="table-column">
      <style:table-column-properties fo:break-before="auto" style:column-width="0.2161in"/>
    </style:style>
    <style:style style:name="co3" style:family="table-column">
      <style:table-column-properties fo:break-before="auto" style:column-width="0.2417in"/>
    </style:style>
    <style:style style:name="co4" style:family="table-column">
      <style:table-column-properties fo:break-before="auto" style:column-width="0.5299in"/>
    </style:style>
    <style:style style:name="co5" style:family="table-column">
      <style:table-column-properties fo:break-before="auto" style:column-width="1.5in"/>
    </style:style>
    <style:style style:name="co6" style:family="table-column">
      <style:table-column-properties fo:break-before="auto" style:column-width="0.4673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902in"/>
    </style:style>
    <style:style style:name="ro1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" style:family="table-cell" style:parent-style-name="Default" style:data-style-name="N123"/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4pt" style:font-size-asian="14pt" style:font-size-complex="14pt"/>
    </style:style>
    <style:style style:name="ce5" style:family="table-cell" style:parent-style-name="Default" style:data-style-name="N123">
      <style:table-cell-properties style:text-align-source="fix" style:repeat-content="false" fo:border="0.0008in solid #000000"/>
      <style:paragraph-properties fo:text-align="center" fo:margin-left="0in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</office:automatic-styles>
  <office:body>
    <office:spreadsheet>
      <table:table table:name="Questions" table:style-name="ta1" table:protected="true" table:protection-key="h4FCmNeWVNp5IMHxRfFL9QEq4vM=" table:print="false">
        <table:table-column table:style-name="co1" table:visibility="collapse" table:default-cell-style-name="ce2"/>
        <table:table-column table:style-name="co2" table:visibility="collapse" table:default-cell-style-name="Default"/>
        <table:table-column table:style-name="co1" table:visibility="collapse" table:number-columns-repeated="2" table:default-cell-style-name="ce2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visibility="collapse" table:default-cell-style-name="ce2"/>
        <table:table-column table:style-name="co2" table:visibility="collapse" table:default-cell-style-name="Default"/>
        <table:table-column table:style-name="co6" table:visibility="collapse" table:number-columns-repeated="2" table:default-cell-style-name="ce2"/>
        <table:table-column table:style-name="co3" table:visibility="collapse" table:default-cell-style-name="Default"/>
        <table:table-column table:style-name="co4" table:visibility="collapse" table:default-cell-style-name="ce2"/>
        <table:table-column table:style-name="co5" table:default-cell-style-name="Default"/>
        <table:table-column table:style-name="co6" table:visibility="collapse" table:default-cell-style-name="ce2"/>
        <table:table-column table:style-name="co2" table:visibility="collapse" table:default-cell-style-name="Default"/>
        <table:table-column table:style-name="co6" table:visibility="collapse" table:number-columns-repeated="2" table:default-cell-style-name="ce2"/>
        <table:table-column table:style-name="co3" table:visibility="collapse" table:default-cell-style-name="Default"/>
        <table:table-column table:style-name="co4" table:visibility="collapse" table:default-cell-style-name="ce2"/>
        <table:table-column table:style-name="co5" table:default-cell-style-name="Default"/>
        <table:table-column table:style-name="co6" table:visibility="collapse" table:default-cell-style-name="ce2"/>
        <table:table-column table:style-name="co2" table:visibility="collapse" table:default-cell-style-name="Default"/>
        <table:table-column table:style-name="co6" table:visibility="collapse" table:number-columns-repeated="2" table:default-cell-style-name="ce2"/>
        <table:table-column table:style-name="co3" table:visibility="collapse" table:default-cell-style-name="Default"/>
        <table:table-column table:style-name="co4" table:visibility="collapse" table:default-cell-style-name="ce2"/>
        <table:table-column table:style-name="co5" table:default-cell-style-name="Default"/>
        <table:table-column table:style-name="co6" table:visibility="collapse" table:default-cell-style-name="ce2"/>
        <table:table-column table:style-name="co2" table:visibility="collapse" table:default-cell-style-name="Default"/>
        <table:table-column table:style-name="co6" table:visibility="collapse" table:number-columns-repeated="2" table:default-cell-style-name="ce2"/>
        <table:table-column table:style-name="co3" table:visibility="collapse" table:default-cell-style-name="Default"/>
        <table:table-column table:style-name="co4" table:visibility="collapse" table:default-cell-style-name="ce2"/>
        <table:table-column table:style-name="co5" table:default-cell-style-name="Default"/>
        <table:table-row table:style-name="ro1">
          <table:table-cell table:style-name="ce1" table:formula="of:=RANDBETWEEN(-20;20)" office:value-type="float" office:value="10">
            <text:p>+10</text:p>
          </table:table-cell>
          <table:table-cell table:style-name="ce3" office:value-type="string">
            <text:p>x</text:p>
          </table:table-cell>
          <table:table-cell table:style-name="ce1" table:formula="of:=RANDBETWEEN(-20;20)" office:value-type="float" office:value="-14">
            <text:p>-14</text:p>
          </table:table-cell>
          <table:table-cell table:style-name="ce1" table:formula="of:=RANDBETWEEN(-50;50)" office:value-type="float" office:value="-3">
            <text:p>-3</text:p>
          </table:table-cell>
          <table:table-cell table:style-name="ce3" office:value-type="string">
            <text:p>=</text:p>
          </table:table-cell>
          <table:table-cell table:style-name="ce3" table:formula="of:=[.A1]*[.C1]+[.D1]" office:value-type="float" office:value="-143">
            <text:p>-143</text:p>
          </table:table-cell>
          <table:table-cell table:style-name="ce4" table:formula="of:=CONCATENATE([.A1];[.B1];IF([.D1]&gt;0;CONCATENATE(&quot;+&quot;;[.D1]);[.D1]);[.E1];[.F1])" office:value-type="string" office:string-value="10x-3=-143">
            <text:p>10x-3=-143</text:p>
          </table:table-cell>
          <table:table-cell table:style-name="ce5" table:formula="of:=RANDBETWEEN(-20;20)" office:value-type="float" office:value="10">
            <text:p>+10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12">
            <text:p>+12</text:p>
          </table:table-cell>
          <table:table-cell table:style-name="ce5" table:formula="of:=RANDBETWEEN(-50;50)" office:value-type="float" office:value="-44">
            <text:p>-44</text:p>
          </table:table-cell>
          <table:table-cell table:style-name="ce4" office:value-type="string">
            <text:p>=</text:p>
          </table:table-cell>
          <table:table-cell table:style-name="ce4" table:formula="of:=[.H1]*[.J1]+[.K1]" office:value-type="float" office:value="76">
            <text:p>76</text:p>
          </table:table-cell>
          <table:table-cell table:style-name="ce4" table:formula="of:=CONCATENATE([.H1];[.I1];IF([.K1]&gt;0;CONCATENATE(&quot;+&quot;;[.K1]);[.K1]);[.L1];[.M1])" office:value-type="string" office:string-value="10x-44=76">
            <text:p>10x-44=76</text:p>
          </table:table-cell>
          <table:table-cell table:style-name="ce5" table:formula="of:=RANDBETWEEN(-20;20)" office:value-type="float" office:value="2">
            <text:p>+2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9">
            <text:p>-9</text:p>
          </table:table-cell>
          <table:table-cell table:style-name="ce5" table:formula="of:=RANDBETWEEN(-50;50)" office:value-type="float" office:value="-35">
            <text:p>-35</text:p>
          </table:table-cell>
          <table:table-cell table:style-name="ce4" office:value-type="string">
            <text:p>=</text:p>
          </table:table-cell>
          <table:table-cell table:style-name="ce4" table:formula="of:=[.O1]*[.Q1]+[.R1]" office:value-type="float" office:value="-53">
            <text:p>-53</text:p>
          </table:table-cell>
          <table:table-cell table:style-name="ce4" table:formula="of:=CONCATENATE([.O1];[.P1];IF([.R1]&gt;0;CONCATENATE(&quot;+&quot;;[.R1]);[.R1]);[.S1];[.T1])" office:value-type="string" office:string-value="2x-35=-53">
            <text:p>2x-35=-53</text:p>
          </table:table-cell>
          <table:table-cell table:style-name="ce5" table:formula="of:=RANDBETWEEN(-20;20)" office:value-type="float" office:value="14">
            <text:p>+14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11">
            <text:p>-11</text:p>
          </table:table-cell>
          <table:table-cell table:style-name="ce5" table:formula="of:=RANDBETWEEN(-50;50)" office:value-type="float" office:value="-48">
            <text:p>-48</text:p>
          </table:table-cell>
          <table:table-cell table:style-name="ce4" office:value-type="string">
            <text:p>=</text:p>
          </table:table-cell>
          <table:table-cell table:style-name="ce4" table:formula="of:=[.V1]*[.X1]+[.Y1]" office:value-type="float" office:value="-202">
            <text:p>-202</text:p>
          </table:table-cell>
          <table:table-cell table:style-name="ce4" table:formula="of:=CONCATENATE([.V1];[.W1];IF([.Y1]&gt;0;CONCATENATE(&quot;+&quot;;[.Y1]);[.Y1]);[.Z1];[.AA1])" office:value-type="string" office:string-value="14x-48=-202">
            <text:p>14x-48=-202</text:p>
          </table:table-cell>
          <table:table-cell table:style-name="ce5" table:formula="of:=RANDBETWEEN(-20;20)" office:value-type="float" office:value="3">
            <text:p>+3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12">
            <text:p>+12</text:p>
          </table:table-cell>
          <table:table-cell table:style-name="ce5" table:formula="of:=RANDBETWEEN(-50;50)" office:value-type="float" office:value="-41">
            <text:p>-41</text:p>
          </table:table-cell>
          <table:table-cell table:style-name="ce4" office:value-type="string">
            <text:p>=</text:p>
          </table:table-cell>
          <table:table-cell table:style-name="ce4" table:formula="of:=[.AC1]*[.AE1]+[.AF1]" office:value-type="float" office:value="-5">
            <text:p>-5</text:p>
          </table:table-cell>
          <table:table-cell table:style-name="ce4" table:formula="of:=CONCATENATE([.AC1];[.AD1];IF([.AF1]&gt;0;CONCATENATE(&quot;+&quot;;[.AF1]);[.AF1]);[.AG1];[.AH1])" office:value-type="string" office:string-value="3x-41=-5">
            <text:p>3x-41=-5</text:p>
          </table:table-cell>
        </table:table-row>
        <table:table-row table:style-name="ro1">
          <table:table-cell table:style-name="ce1" table:formula="of:=RANDBETWEEN(-20;20)" office:value-type="float" office:value="2">
            <text:p>+2</text:p>
          </table:table-cell>
          <table:table-cell table:style-name="ce3" office:value-type="string">
            <text:p>x</text:p>
          </table:table-cell>
          <table:table-cell table:style-name="ce1" table:formula="of:=RANDBETWEEN(-20;20)" office:value-type="float" office:value="-11">
            <text:p>-11</text:p>
          </table:table-cell>
          <table:table-cell table:style-name="ce1" table:formula="of:=RANDBETWEEN(-50;50)" office:value-type="float" office:value="13">
            <text:p>+13</text:p>
          </table:table-cell>
          <table:table-cell table:style-name="ce3" office:value-type="string">
            <text:p>=</text:p>
          </table:table-cell>
          <table:table-cell table:style-name="ce3" table:formula="of:=[.A2]*[.C2]+[.D2]" office:value-type="float" office:value="-9">
            <text:p>-9</text:p>
          </table:table-cell>
          <table:table-cell table:style-name="ce4" table:formula="of:=CONCATENATE([.A2];[.B2];IF([.D2]&gt;0;CONCATENATE(&quot;+&quot;;[.D2]);[.D2]);[.E2];[.F2])" office:value-type="string" office:string-value="2x+13=-9">
            <text:p>2x+13=-9</text:p>
          </table:table-cell>
          <table:table-cell table:style-name="ce5" table:formula="of:=RANDBETWEEN(-20;20)" office:value-type="float" office:value="-8">
            <text:p>-8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10">
            <text:p>+10</text:p>
          </table:table-cell>
          <table:table-cell table:style-name="ce5" table:formula="of:=RANDBETWEEN(-50;50)" office:value-type="float" office:value="7">
            <text:p>+7</text:p>
          </table:table-cell>
          <table:table-cell table:style-name="ce4" office:value-type="string">
            <text:p>=</text:p>
          </table:table-cell>
          <table:table-cell table:style-name="ce4" table:formula="of:=[.H2]*[.J2]+[.K2]" office:value-type="float" office:value="-73">
            <text:p>-73</text:p>
          </table:table-cell>
          <table:table-cell table:style-name="ce4" table:formula="of:=CONCATENATE([.H2];[.I2];IF([.K2]&gt;0;CONCATENATE(&quot;+&quot;;[.K2]);[.K2]);[.L2];[.M2])" office:value-type="string" office:string-value="-8x+7=-73">
            <text:p>-8x+7=-73</text:p>
          </table:table-cell>
          <table:table-cell table:style-name="ce5" table:formula="of:=RANDBETWEEN(-20;20)" office:value-type="float" office:value="-6">
            <text:p>-6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17">
            <text:p>-17</text:p>
          </table:table-cell>
          <table:table-cell table:style-name="ce5" table:formula="of:=RANDBETWEEN(-50;50)" office:value-type="float" office:value="36">
            <text:p>+36</text:p>
          </table:table-cell>
          <table:table-cell table:style-name="ce4" office:value-type="string">
            <text:p>=</text:p>
          </table:table-cell>
          <table:table-cell table:style-name="ce4" table:formula="of:=[.O2]*[.Q2]+[.R2]" office:value-type="float" office:value="138">
            <text:p>138</text:p>
          </table:table-cell>
          <table:table-cell table:style-name="ce4" table:formula="of:=CONCATENATE([.O2];[.P2];IF([.R2]&gt;0;CONCATENATE(&quot;+&quot;;[.R2]);[.R2]);[.S2];[.T2])" office:value-type="string" office:string-value="-6x+36=138">
            <text:p>-6x+36=138</text:p>
          </table:table-cell>
          <table:table-cell table:style-name="ce5" table:formula="of:=RANDBETWEEN(-20;20)" office:value-type="float" office:value="5">
            <text:p>+5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1">
            <text:p>+1</text:p>
          </table:table-cell>
          <table:table-cell table:style-name="ce5" table:formula="of:=RANDBETWEEN(-50;50)" office:value-type="float" office:value="31">
            <text:p>+31</text:p>
          </table:table-cell>
          <table:table-cell table:style-name="ce4" office:value-type="string">
            <text:p>=</text:p>
          </table:table-cell>
          <table:table-cell table:style-name="ce4" table:formula="of:=[.V2]*[.X2]+[.Y2]" office:value-type="float" office:value="36">
            <text:p>36</text:p>
          </table:table-cell>
          <table:table-cell table:style-name="ce4" table:formula="of:=CONCATENATE([.V2];[.W2];IF([.Y2]&gt;0;CONCATENATE(&quot;+&quot;;[.Y2]);[.Y2]);[.Z2];[.AA2])" office:value-type="string" office:string-value="5x+31=36">
            <text:p>5x+31=36</text:p>
          </table:table-cell>
          <table:table-cell table:style-name="ce5" table:formula="of:=RANDBETWEEN(-20;20)" office:value-type="float" office:value="-3">
            <text:p>-3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8">
            <text:p>+8</text:p>
          </table:table-cell>
          <table:table-cell table:style-name="ce5" table:formula="of:=RANDBETWEEN(-50;50)" office:value-type="float" office:value="-21">
            <text:p>-21</text:p>
          </table:table-cell>
          <table:table-cell table:style-name="ce4" office:value-type="string">
            <text:p>=</text:p>
          </table:table-cell>
          <table:table-cell table:style-name="ce4" table:formula="of:=[.AC2]*[.AE2]+[.AF2]" office:value-type="float" office:value="-45">
            <text:p>-45</text:p>
          </table:table-cell>
          <table:table-cell table:style-name="ce4" table:formula="of:=CONCATENATE([.AC2];[.AD2];IF([.AF2]&gt;0;CONCATENATE(&quot;+&quot;;[.AF2]);[.AF2]);[.AG2];[.AH2])" office:value-type="string" office:string-value="-3x-21=-45">
            <text:p>-3x-21=-45</text:p>
          </table:table-cell>
        </table:table-row>
        <table:table-row table:style-name="ro1">
          <table:table-cell table:style-name="ce1" table:formula="of:=RANDBETWEEN(-20;20)" office:value-type="float" office:value="-2">
            <text:p>-2</text:p>
          </table:table-cell>
          <table:table-cell table:style-name="ce3" office:value-type="string">
            <text:p>x</text:p>
          </table:table-cell>
          <table:table-cell table:style-name="ce1" table:formula="of:=RANDBETWEEN(-20;20)" office:value-type="float" office:value="10">
            <text:p>+10</text:p>
          </table:table-cell>
          <table:table-cell table:style-name="ce1" table:formula="of:=RANDBETWEEN(-50;50)" office:value-type="float" office:value="29">
            <text:p>+29</text:p>
          </table:table-cell>
          <table:table-cell table:style-name="ce3" office:value-type="string">
            <text:p>=</text:p>
          </table:table-cell>
          <table:table-cell table:style-name="ce3" table:formula="of:=[.A3]*[.C3]+[.D3]" office:value-type="float" office:value="9">
            <text:p>9</text:p>
          </table:table-cell>
          <table:table-cell table:style-name="ce4" table:formula="of:=CONCATENATE([.A3];[.B3];IF([.D3]&gt;0;CONCATENATE(&quot;+&quot;;[.D3]);[.D3]);[.E3];[.F3])" office:value-type="string" office:string-value="-2x+29=9">
            <text:p>-2x+29=9</text:p>
          </table:table-cell>
          <table:table-cell table:style-name="ce5" table:formula="of:=RANDBETWEEN(-20;20)" office:value-type="float" office:value="13">
            <text:p>+13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14">
            <text:p>-14</text:p>
          </table:table-cell>
          <table:table-cell table:style-name="ce5" table:formula="of:=RANDBETWEEN(-50;50)" office:value-type="float" office:value="41">
            <text:p>+41</text:p>
          </table:table-cell>
          <table:table-cell table:style-name="ce4" office:value-type="string">
            <text:p>=</text:p>
          </table:table-cell>
          <table:table-cell table:style-name="ce4" table:formula="of:=[.H3]*[.J3]+[.K3]" office:value-type="float" office:value="-141">
            <text:p>-141</text:p>
          </table:table-cell>
          <table:table-cell table:style-name="ce4" table:formula="of:=CONCATENATE([.H3];[.I3];IF([.K3]&gt;0;CONCATENATE(&quot;+&quot;;[.K3]);[.K3]);[.L3];[.M3])" office:value-type="string" office:string-value="13x+41=-141">
            <text:p>13x+41=-141</text:p>
          </table:table-cell>
          <table:table-cell table:style-name="ce5" table:formula="of:=RANDBETWEEN(-20;20)" office:value-type="float" office:value="17">
            <text:p>+17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17">
            <text:p>+17</text:p>
          </table:table-cell>
          <table:table-cell table:style-name="ce5" table:formula="of:=RANDBETWEEN(-50;50)" office:value-type="float" office:value="-28">
            <text:p>-28</text:p>
          </table:table-cell>
          <table:table-cell table:style-name="ce4" office:value-type="string">
            <text:p>=</text:p>
          </table:table-cell>
          <table:table-cell table:style-name="ce4" table:formula="of:=[.O3]*[.Q3]+[.R3]" office:value-type="float" office:value="261">
            <text:p>261</text:p>
          </table:table-cell>
          <table:table-cell table:style-name="ce4" table:formula="of:=CONCATENATE([.O3];[.P3];IF([.R3]&gt;0;CONCATENATE(&quot;+&quot;;[.R3]);[.R3]);[.S3];[.T3])" office:value-type="string" office:string-value="17x-28=261">
            <text:p>17x-28=261</text:p>
          </table:table-cell>
          <table:table-cell table:style-name="ce5" table:formula="of:=RANDBETWEEN(-20;20)" office:value-type="float" office:value="3">
            <text:p>+3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16">
            <text:p>+16</text:p>
          </table:table-cell>
          <table:table-cell table:style-name="ce5" table:formula="of:=RANDBETWEEN(-50;50)" office:value-type="float" office:value="41">
            <text:p>+41</text:p>
          </table:table-cell>
          <table:table-cell table:style-name="ce4" office:value-type="string">
            <text:p>=</text:p>
          </table:table-cell>
          <table:table-cell table:style-name="ce4" table:formula="of:=[.V3]*[.X3]+[.Y3]" office:value-type="float" office:value="89">
            <text:p>89</text:p>
          </table:table-cell>
          <table:table-cell table:style-name="ce4" table:formula="of:=CONCATENATE([.V3];[.W3];IF([.Y3]&gt;0;CONCATENATE(&quot;+&quot;;[.Y3]);[.Y3]);[.Z3];[.AA3])" office:value-type="string" office:string-value="3x+41=89">
            <text:p>3x+41=89</text:p>
          </table:table-cell>
          <table:table-cell table:style-name="ce5" table:formula="of:=RANDBETWEEN(-20;20)" office:value-type="float" office:value="1">
            <text:p>+1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20">
            <text:p>+20</text:p>
          </table:table-cell>
          <table:table-cell table:style-name="ce5" table:formula="of:=RANDBETWEEN(-50;50)" office:value-type="float" office:value="28">
            <text:p>+28</text:p>
          </table:table-cell>
          <table:table-cell table:style-name="ce4" office:value-type="string">
            <text:p>=</text:p>
          </table:table-cell>
          <table:table-cell table:style-name="ce4" table:formula="of:=[.AC3]*[.AE3]+[.AF3]" office:value-type="float" office:value="48">
            <text:p>48</text:p>
          </table:table-cell>
          <table:table-cell table:style-name="ce4" table:formula="of:=CONCATENATE([.AC3];[.AD3];IF([.AF3]&gt;0;CONCATENATE(&quot;+&quot;;[.AF3]);[.AF3]);[.AG3];[.AH3])" office:value-type="string" office:string-value="1x+28=48">
            <text:p>1x+28=48</text:p>
          </table:table-cell>
        </table:table-row>
        <table:table-row table:style-name="ro1">
          <table:table-cell table:style-name="ce1" table:formula="of:=RANDBETWEEN(-20;20)" office:value-type="float" office:value="17">
            <text:p>+17</text:p>
          </table:table-cell>
          <table:table-cell table:style-name="ce3" office:value-type="string">
            <text:p>x</text:p>
          </table:table-cell>
          <table:table-cell table:style-name="ce1" table:formula="of:=RANDBETWEEN(-20;20)" office:value-type="float" office:value="11">
            <text:p>+11</text:p>
          </table:table-cell>
          <table:table-cell table:style-name="ce1" table:formula="of:=RANDBETWEEN(-50;50)" office:value-type="float" office:value="-18">
            <text:p>-18</text:p>
          </table:table-cell>
          <table:table-cell table:style-name="ce3" office:value-type="string">
            <text:p>=</text:p>
          </table:table-cell>
          <table:table-cell table:style-name="ce3" table:formula="of:=[.A4]*[.C4]+[.D4]" office:value-type="float" office:value="169">
            <text:p>169</text:p>
          </table:table-cell>
          <table:table-cell table:style-name="ce4" table:formula="of:=CONCATENATE([.A4];[.B4];IF([.D4]&gt;0;CONCATENATE(&quot;+&quot;;[.D4]);[.D4]);[.E4];[.F4])" office:value-type="string" office:string-value="17x-18=169">
            <text:p>17x-18=169</text:p>
          </table:table-cell>
          <table:table-cell table:style-name="ce5" table:formula="of:=RANDBETWEEN(-20;20)" office:value-type="float" office:value="-16">
            <text:p>-16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18">
            <text:p>+18</text:p>
          </table:table-cell>
          <table:table-cell table:style-name="ce5" table:formula="of:=RANDBETWEEN(-50;50)" office:value-type="float" office:value="43">
            <text:p>+43</text:p>
          </table:table-cell>
          <table:table-cell table:style-name="ce4" office:value-type="string">
            <text:p>=</text:p>
          </table:table-cell>
          <table:table-cell table:style-name="ce4" table:formula="of:=[.H4]*[.J4]+[.K4]" office:value-type="float" office:value="-245">
            <text:p>-245</text:p>
          </table:table-cell>
          <table:table-cell table:style-name="ce4" table:formula="of:=CONCATENATE([.H4];[.I4];IF([.K4]&gt;0;CONCATENATE(&quot;+&quot;;[.K4]);[.K4]);[.L4];[.M4])" office:value-type="string" office:string-value="-16x+43=-245">
            <text:p>-16x+43=-245</text:p>
          </table:table-cell>
          <table:table-cell table:style-name="ce5" table:formula="of:=RANDBETWEEN(-20;20)" office:value-type="float" office:value="-9">
            <text:p>-9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13">
            <text:p>+13</text:p>
          </table:table-cell>
          <table:table-cell table:style-name="ce5" table:formula="of:=RANDBETWEEN(-50;50)" office:value-type="float" office:value="4">
            <text:p>+4</text:p>
          </table:table-cell>
          <table:table-cell table:style-name="ce4" office:value-type="string">
            <text:p>=</text:p>
          </table:table-cell>
          <table:table-cell table:style-name="ce4" table:formula="of:=[.O4]*[.Q4]+[.R4]" office:value-type="float" office:value="-113">
            <text:p>-113</text:p>
          </table:table-cell>
          <table:table-cell table:style-name="ce4" table:formula="of:=CONCATENATE([.O4];[.P4];IF([.R4]&gt;0;CONCATENATE(&quot;+&quot;;[.R4]);[.R4]);[.S4];[.T4])" office:value-type="string" office:string-value="-9x+4=-113">
            <text:p>-9x+4=-113</text:p>
          </table:table-cell>
          <table:table-cell table:style-name="ce5" table:formula="of:=RANDBETWEEN(-20;20)" office:value-type="float" office:value="3">
            <text:p>+3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8">
            <text:p>+8</text:p>
          </table:table-cell>
          <table:table-cell table:style-name="ce5" table:formula="of:=RANDBETWEEN(-50;50)" office:value-type="float" office:value="13">
            <text:p>+13</text:p>
          </table:table-cell>
          <table:table-cell table:style-name="ce4" office:value-type="string">
            <text:p>=</text:p>
          </table:table-cell>
          <table:table-cell table:style-name="ce4" table:formula="of:=[.V4]*[.X4]+[.Y4]" office:value-type="float" office:value="37">
            <text:p>37</text:p>
          </table:table-cell>
          <table:table-cell table:style-name="ce4" table:formula="of:=CONCATENATE([.V4];[.W4];IF([.Y4]&gt;0;CONCATENATE(&quot;+&quot;;[.Y4]);[.Y4]);[.Z4];[.AA4])" office:value-type="string" office:string-value="3x+13=37">
            <text:p>3x+13=37</text:p>
          </table:table-cell>
          <table:table-cell table:style-name="ce5" table:formula="of:=RANDBETWEEN(-20;20)" office:value-type="float" office:value="14">
            <text:p>+14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6">
            <text:p>-6</text:p>
          </table:table-cell>
          <table:table-cell table:style-name="ce5" table:formula="of:=RANDBETWEEN(-50;50)" office:value-type="float" office:value="-20">
            <text:p>-20</text:p>
          </table:table-cell>
          <table:table-cell table:style-name="ce4" office:value-type="string">
            <text:p>=</text:p>
          </table:table-cell>
          <table:table-cell table:style-name="ce4" table:formula="of:=[.AC4]*[.AE4]+[.AF4]" office:value-type="float" office:value="-104">
            <text:p>-104</text:p>
          </table:table-cell>
          <table:table-cell table:style-name="ce4" table:formula="of:=CONCATENATE([.AC4];[.AD4];IF([.AF4]&gt;0;CONCATENATE(&quot;+&quot;;[.AF4]);[.AF4]);[.AG4];[.AH4])" office:value-type="string" office:string-value="14x-20=-104">
            <text:p>14x-20=-104</text:p>
          </table:table-cell>
        </table:table-row>
        <table:table-row table:style-name="ro1">
          <table:table-cell table:style-name="ce1" table:formula="of:=RANDBETWEEN(-20;20)" office:value-type="float" office:value="5">
            <text:p>+5</text:p>
          </table:table-cell>
          <table:table-cell table:style-name="ce3" office:value-type="string">
            <text:p>x</text:p>
          </table:table-cell>
          <table:table-cell table:style-name="ce1" table:formula="of:=RANDBETWEEN(-20;20)" office:value-type="float" office:value="-18">
            <text:p>-18</text:p>
          </table:table-cell>
          <table:table-cell table:style-name="ce1" table:formula="of:=RANDBETWEEN(-50;50)" office:value-type="float" office:value="-9">
            <text:p>-9</text:p>
          </table:table-cell>
          <table:table-cell table:style-name="ce3" office:value-type="string">
            <text:p>=</text:p>
          </table:table-cell>
          <table:table-cell table:style-name="ce3" table:formula="of:=[.A5]*[.C5]+[.D5]" office:value-type="float" office:value="-99">
            <text:p>-99</text:p>
          </table:table-cell>
          <table:table-cell table:style-name="ce4" table:formula="of:=CONCATENATE([.A5];[.B5];IF([.D5]&gt;0;CONCATENATE(&quot;+&quot;;[.D5]);[.D5]);[.E5];[.F5])" office:value-type="string" office:string-value="5x-9=-99">
            <text:p>5x-9=-99</text:p>
          </table:table-cell>
          <table:table-cell table:style-name="ce5" table:formula="of:=RANDBETWEEN(-20;20)" office:value-type="float" office:value="-19">
            <text:p>-19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5">
            <text:p>+5</text:p>
          </table:table-cell>
          <table:table-cell table:style-name="ce5" table:formula="of:=RANDBETWEEN(-50;50)" office:value-type="float" office:value="-47">
            <text:p>-47</text:p>
          </table:table-cell>
          <table:table-cell table:style-name="ce4" office:value-type="string">
            <text:p>=</text:p>
          </table:table-cell>
          <table:table-cell table:style-name="ce4" table:formula="of:=[.H5]*[.J5]+[.K5]" office:value-type="float" office:value="-142">
            <text:p>-142</text:p>
          </table:table-cell>
          <table:table-cell table:style-name="ce4" table:formula="of:=CONCATENATE([.H5];[.I5];IF([.K5]&gt;0;CONCATENATE(&quot;+&quot;;[.K5]);[.K5]);[.L5];[.M5])" office:value-type="string" office:string-value="-19x-47=-142">
            <text:p>-19x-47=-142</text:p>
          </table:table-cell>
          <table:table-cell table:style-name="ce5" table:formula="of:=RANDBETWEEN(-20;20)" office:value-type="float" office:value="-7">
            <text:p>-7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9">
            <text:p>-9</text:p>
          </table:table-cell>
          <table:table-cell table:style-name="ce5" table:formula="of:=RANDBETWEEN(-50;50)" office:value-type="float" office:value="-25">
            <text:p>-25</text:p>
          </table:table-cell>
          <table:table-cell table:style-name="ce4" office:value-type="string">
            <text:p>=</text:p>
          </table:table-cell>
          <table:table-cell table:style-name="ce4" table:formula="of:=[.O5]*[.Q5]+[.R5]" office:value-type="float" office:value="38">
            <text:p>38</text:p>
          </table:table-cell>
          <table:table-cell table:style-name="ce4" table:formula="of:=CONCATENATE([.O5];[.P5];IF([.R5]&gt;0;CONCATENATE(&quot;+&quot;;[.R5]);[.R5]);[.S5];[.T5])" office:value-type="string" office:string-value="-7x-25=38">
            <text:p>-7x-25=38</text:p>
          </table:table-cell>
          <table:table-cell table:style-name="ce5" table:formula="of:=RANDBETWEEN(-20;20)" office:value-type="float" office:value="13">
            <text:p>+13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14">
            <text:p>+14</text:p>
          </table:table-cell>
          <table:table-cell table:style-name="ce5" table:formula="of:=RANDBETWEEN(-50;50)" office:value-type="float" office:value="26">
            <text:p>+26</text:p>
          </table:table-cell>
          <table:table-cell table:style-name="ce4" office:value-type="string">
            <text:p>=</text:p>
          </table:table-cell>
          <table:table-cell table:style-name="ce4" table:formula="of:=[.V5]*[.X5]+[.Y5]" office:value-type="float" office:value="208">
            <text:p>208</text:p>
          </table:table-cell>
          <table:table-cell table:style-name="ce4" table:formula="of:=CONCATENATE([.V5];[.W5];IF([.Y5]&gt;0;CONCATENATE(&quot;+&quot;;[.Y5]);[.Y5]);[.Z5];[.AA5])" office:value-type="string" office:string-value="13x+26=208">
            <text:p>13x+26=208</text:p>
          </table:table-cell>
          <table:table-cell table:style-name="ce5" table:formula="of:=RANDBETWEEN(-20;20)" office:value-type="float" office:value="20">
            <text:p>+20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19">
            <text:p>+19</text:p>
          </table:table-cell>
          <table:table-cell table:style-name="ce5" table:formula="of:=RANDBETWEEN(-50;50)" office:value-type="float" office:value="27">
            <text:p>+27</text:p>
          </table:table-cell>
          <table:table-cell table:style-name="ce4" office:value-type="string">
            <text:p>=</text:p>
          </table:table-cell>
          <table:table-cell table:style-name="ce4" table:formula="of:=[.AC5]*[.AE5]+[.AF5]" office:value-type="float" office:value="407">
            <text:p>407</text:p>
          </table:table-cell>
          <table:table-cell table:style-name="ce4" table:formula="of:=CONCATENATE([.AC5];[.AD5];IF([.AF5]&gt;0;CONCATENATE(&quot;+&quot;;[.AF5]);[.AF5]);[.AG5];[.AH5])" office:value-type="string" office:string-value="20x+27=407">
            <text:p>20x+27=407</text:p>
          </table:table-cell>
        </table:table-row>
        <table:table-row table:style-name="ro1">
          <table:table-cell table:style-name="ce1" table:formula="of:=RANDBETWEEN(-20;20)" office:value-type="float" office:value="-3">
            <text:p>-3</text:p>
          </table:table-cell>
          <table:table-cell table:style-name="ce3" office:value-type="string">
            <text:p>x</text:p>
          </table:table-cell>
          <table:table-cell table:style-name="ce1" table:formula="of:=RANDBETWEEN(-20;20)" office:value-type="float" office:value="-7">
            <text:p>-7</text:p>
          </table:table-cell>
          <table:table-cell table:style-name="ce1" table:formula="of:=RANDBETWEEN(-50;50)" office:value-type="float" office:value="35">
            <text:p>+35</text:p>
          </table:table-cell>
          <table:table-cell table:style-name="ce3" office:value-type="string">
            <text:p>=</text:p>
          </table:table-cell>
          <table:table-cell table:style-name="ce3" table:formula="of:=[.A6]*[.C6]+[.D6]" office:value-type="float" office:value="56">
            <text:p>56</text:p>
          </table:table-cell>
          <table:table-cell table:style-name="ce4" table:formula="of:=CONCATENATE([.A6];[.B6];IF([.D6]&gt;0;CONCATENATE(&quot;+&quot;;[.D6]);[.D6]);[.E6];[.F6])" office:value-type="string" office:string-value="-3x+35=56">
            <text:p>-3x+35=56</text:p>
          </table:table-cell>
          <table:table-cell table:style-name="ce5" table:formula="of:=RANDBETWEEN(-20;20)" office:value-type="float" office:value="-12">
            <text:p>-12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16">
            <text:p>-16</text:p>
          </table:table-cell>
          <table:table-cell table:style-name="ce5" table:formula="of:=RANDBETWEEN(-50;50)" office:value-type="float" office:value="-22">
            <text:p>-22</text:p>
          </table:table-cell>
          <table:table-cell table:style-name="ce4" office:value-type="string">
            <text:p>=</text:p>
          </table:table-cell>
          <table:table-cell table:style-name="ce4" table:formula="of:=[.H6]*[.J6]+[.K6]" office:value-type="float" office:value="170">
            <text:p>170</text:p>
          </table:table-cell>
          <table:table-cell table:style-name="ce4" table:formula="of:=CONCATENATE([.H6];[.I6];IF([.K6]&gt;0;CONCATENATE(&quot;+&quot;;[.K6]);[.K6]);[.L6];[.M6])" office:value-type="string" office:string-value="-12x-22=170">
            <text:p>-12x-22=170</text:p>
          </table:table-cell>
          <table:table-cell table:style-name="ce5" table:formula="of:=RANDBETWEEN(-20;20)" office:value-type="float" office:value="3">
            <text:p>+3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15">
            <text:p>+15</text:p>
          </table:table-cell>
          <table:table-cell table:style-name="ce5" table:formula="of:=RANDBETWEEN(-50;50)" office:value-type="float" office:value="-22">
            <text:p>-22</text:p>
          </table:table-cell>
          <table:table-cell table:style-name="ce4" office:value-type="string">
            <text:p>=</text:p>
          </table:table-cell>
          <table:table-cell table:style-name="ce4" table:formula="of:=[.O6]*[.Q6]+[.R6]" office:value-type="float" office:value="23">
            <text:p>23</text:p>
          </table:table-cell>
          <table:table-cell table:style-name="ce4" table:formula="of:=CONCATENATE([.O6];[.P6];IF([.R6]&gt;0;CONCATENATE(&quot;+&quot;;[.R6]);[.R6]);[.S6];[.T6])" office:value-type="string" office:string-value="3x-22=23">
            <text:p>3x-22=23</text:p>
          </table:table-cell>
          <table:table-cell table:style-name="ce5" table:formula="of:=RANDBETWEEN(-20;20)" office:value-type="float" office:value="-3">
            <text:p>-3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7">
            <text:p>+7</text:p>
          </table:table-cell>
          <table:table-cell table:style-name="ce5" table:formula="of:=RANDBETWEEN(-50;50)" office:value-type="float" office:value="-34">
            <text:p>-34</text:p>
          </table:table-cell>
          <table:table-cell table:style-name="ce4" office:value-type="string">
            <text:p>=</text:p>
          </table:table-cell>
          <table:table-cell table:style-name="ce4" table:formula="of:=[.V6]*[.X6]+[.Y6]" office:value-type="float" office:value="-55">
            <text:p>-55</text:p>
          </table:table-cell>
          <table:table-cell table:style-name="ce4" table:formula="of:=CONCATENATE([.V6];[.W6];IF([.Y6]&gt;0;CONCATENATE(&quot;+&quot;;[.Y6]);[.Y6]);[.Z6];[.AA6])" office:value-type="string" office:string-value="-3x-34=-55">
            <text:p>-3x-34=-55</text:p>
          </table:table-cell>
          <table:table-cell table:style-name="ce5" table:formula="of:=RANDBETWEEN(-20;20)" office:value-type="float" office:value="12">
            <text:p>+12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3">
            <text:p>-3</text:p>
          </table:table-cell>
          <table:table-cell table:style-name="ce5" table:formula="of:=RANDBETWEEN(-50;50)" office:value-type="float" office:value="15">
            <text:p>+15</text:p>
          </table:table-cell>
          <table:table-cell table:style-name="ce4" office:value-type="string">
            <text:p>=</text:p>
          </table:table-cell>
          <table:table-cell table:style-name="ce4" table:formula="of:=[.AC6]*[.AE6]+[.AF6]" office:value-type="float" office:value="-21">
            <text:p>-21</text:p>
          </table:table-cell>
          <table:table-cell table:style-name="ce4" table:formula="of:=CONCATENATE([.AC6];[.AD6];IF([.AF6]&gt;0;CONCATENATE(&quot;+&quot;;[.AF6]);[.AF6]);[.AG6];[.AH6])" office:value-type="string" office:string-value="12x+15=-21">
            <text:p>12x+15=-21</text:p>
          </table:table-cell>
        </table:table-row>
        <table:table-row table:style-name="ro1">
          <table:table-cell table:style-name="ce1" table:formula="of:=RANDBETWEEN(-20;20)" office:value-type="float" office:value="10">
            <text:p>+10</text:p>
          </table:table-cell>
          <table:table-cell table:style-name="ce3" office:value-type="string">
            <text:p>x</text:p>
          </table:table-cell>
          <table:table-cell table:style-name="ce1" table:formula="of:=RANDBETWEEN(-20;20)" office:value-type="float" office:value="2">
            <text:p>+2</text:p>
          </table:table-cell>
          <table:table-cell table:style-name="ce1" table:formula="of:=RANDBETWEEN(-50;50)" office:value-type="float" office:value="-25">
            <text:p>-25</text:p>
          </table:table-cell>
          <table:table-cell table:style-name="ce3" office:value-type="string">
            <text:p>=</text:p>
          </table:table-cell>
          <table:table-cell table:style-name="ce3" table:formula="of:=[.A7]*[.C7]+[.D7]" office:value-type="float" office:value="-5">
            <text:p>-5</text:p>
          </table:table-cell>
          <table:table-cell table:style-name="ce4" table:formula="of:=CONCATENATE([.A7];[.B7];IF([.D7]&gt;0;CONCATENATE(&quot;+&quot;;[.D7]);[.D7]);[.E7];[.F7])" office:value-type="string" office:string-value="10x-25=-5">
            <text:p>10x-25=-5</text:p>
          </table:table-cell>
          <table:table-cell table:style-name="ce5" table:formula="of:=RANDBETWEEN(-20;20)" office:value-type="float" office:value="13">
            <text:p>+13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2">
            <text:p>-2</text:p>
          </table:table-cell>
          <table:table-cell table:style-name="ce5" table:formula="of:=RANDBETWEEN(-50;50)" office:value-type="float" office:value="45">
            <text:p>+45</text:p>
          </table:table-cell>
          <table:table-cell table:style-name="ce4" office:value-type="string">
            <text:p>=</text:p>
          </table:table-cell>
          <table:table-cell table:style-name="ce4" table:formula="of:=[.H7]*[.J7]+[.K7]" office:value-type="float" office:value="19">
            <text:p>19</text:p>
          </table:table-cell>
          <table:table-cell table:style-name="ce4" table:formula="of:=CONCATENATE([.H7];[.I7];IF([.K7]&gt;0;CONCATENATE(&quot;+&quot;;[.K7]);[.K7]);[.L7];[.M7])" office:value-type="string" office:string-value="13x+45=19">
            <text:p>13x+45=19</text:p>
          </table:table-cell>
          <table:table-cell table:style-name="ce5" table:formula="of:=RANDBETWEEN(-20;20)" office:value-type="float" office:value="6">
            <text:p>+6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14">
            <text:p>+14</text:p>
          </table:table-cell>
          <table:table-cell table:style-name="ce5" table:formula="of:=RANDBETWEEN(-50;50)" office:value-type="float" office:value="3">
            <text:p>+3</text:p>
          </table:table-cell>
          <table:table-cell table:style-name="ce4" office:value-type="string">
            <text:p>=</text:p>
          </table:table-cell>
          <table:table-cell table:style-name="ce4" table:formula="of:=[.O7]*[.Q7]+[.R7]" office:value-type="float" office:value="87">
            <text:p>87</text:p>
          </table:table-cell>
          <table:table-cell table:style-name="ce4" table:formula="of:=CONCATENATE([.O7];[.P7];IF([.R7]&gt;0;CONCATENATE(&quot;+&quot;;[.R7]);[.R7]);[.S7];[.T7])" office:value-type="string" office:string-value="6x+3=87">
            <text:p>6x+3=87</text:p>
          </table:table-cell>
          <table:table-cell table:style-name="ce5" table:formula="of:=RANDBETWEEN(-20;20)" office:value-type="float" office:value="-19">
            <text:p>-19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8">
            <text:p>+8</text:p>
          </table:table-cell>
          <table:table-cell table:style-name="ce5" table:formula="of:=RANDBETWEEN(-50;50)" office:value-type="float" office:value="26">
            <text:p>+26</text:p>
          </table:table-cell>
          <table:table-cell table:style-name="ce4" office:value-type="string">
            <text:p>=</text:p>
          </table:table-cell>
          <table:table-cell table:style-name="ce4" table:formula="of:=[.V7]*[.X7]+[.Y7]" office:value-type="float" office:value="-126">
            <text:p>-126</text:p>
          </table:table-cell>
          <table:table-cell table:style-name="ce4" table:formula="of:=CONCATENATE([.V7];[.W7];IF([.Y7]&gt;0;CONCATENATE(&quot;+&quot;;[.Y7]);[.Y7]);[.Z7];[.AA7])" office:value-type="string" office:string-value="-19x+26=-126">
            <text:p>-19x+26=-126</text:p>
          </table:table-cell>
          <table:table-cell table:style-name="ce5" table:formula="of:=RANDBETWEEN(-20;20)" office:value-type="float" office:value="16">
            <text:p>+16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14">
            <text:p>+14</text:p>
          </table:table-cell>
          <table:table-cell table:style-name="ce5" table:formula="of:=RANDBETWEEN(-50;50)" office:value-type="float" office:value="2">
            <text:p>+2</text:p>
          </table:table-cell>
          <table:table-cell table:style-name="ce4" office:value-type="string">
            <text:p>=</text:p>
          </table:table-cell>
          <table:table-cell table:style-name="ce4" table:formula="of:=[.AC7]*[.AE7]+[.AF7]" office:value-type="float" office:value="226">
            <text:p>226</text:p>
          </table:table-cell>
          <table:table-cell table:style-name="ce4" table:formula="of:=CONCATENATE([.AC7];[.AD7];IF([.AF7]&gt;0;CONCATENATE(&quot;+&quot;;[.AF7]);[.AF7]);[.AG7];[.AH7])" office:value-type="string" office:string-value="16x+2=226">
            <text:p>16x+2=226</text:p>
          </table:table-cell>
        </table:table-row>
        <table:table-row table:style-name="ro1">
          <table:table-cell table:style-name="ce1" table:formula="of:=RANDBETWEEN(-20;20)" office:value-type="float" office:value="-15">
            <text:p>-15</text:p>
          </table:table-cell>
          <table:table-cell table:style-name="ce3" office:value-type="string">
            <text:p>x</text:p>
          </table:table-cell>
          <table:table-cell table:style-name="ce1" table:formula="of:=RANDBETWEEN(-20;20)" office:value-type="float" office:value="7">
            <text:p>+7</text:p>
          </table:table-cell>
          <table:table-cell table:style-name="ce1" table:formula="of:=RANDBETWEEN(-50;50)" office:value-type="float" office:value="-7">
            <text:p>-7</text:p>
          </table:table-cell>
          <table:table-cell table:style-name="ce3" office:value-type="string">
            <text:p>=</text:p>
          </table:table-cell>
          <table:table-cell table:style-name="ce3" table:formula="of:=[.A8]*[.C8]+[.D8]" office:value-type="float" office:value="-112">
            <text:p>-112</text:p>
          </table:table-cell>
          <table:table-cell table:style-name="ce4" table:formula="of:=CONCATENATE([.A8];[.B8];IF([.D8]&gt;0;CONCATENATE(&quot;+&quot;;[.D8]);[.D8]);[.E8];[.F8])" office:value-type="string" office:string-value="-15x-7=-112">
            <text:p>-15x-7=-112</text:p>
          </table:table-cell>
          <table:table-cell table:style-name="ce5" table:formula="of:=RANDBETWEEN(-20;20)" office:value-type="float" office:value="-4">
            <text:p>-4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20">
            <text:p>-20</text:p>
          </table:table-cell>
          <table:table-cell table:style-name="ce5" table:formula="of:=RANDBETWEEN(-50;50)" office:value-type="float" office:value="1">
            <text:p>+1</text:p>
          </table:table-cell>
          <table:table-cell table:style-name="ce4" office:value-type="string">
            <text:p>=</text:p>
          </table:table-cell>
          <table:table-cell table:style-name="ce4" table:formula="of:=[.H8]*[.J8]+[.K8]" office:value-type="float" office:value="81">
            <text:p>81</text:p>
          </table:table-cell>
          <table:table-cell table:style-name="ce4" table:formula="of:=CONCATENATE([.H8];[.I8];IF([.K8]&gt;0;CONCATENATE(&quot;+&quot;;[.K8]);[.K8]);[.L8];[.M8])" office:value-type="string" office:string-value="-4x+1=81">
            <text:p>-4x+1=81</text:p>
          </table:table-cell>
          <table:table-cell table:style-name="ce5" table:formula="of:=RANDBETWEEN(-20;20)" office:value-type="float" office:value="8">
            <text:p>+8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10">
            <text:p>+10</text:p>
          </table:table-cell>
          <table:table-cell table:style-name="ce5" table:formula="of:=RANDBETWEEN(-50;50)" office:value-type="float" office:value="33">
            <text:p>+33</text:p>
          </table:table-cell>
          <table:table-cell table:style-name="ce4" office:value-type="string">
            <text:p>=</text:p>
          </table:table-cell>
          <table:table-cell table:style-name="ce4" table:formula="of:=[.O8]*[.Q8]+[.R8]" office:value-type="float" office:value="113">
            <text:p>113</text:p>
          </table:table-cell>
          <table:table-cell table:style-name="ce4" table:formula="of:=CONCATENATE([.O8];[.P8];IF([.R8]&gt;0;CONCATENATE(&quot;+&quot;;[.R8]);[.R8]);[.S8];[.T8])" office:value-type="string" office:string-value="8x+33=113">
            <text:p>8x+33=113</text:p>
          </table:table-cell>
          <table:table-cell table:style-name="ce5" table:formula="of:=RANDBETWEEN(-20;20)" office:value-type="float" office:value="-8">
            <text:p>-8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19">
            <text:p>+19</text:p>
          </table:table-cell>
          <table:table-cell table:style-name="ce5" table:formula="of:=RANDBETWEEN(-50;50)" office:value-type="float" office:value="6">
            <text:p>+6</text:p>
          </table:table-cell>
          <table:table-cell table:style-name="ce4" office:value-type="string">
            <text:p>=</text:p>
          </table:table-cell>
          <table:table-cell table:style-name="ce4" table:formula="of:=[.V8]*[.X8]+[.Y8]" office:value-type="float" office:value="-146">
            <text:p>-146</text:p>
          </table:table-cell>
          <table:table-cell table:style-name="ce4" table:formula="of:=CONCATENATE([.V8];[.W8];IF([.Y8]&gt;0;CONCATENATE(&quot;+&quot;;[.Y8]);[.Y8]);[.Z8];[.AA8])" office:value-type="string" office:string-value="-8x+6=-146">
            <text:p>-8x+6=-146</text:p>
          </table:table-cell>
          <table:table-cell table:style-name="ce5" table:formula="of:=RANDBETWEEN(-20;20)" office:value-type="float" office:value="-9">
            <text:p>-9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6">
            <text:p>-6</text:p>
          </table:table-cell>
          <table:table-cell table:style-name="ce5" table:formula="of:=RANDBETWEEN(-50;50)" office:value-type="float" office:value="-11">
            <text:p>-11</text:p>
          </table:table-cell>
          <table:table-cell table:style-name="ce4" office:value-type="string">
            <text:p>=</text:p>
          </table:table-cell>
          <table:table-cell table:style-name="ce4" table:formula="of:=[.AC8]*[.AE8]+[.AF8]" office:value-type="float" office:value="43">
            <text:p>43</text:p>
          </table:table-cell>
          <table:table-cell table:style-name="ce4" table:formula="of:=CONCATENATE([.AC8];[.AD8];IF([.AF8]&gt;0;CONCATENATE(&quot;+&quot;;[.AF8]);[.AF8]);[.AG8];[.AH8])" office:value-type="string" office:string-value="-9x-11=43">
            <text:p>-9x-11=43</text:p>
          </table:table-cell>
        </table:table-row>
        <table:table-row table:style-name="ro1">
          <table:table-cell table:style-name="ce1" table:formula="of:=RANDBETWEEN(-20;20)" office:value-type="float" office:value="-6">
            <text:p>-6</text:p>
          </table:table-cell>
          <table:table-cell table:style-name="ce3" office:value-type="string">
            <text:p>x</text:p>
          </table:table-cell>
          <table:table-cell table:style-name="ce1" table:formula="of:=RANDBETWEEN(-20;20)" office:value-type="float" office:value="-5">
            <text:p>-5</text:p>
          </table:table-cell>
          <table:table-cell table:style-name="ce1" table:formula="of:=RANDBETWEEN(-50;50)" office:value-type="float" office:value="42">
            <text:p>+42</text:p>
          </table:table-cell>
          <table:table-cell table:style-name="ce3" office:value-type="string">
            <text:p>=</text:p>
          </table:table-cell>
          <table:table-cell table:style-name="ce3" table:formula="of:=[.A9]*[.C9]+[.D9]" office:value-type="float" office:value="72">
            <text:p>72</text:p>
          </table:table-cell>
          <table:table-cell table:style-name="ce4" table:formula="of:=CONCATENATE([.A9];[.B9];IF([.D9]&gt;0;CONCATENATE(&quot;+&quot;;[.D9]);[.D9]);[.E9];[.F9])" office:value-type="string" office:string-value="-6x+42=72">
            <text:p>-6x+42=72</text:p>
          </table:table-cell>
          <table:table-cell table:style-name="ce5" table:formula="of:=RANDBETWEEN(-20;20)" office:value-type="float" office:value="-10">
            <text:p>-10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8">
            <text:p>-8</text:p>
          </table:table-cell>
          <table:table-cell table:style-name="ce5" table:formula="of:=RANDBETWEEN(-50;50)" office:value-type="float" office:value="0">
            <text:p>+0</text:p>
          </table:table-cell>
          <table:table-cell table:style-name="ce4" office:value-type="string">
            <text:p>=</text:p>
          </table:table-cell>
          <table:table-cell table:style-name="ce4" table:formula="of:=[.H9]*[.J9]+[.K9]" office:value-type="float" office:value="80">
            <text:p>80</text:p>
          </table:table-cell>
          <table:table-cell table:style-name="ce4" table:formula="of:=CONCATENATE([.H9];[.I9];IF([.K9]&gt;0;CONCATENATE(&quot;+&quot;;[.K9]);[.K9]);[.L9];[.M9])" office:value-type="string" office:string-value="-10x0=80">
            <text:p>-10x0=80</text:p>
          </table:table-cell>
          <table:table-cell table:style-name="ce5" table:formula="of:=RANDBETWEEN(-20;20)" office:value-type="float" office:value="7">
            <text:p>+7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11">
            <text:p>+11</text:p>
          </table:table-cell>
          <table:table-cell table:style-name="ce5" table:formula="of:=RANDBETWEEN(-50;50)" office:value-type="float" office:value="-38">
            <text:p>-38</text:p>
          </table:table-cell>
          <table:table-cell table:style-name="ce4" office:value-type="string">
            <text:p>=</text:p>
          </table:table-cell>
          <table:table-cell table:style-name="ce4" table:formula="of:=[.O9]*[.Q9]+[.R9]" office:value-type="float" office:value="39">
            <text:p>39</text:p>
          </table:table-cell>
          <table:table-cell table:style-name="ce4" table:formula="of:=CONCATENATE([.O9];[.P9];IF([.R9]&gt;0;CONCATENATE(&quot;+&quot;;[.R9]);[.R9]);[.S9];[.T9])" office:value-type="string" office:string-value="7x-38=39">
            <text:p>7x-38=39</text:p>
          </table:table-cell>
          <table:table-cell table:style-name="ce5" table:formula="of:=RANDBETWEEN(-20;20)" office:value-type="float" office:value="3">
            <text:p>+3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9">
            <text:p>-9</text:p>
          </table:table-cell>
          <table:table-cell table:style-name="ce5" table:formula="of:=RANDBETWEEN(-50;50)" office:value-type="float" office:value="2">
            <text:p>+2</text:p>
          </table:table-cell>
          <table:table-cell table:style-name="ce4" office:value-type="string">
            <text:p>=</text:p>
          </table:table-cell>
          <table:table-cell table:style-name="ce4" table:formula="of:=[.V9]*[.X9]+[.Y9]" office:value-type="float" office:value="-25">
            <text:p>-25</text:p>
          </table:table-cell>
          <table:table-cell table:style-name="ce4" table:formula="of:=CONCATENATE([.V9];[.W9];IF([.Y9]&gt;0;CONCATENATE(&quot;+&quot;;[.Y9]);[.Y9]);[.Z9];[.AA9])" office:value-type="string" office:string-value="3x+2=-25">
            <text:p>3x+2=-25</text:p>
          </table:table-cell>
          <table:table-cell table:style-name="ce5" table:formula="of:=RANDBETWEEN(-20;20)" office:value-type="float" office:value="4">
            <text:p>+4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14">
            <text:p>+14</text:p>
          </table:table-cell>
          <table:table-cell table:style-name="ce5" table:formula="of:=RANDBETWEEN(-50;50)" office:value-type="float" office:value="-21">
            <text:p>-21</text:p>
          </table:table-cell>
          <table:table-cell table:style-name="ce4" office:value-type="string">
            <text:p>=</text:p>
          </table:table-cell>
          <table:table-cell table:style-name="ce4" table:formula="of:=[.AC9]*[.AE9]+[.AF9]" office:value-type="float" office:value="35">
            <text:p>35</text:p>
          </table:table-cell>
          <table:table-cell table:style-name="ce4" table:formula="of:=CONCATENATE([.AC9];[.AD9];IF([.AF9]&gt;0;CONCATENATE(&quot;+&quot;;[.AF9]);[.AF9]);[.AG9];[.AH9])" office:value-type="string" office:string-value="4x-21=35">
            <text:p>4x-21=35</text:p>
          </table:table-cell>
        </table:table-row>
        <table:table-row table:style-name="ro1">
          <table:table-cell table:style-name="ce1" table:formula="of:=RANDBETWEEN(-20;20)" office:value-type="float" office:value="8">
            <text:p>+8</text:p>
          </table:table-cell>
          <table:table-cell table:style-name="ce3" office:value-type="string">
            <text:p>x</text:p>
          </table:table-cell>
          <table:table-cell table:style-name="ce1" table:formula="of:=RANDBETWEEN(-20;20)" office:value-type="float" office:value="2">
            <text:p>+2</text:p>
          </table:table-cell>
          <table:table-cell table:style-name="ce1" table:formula="of:=RANDBETWEEN(-50;50)" office:value-type="float" office:value="28">
            <text:p>+28</text:p>
          </table:table-cell>
          <table:table-cell table:style-name="ce3" office:value-type="string">
            <text:p>=</text:p>
          </table:table-cell>
          <table:table-cell table:style-name="ce3" table:formula="of:=[.A10]*[.C10]+[.D10]" office:value-type="float" office:value="44">
            <text:p>44</text:p>
          </table:table-cell>
          <table:table-cell table:style-name="ce4" table:formula="of:=CONCATENATE([.A10];[.B10];IF([.D10]&gt;0;CONCATENATE(&quot;+&quot;;[.D10]);[.D10]);[.E10];[.F10])" office:value-type="string" office:string-value="8x+28=44">
            <text:p>8x+28=44</text:p>
          </table:table-cell>
          <table:table-cell table:style-name="ce5" table:formula="of:=RANDBETWEEN(-20;20)" office:value-type="float" office:value="-19">
            <text:p>-19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8">
            <text:p>-8</text:p>
          </table:table-cell>
          <table:table-cell table:style-name="ce5" table:formula="of:=RANDBETWEEN(-50;50)" office:value-type="float" office:value="19">
            <text:p>+19</text:p>
          </table:table-cell>
          <table:table-cell table:style-name="ce4" office:value-type="string">
            <text:p>=</text:p>
          </table:table-cell>
          <table:table-cell table:style-name="ce4" table:formula="of:=[.H10]*[.J10]+[.K10]" office:value-type="float" office:value="171">
            <text:p>171</text:p>
          </table:table-cell>
          <table:table-cell table:style-name="ce4" table:formula="of:=CONCATENATE([.H10];[.I10];IF([.K10]&gt;0;CONCATENATE(&quot;+&quot;;[.K10]);[.K10]);[.L10];[.M10])" office:value-type="string" office:string-value="-19x+19=171">
            <text:p>-19x+19=171</text:p>
          </table:table-cell>
          <table:table-cell table:style-name="ce5" table:formula="of:=RANDBETWEEN(-20;20)" office:value-type="float" office:value="13">
            <text:p>+13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12">
            <text:p>+12</text:p>
          </table:table-cell>
          <table:table-cell table:style-name="ce5" table:formula="of:=RANDBETWEEN(-50;50)" office:value-type="float" office:value="-41">
            <text:p>-41</text:p>
          </table:table-cell>
          <table:table-cell table:style-name="ce4" office:value-type="string">
            <text:p>=</text:p>
          </table:table-cell>
          <table:table-cell table:style-name="ce4" table:formula="of:=[.O10]*[.Q10]+[.R10]" office:value-type="float" office:value="115">
            <text:p>115</text:p>
          </table:table-cell>
          <table:table-cell table:style-name="ce4" table:formula="of:=CONCATENATE([.O10];[.P10];IF([.R10]&gt;0;CONCATENATE(&quot;+&quot;;[.R10]);[.R10]);[.S10];[.T10])" office:value-type="string" office:string-value="13x-41=115">
            <text:p>13x-41=115</text:p>
          </table:table-cell>
          <table:table-cell table:style-name="ce5" table:formula="of:=RANDBETWEEN(-20;20)" office:value-type="float" office:value="16">
            <text:p>+16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0">
            <text:p>+0</text:p>
          </table:table-cell>
          <table:table-cell table:style-name="ce5" table:formula="of:=RANDBETWEEN(-50;50)" office:value-type="float" office:value="29">
            <text:p>+29</text:p>
          </table:table-cell>
          <table:table-cell table:style-name="ce4" office:value-type="string">
            <text:p>=</text:p>
          </table:table-cell>
          <table:table-cell table:style-name="ce4" table:formula="of:=[.V10]*[.X10]+[.Y10]" office:value-type="float" office:value="29">
            <text:p>29</text:p>
          </table:table-cell>
          <table:table-cell table:style-name="ce4" table:formula="of:=CONCATENATE([.V10];[.W10];IF([.Y10]&gt;0;CONCATENATE(&quot;+&quot;;[.Y10]);[.Y10]);[.Z10];[.AA10])" office:value-type="string" office:string-value="16x+29=29">
            <text:p>16x+29=29</text:p>
          </table:table-cell>
          <table:table-cell table:style-name="ce5" table:formula="of:=RANDBETWEEN(-20;20)" office:value-type="float" office:value="19">
            <text:p>+19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2">
            <text:p>+2</text:p>
          </table:table-cell>
          <table:table-cell table:style-name="ce5" table:formula="of:=RANDBETWEEN(-50;50)" office:value-type="float" office:value="-20">
            <text:p>-20</text:p>
          </table:table-cell>
          <table:table-cell table:style-name="ce4" office:value-type="string">
            <text:p>=</text:p>
          </table:table-cell>
          <table:table-cell table:style-name="ce4" table:formula="of:=[.AC10]*[.AE10]+[.AF10]" office:value-type="float" office:value="18">
            <text:p>18</text:p>
          </table:table-cell>
          <table:table-cell table:style-name="ce4" table:formula="of:=CONCATENATE([.AC10];[.AD10];IF([.AF10]&gt;0;CONCATENATE(&quot;+&quot;;[.AF10]);[.AF10]);[.AG10];[.AH10])" office:value-type="string" office:string-value="19x-20=18">
            <text:p>19x-20=18</text:p>
          </table:table-cell>
        </table:table-row>
        <table:table-row table:style-name="ro1">
          <table:table-cell table:style-name="ce1" table:formula="of:=RANDBETWEEN(-20;20)" office:value-type="float" office:value="-20">
            <text:p>-20</text:p>
          </table:table-cell>
          <table:table-cell table:style-name="ce3" office:value-type="string">
            <text:p>x</text:p>
          </table:table-cell>
          <table:table-cell table:style-name="ce1" table:formula="of:=RANDBETWEEN(-20;20)" office:value-type="float" office:value="-6">
            <text:p>-6</text:p>
          </table:table-cell>
          <table:table-cell table:style-name="ce1" table:formula="of:=RANDBETWEEN(-50;50)" office:value-type="float" office:value="50">
            <text:p>+50</text:p>
          </table:table-cell>
          <table:table-cell table:style-name="ce3" office:value-type="string">
            <text:p>=</text:p>
          </table:table-cell>
          <table:table-cell table:style-name="ce3" table:formula="of:=[.A11]*[.C11]+[.D11]" office:value-type="float" office:value="170">
            <text:p>170</text:p>
          </table:table-cell>
          <table:table-cell table:style-name="ce4" table:formula="of:=CONCATENATE([.A11];[.B11];IF([.D11]&gt;0;CONCATENATE(&quot;+&quot;;[.D11]);[.D11]);[.E11];[.F11])" office:value-type="string" office:string-value="-20x+50=170">
            <text:p>-20x+50=170</text:p>
          </table:table-cell>
          <table:table-cell table:style-name="ce5" table:formula="of:=RANDBETWEEN(-20;20)" office:value-type="float" office:value="12">
            <text:p>+12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10">
            <text:p>-10</text:p>
          </table:table-cell>
          <table:table-cell table:style-name="ce5" table:formula="of:=RANDBETWEEN(-50;50)" office:value-type="float" office:value="-20">
            <text:p>-20</text:p>
          </table:table-cell>
          <table:table-cell table:style-name="ce4" office:value-type="string">
            <text:p>=</text:p>
          </table:table-cell>
          <table:table-cell table:style-name="ce4" table:formula="of:=[.H11]*[.J11]+[.K11]" office:value-type="float" office:value="-140">
            <text:p>-140</text:p>
          </table:table-cell>
          <table:table-cell table:style-name="ce4" table:formula="of:=CONCATENATE([.H11];[.I11];IF([.K11]&gt;0;CONCATENATE(&quot;+&quot;;[.K11]);[.K11]);[.L11];[.M11])" office:value-type="string" office:string-value="12x-20=-140">
            <text:p>12x-20=-140</text:p>
          </table:table-cell>
          <table:table-cell table:style-name="ce5" table:formula="of:=RANDBETWEEN(-20;20)" office:value-type="float" office:value="4">
            <text:p>+4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14">
            <text:p>-14</text:p>
          </table:table-cell>
          <table:table-cell table:style-name="ce5" table:formula="of:=RANDBETWEEN(-50;50)" office:value-type="float" office:value="-2">
            <text:p>-2</text:p>
          </table:table-cell>
          <table:table-cell table:style-name="ce4" office:value-type="string">
            <text:p>=</text:p>
          </table:table-cell>
          <table:table-cell table:style-name="ce4" table:formula="of:=[.O11]*[.Q11]+[.R11]" office:value-type="float" office:value="-58">
            <text:p>-58</text:p>
          </table:table-cell>
          <table:table-cell table:style-name="ce4" table:formula="of:=CONCATENATE([.O11];[.P11];IF([.R11]&gt;0;CONCATENATE(&quot;+&quot;;[.R11]);[.R11]);[.S11];[.T11])" office:value-type="string" office:string-value="4x-2=-58">
            <text:p>4x-2=-58</text:p>
          </table:table-cell>
          <table:table-cell table:style-name="ce5" table:formula="of:=RANDBETWEEN(-20;20)" office:value-type="float" office:value="2">
            <text:p>+2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10">
            <text:p>+10</text:p>
          </table:table-cell>
          <table:table-cell table:style-name="ce5" table:formula="of:=RANDBETWEEN(-50;50)" office:value-type="float" office:value="33">
            <text:p>+33</text:p>
          </table:table-cell>
          <table:table-cell table:style-name="ce4" office:value-type="string">
            <text:p>=</text:p>
          </table:table-cell>
          <table:table-cell table:style-name="ce4" table:formula="of:=[.V11]*[.X11]+[.Y11]" office:value-type="float" office:value="53">
            <text:p>53</text:p>
          </table:table-cell>
          <table:table-cell table:style-name="ce4" table:formula="of:=CONCATENATE([.V11];[.W11];IF([.Y11]&gt;0;CONCATENATE(&quot;+&quot;;[.Y11]);[.Y11]);[.Z11];[.AA11])" office:value-type="string" office:string-value="2x+33=53">
            <text:p>2x+33=53</text:p>
          </table:table-cell>
          <table:table-cell table:style-name="ce5" table:formula="of:=RANDBETWEEN(-20;20)" office:value-type="float" office:value="20">
            <text:p>+20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15">
            <text:p>-15</text:p>
          </table:table-cell>
          <table:table-cell table:style-name="ce5" table:formula="of:=RANDBETWEEN(-50;50)" office:value-type="float" office:value="-15">
            <text:p>-15</text:p>
          </table:table-cell>
          <table:table-cell table:style-name="ce4" office:value-type="string">
            <text:p>=</text:p>
          </table:table-cell>
          <table:table-cell table:style-name="ce4" table:formula="of:=[.AC11]*[.AE11]+[.AF11]" office:value-type="float" office:value="-315">
            <text:p>-315</text:p>
          </table:table-cell>
          <table:table-cell table:style-name="ce4" table:formula="of:=CONCATENATE([.AC11];[.AD11];IF([.AF11]&gt;0;CONCATENATE(&quot;+&quot;;[.AF11]);[.AF11]);[.AG11];[.AH11])" office:value-type="string" office:string-value="20x-15=-315">
            <text:p>20x-15=-315</text:p>
          </table:table-cell>
        </table:table-row>
        <table:table-row table:style-name="ro1">
          <table:table-cell table:style-name="ce1" table:formula="of:=RANDBETWEEN(-20;20)" office:value-type="float" office:value="15">
            <text:p>+15</text:p>
          </table:table-cell>
          <table:table-cell table:style-name="ce3" office:value-type="string">
            <text:p>x</text:p>
          </table:table-cell>
          <table:table-cell table:style-name="ce1" table:formula="of:=RANDBETWEEN(-20;20)" office:value-type="float" office:value="20">
            <text:p>+20</text:p>
          </table:table-cell>
          <table:table-cell table:style-name="ce1" table:formula="of:=RANDBETWEEN(-50;50)" office:value-type="float" office:value="15">
            <text:p>+15</text:p>
          </table:table-cell>
          <table:table-cell table:style-name="ce3" office:value-type="string">
            <text:p>=</text:p>
          </table:table-cell>
          <table:table-cell table:style-name="ce3" table:formula="of:=[.A12]*[.C12]+[.D12]" office:value-type="float" office:value="315">
            <text:p>315</text:p>
          </table:table-cell>
          <table:table-cell table:style-name="ce4" table:formula="of:=CONCATENATE([.A12];[.B12];IF([.D12]&gt;0;CONCATENATE(&quot;+&quot;;[.D12]);[.D12]);[.E12];[.F12])" office:value-type="string" office:string-value="15x+15=315">
            <text:p>15x+15=315</text:p>
          </table:table-cell>
          <table:table-cell table:style-name="ce5" table:formula="of:=RANDBETWEEN(-20;20)" office:value-type="float" office:value="12">
            <text:p>+12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11">
            <text:p>+11</text:p>
          </table:table-cell>
          <table:table-cell table:style-name="ce5" table:formula="of:=RANDBETWEEN(-50;50)" office:value-type="float" office:value="-48">
            <text:p>-48</text:p>
          </table:table-cell>
          <table:table-cell table:style-name="ce4" office:value-type="string">
            <text:p>=</text:p>
          </table:table-cell>
          <table:table-cell table:style-name="ce4" table:formula="of:=[.H12]*[.J12]+[.K12]" office:value-type="float" office:value="84">
            <text:p>84</text:p>
          </table:table-cell>
          <table:table-cell table:style-name="ce4" table:formula="of:=CONCATENATE([.H12];[.I12];IF([.K12]&gt;0;CONCATENATE(&quot;+&quot;;[.K12]);[.K12]);[.L12];[.M12])" office:value-type="string" office:string-value="12x-48=84">
            <text:p>12x-48=84</text:p>
          </table:table-cell>
          <table:table-cell table:style-name="ce5" table:formula="of:=RANDBETWEEN(-20;20)" office:value-type="float" office:value="-17">
            <text:p>-17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10">
            <text:p>-10</text:p>
          </table:table-cell>
          <table:table-cell table:style-name="ce5" table:formula="of:=RANDBETWEEN(-50;50)" office:value-type="float" office:value="0">
            <text:p>+0</text:p>
          </table:table-cell>
          <table:table-cell table:style-name="ce4" office:value-type="string">
            <text:p>=</text:p>
          </table:table-cell>
          <table:table-cell table:style-name="ce4" table:formula="of:=[.O12]*[.Q12]+[.R12]" office:value-type="float" office:value="170">
            <text:p>170</text:p>
          </table:table-cell>
          <table:table-cell table:style-name="ce4" table:formula="of:=CONCATENATE([.O12];[.P12];IF([.R12]&gt;0;CONCATENATE(&quot;+&quot;;[.R12]);[.R12]);[.S12];[.T12])" office:value-type="string" office:string-value="-17x0=170">
            <text:p>-17x0=170</text:p>
          </table:table-cell>
          <table:table-cell table:style-name="ce5" table:formula="of:=RANDBETWEEN(-20;20)" office:value-type="float" office:value="17">
            <text:p>+17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18">
            <text:p>+18</text:p>
          </table:table-cell>
          <table:table-cell table:style-name="ce5" table:formula="of:=RANDBETWEEN(-50;50)" office:value-type="float" office:value="8">
            <text:p>+8</text:p>
          </table:table-cell>
          <table:table-cell table:style-name="ce4" office:value-type="string">
            <text:p>=</text:p>
          </table:table-cell>
          <table:table-cell table:style-name="ce4" table:formula="of:=[.V12]*[.X12]+[.Y12]" office:value-type="float" office:value="314">
            <text:p>314</text:p>
          </table:table-cell>
          <table:table-cell table:style-name="ce4" table:formula="of:=CONCATENATE([.V12];[.W12];IF([.Y12]&gt;0;CONCATENATE(&quot;+&quot;;[.Y12]);[.Y12]);[.Z12];[.AA12])" office:value-type="string" office:string-value="17x+8=314">
            <text:p>17x+8=314</text:p>
          </table:table-cell>
          <table:table-cell table:style-name="ce5" table:formula="of:=RANDBETWEEN(-20;20)" office:value-type="float" office:value="18">
            <text:p>+18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18">
            <text:p>+18</text:p>
          </table:table-cell>
          <table:table-cell table:style-name="ce5" table:formula="of:=RANDBETWEEN(-50;50)" office:value-type="float" office:value="-43">
            <text:p>-43</text:p>
          </table:table-cell>
          <table:table-cell table:style-name="ce4" office:value-type="string">
            <text:p>=</text:p>
          </table:table-cell>
          <table:table-cell table:style-name="ce4" table:formula="of:=[.AC12]*[.AE12]+[.AF12]" office:value-type="float" office:value="281">
            <text:p>281</text:p>
          </table:table-cell>
          <table:table-cell table:style-name="ce4" table:formula="of:=CONCATENATE([.AC12];[.AD12];IF([.AF12]&gt;0;CONCATENATE(&quot;+&quot;;[.AF12]);[.AF12]);[.AG12];[.AH12])" office:value-type="string" office:string-value="18x-43=281">
            <text:p>18x-43=281</text:p>
          </table:table-cell>
        </table:table-row>
        <table:table-row table:style-name="ro1">
          <table:table-cell table:style-name="ce1" table:formula="of:=RANDBETWEEN(-20;20)" office:value-type="float" office:value="11">
            <text:p>+11</text:p>
          </table:table-cell>
          <table:table-cell table:style-name="ce3" office:value-type="string">
            <text:p>x</text:p>
          </table:table-cell>
          <table:table-cell table:style-name="ce1" table:formula="of:=RANDBETWEEN(-20;20)" office:value-type="float" office:value="15">
            <text:p>+15</text:p>
          </table:table-cell>
          <table:table-cell table:style-name="ce1" table:formula="of:=RANDBETWEEN(-50;50)" office:value-type="float" office:value="40">
            <text:p>+40</text:p>
          </table:table-cell>
          <table:table-cell table:style-name="ce3" office:value-type="string">
            <text:p>=</text:p>
          </table:table-cell>
          <table:table-cell table:style-name="ce3" table:formula="of:=[.A13]*[.C13]+[.D13]" office:value-type="float" office:value="205">
            <text:p>205</text:p>
          </table:table-cell>
          <table:table-cell table:style-name="ce4" table:formula="of:=CONCATENATE([.A13];[.B13];IF([.D13]&gt;0;CONCATENATE(&quot;+&quot;;[.D13]);[.D13]);[.E13];[.F13])" office:value-type="string" office:string-value="11x+40=205">
            <text:p>11x+40=205</text:p>
          </table:table-cell>
          <table:table-cell table:style-name="ce5" table:formula="of:=RANDBETWEEN(-20;20)" office:value-type="float" office:value="-7">
            <text:p>-7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9">
            <text:p>-9</text:p>
          </table:table-cell>
          <table:table-cell table:style-name="ce5" table:formula="of:=RANDBETWEEN(-50;50)" office:value-type="float" office:value="26">
            <text:p>+26</text:p>
          </table:table-cell>
          <table:table-cell table:style-name="ce4" office:value-type="string">
            <text:p>=</text:p>
          </table:table-cell>
          <table:table-cell table:style-name="ce4" table:formula="of:=[.H13]*[.J13]+[.K13]" office:value-type="float" office:value="89">
            <text:p>89</text:p>
          </table:table-cell>
          <table:table-cell table:style-name="ce4" table:formula="of:=CONCATENATE([.H13];[.I13];IF([.K13]&gt;0;CONCATENATE(&quot;+&quot;;[.K13]);[.K13]);[.L13];[.M13])" office:value-type="string" office:string-value="-7x+26=89">
            <text:p>-7x+26=89</text:p>
          </table:table-cell>
          <table:table-cell table:style-name="ce5" table:formula="of:=RANDBETWEEN(-20;20)" office:value-type="float" office:value="-8">
            <text:p>-8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9">
            <text:p>-9</text:p>
          </table:table-cell>
          <table:table-cell table:style-name="ce5" table:formula="of:=RANDBETWEEN(-50;50)" office:value-type="float" office:value="-15">
            <text:p>-15</text:p>
          </table:table-cell>
          <table:table-cell table:style-name="ce4" office:value-type="string">
            <text:p>=</text:p>
          </table:table-cell>
          <table:table-cell table:style-name="ce4" table:formula="of:=[.O13]*[.Q13]+[.R13]" office:value-type="float" office:value="57">
            <text:p>57</text:p>
          </table:table-cell>
          <table:table-cell table:style-name="ce4" table:formula="of:=CONCATENATE([.O13];[.P13];IF([.R13]&gt;0;CONCATENATE(&quot;+&quot;;[.R13]);[.R13]);[.S13];[.T13])" office:value-type="string" office:string-value="-8x-15=57">
            <text:p>-8x-15=57</text:p>
          </table:table-cell>
          <table:table-cell table:style-name="ce5" table:formula="of:=RANDBETWEEN(-20;20)" office:value-type="float" office:value="-15">
            <text:p>-15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11">
            <text:p>+11</text:p>
          </table:table-cell>
          <table:table-cell table:style-name="ce5" table:formula="of:=RANDBETWEEN(-50;50)" office:value-type="float" office:value="21">
            <text:p>+21</text:p>
          </table:table-cell>
          <table:table-cell table:style-name="ce4" office:value-type="string">
            <text:p>=</text:p>
          </table:table-cell>
          <table:table-cell table:style-name="ce4" table:formula="of:=[.V13]*[.X13]+[.Y13]" office:value-type="float" office:value="-144">
            <text:p>-144</text:p>
          </table:table-cell>
          <table:table-cell table:style-name="ce4" table:formula="of:=CONCATENATE([.V13];[.W13];IF([.Y13]&gt;0;CONCATENATE(&quot;+&quot;;[.Y13]);[.Y13]);[.Z13];[.AA13])" office:value-type="string" office:string-value="-15x+21=-144">
            <text:p>-15x+21=-144</text:p>
          </table:table-cell>
          <table:table-cell table:style-name="ce5" table:formula="of:=RANDBETWEEN(-20;20)" office:value-type="float" office:value="12">
            <text:p>+12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15">
            <text:p>+15</text:p>
          </table:table-cell>
          <table:table-cell table:style-name="ce5" table:formula="of:=RANDBETWEEN(-50;50)" office:value-type="float" office:value="-29">
            <text:p>-29</text:p>
          </table:table-cell>
          <table:table-cell table:style-name="ce4" office:value-type="string">
            <text:p>=</text:p>
          </table:table-cell>
          <table:table-cell table:style-name="ce4" table:formula="of:=[.AC13]*[.AE13]+[.AF13]" office:value-type="float" office:value="151">
            <text:p>151</text:p>
          </table:table-cell>
          <table:table-cell table:style-name="ce4" table:formula="of:=CONCATENATE([.AC13];[.AD13];IF([.AF13]&gt;0;CONCATENATE(&quot;+&quot;;[.AF13]);[.AF13]);[.AG13];[.AH13])" office:value-type="string" office:string-value="12x-29=151">
            <text:p>12x-29=151</text:p>
          </table:table-cell>
        </table:table-row>
        <table:table-row table:style-name="ro1">
          <table:table-cell table:style-name="ce1" table:formula="of:=RANDBETWEEN(-20;20)" office:value-type="float" office:value="-7">
            <text:p>-7</text:p>
          </table:table-cell>
          <table:table-cell table:style-name="ce3" office:value-type="string">
            <text:p>x</text:p>
          </table:table-cell>
          <table:table-cell table:style-name="ce1" table:formula="of:=RANDBETWEEN(-20;20)" office:value-type="float" office:value="-10">
            <text:p>-10</text:p>
          </table:table-cell>
          <table:table-cell table:style-name="ce1" table:formula="of:=RANDBETWEEN(-50;50)" office:value-type="float" office:value="24">
            <text:p>+24</text:p>
          </table:table-cell>
          <table:table-cell table:style-name="ce3" office:value-type="string">
            <text:p>=</text:p>
          </table:table-cell>
          <table:table-cell table:style-name="ce3" table:formula="of:=[.A14]*[.C14]+[.D14]" office:value-type="float" office:value="94">
            <text:p>94</text:p>
          </table:table-cell>
          <table:table-cell table:style-name="ce4" table:formula="of:=CONCATENATE([.A14];[.B14];IF([.D14]&gt;0;CONCATENATE(&quot;+&quot;;[.D14]);[.D14]);[.E14];[.F14])" office:value-type="string" office:string-value="-7x+24=94">
            <text:p>-7x+24=94</text:p>
          </table:table-cell>
          <table:table-cell table:style-name="ce5" table:formula="of:=RANDBETWEEN(-20;20)" office:value-type="float" office:value="-15">
            <text:p>-15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12">
            <text:p>-12</text:p>
          </table:table-cell>
          <table:table-cell table:style-name="ce5" table:formula="of:=RANDBETWEEN(-50;50)" office:value-type="float" office:value="40">
            <text:p>+40</text:p>
          </table:table-cell>
          <table:table-cell table:style-name="ce4" office:value-type="string">
            <text:p>=</text:p>
          </table:table-cell>
          <table:table-cell table:style-name="ce4" table:formula="of:=[.H14]*[.J14]+[.K14]" office:value-type="float" office:value="220">
            <text:p>220</text:p>
          </table:table-cell>
          <table:table-cell table:style-name="ce4" table:formula="of:=CONCATENATE([.H14];[.I14];IF([.K14]&gt;0;CONCATENATE(&quot;+&quot;;[.K14]);[.K14]);[.L14];[.M14])" office:value-type="string" office:string-value="-15x+40=220">
            <text:p>-15x+40=220</text:p>
          </table:table-cell>
          <table:table-cell table:style-name="ce5" table:formula="of:=RANDBETWEEN(-20;20)" office:value-type="float" office:value="16">
            <text:p>+16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19">
            <text:p>-19</text:p>
          </table:table-cell>
          <table:table-cell table:style-name="ce5" table:formula="of:=RANDBETWEEN(-50;50)" office:value-type="float" office:value="7">
            <text:p>+7</text:p>
          </table:table-cell>
          <table:table-cell table:style-name="ce4" office:value-type="string">
            <text:p>=</text:p>
          </table:table-cell>
          <table:table-cell table:style-name="ce4" table:formula="of:=[.O14]*[.Q14]+[.R14]" office:value-type="float" office:value="-297">
            <text:p>-297</text:p>
          </table:table-cell>
          <table:table-cell table:style-name="ce4" table:formula="of:=CONCATENATE([.O14];[.P14];IF([.R14]&gt;0;CONCATENATE(&quot;+&quot;;[.R14]);[.R14]);[.S14];[.T14])" office:value-type="string" office:string-value="16x+7=-297">
            <text:p>16x+7=-297</text:p>
          </table:table-cell>
          <table:table-cell table:style-name="ce5" table:formula="of:=RANDBETWEEN(-20;20)" office:value-type="float" office:value="-13">
            <text:p>-13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10">
            <text:p>-10</text:p>
          </table:table-cell>
          <table:table-cell table:style-name="ce5" table:formula="of:=RANDBETWEEN(-50;50)" office:value-type="float" office:value="-3">
            <text:p>-3</text:p>
          </table:table-cell>
          <table:table-cell table:style-name="ce4" office:value-type="string">
            <text:p>=</text:p>
          </table:table-cell>
          <table:table-cell table:style-name="ce4" table:formula="of:=[.V14]*[.X14]+[.Y14]" office:value-type="float" office:value="127">
            <text:p>127</text:p>
          </table:table-cell>
          <table:table-cell table:style-name="ce4" table:formula="of:=CONCATENATE([.V14];[.W14];IF([.Y14]&gt;0;CONCATENATE(&quot;+&quot;;[.Y14]);[.Y14]);[.Z14];[.AA14])" office:value-type="string" office:string-value="-13x-3=127">
            <text:p>-13x-3=127</text:p>
          </table:table-cell>
          <table:table-cell table:style-name="ce5" table:formula="of:=RANDBETWEEN(-20;20)" office:value-type="float" office:value="15">
            <text:p>+15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17">
            <text:p>-17</text:p>
          </table:table-cell>
          <table:table-cell table:style-name="ce5" table:formula="of:=RANDBETWEEN(-50;50)" office:value-type="float" office:value="6">
            <text:p>+6</text:p>
          </table:table-cell>
          <table:table-cell table:style-name="ce4" office:value-type="string">
            <text:p>=</text:p>
          </table:table-cell>
          <table:table-cell table:style-name="ce4" table:formula="of:=[.AC14]*[.AE14]+[.AF14]" office:value-type="float" office:value="-249">
            <text:p>-249</text:p>
          </table:table-cell>
          <table:table-cell table:style-name="ce4" table:formula="of:=CONCATENATE([.AC14];[.AD14];IF([.AF14]&gt;0;CONCATENATE(&quot;+&quot;;[.AF14]);[.AF14]);[.AG14];[.AH14])" office:value-type="string" office:string-value="15x+6=-249">
            <text:p>15x+6=-249</text:p>
          </table:table-cell>
        </table:table-row>
        <table:table-row table:style-name="ro1">
          <table:table-cell table:style-name="ce1" table:formula="of:=RANDBETWEEN(-20;20)" office:value-type="float" office:value="7">
            <text:p>+7</text:p>
          </table:table-cell>
          <table:table-cell table:style-name="ce3" office:value-type="string">
            <text:p>x</text:p>
          </table:table-cell>
          <table:table-cell table:style-name="ce1" table:formula="of:=RANDBETWEEN(-20;20)" office:value-type="float" office:value="-19">
            <text:p>-19</text:p>
          </table:table-cell>
          <table:table-cell table:style-name="ce1" table:formula="of:=RANDBETWEEN(-50;50)" office:value-type="float" office:value="-35">
            <text:p>-35</text:p>
          </table:table-cell>
          <table:table-cell table:style-name="ce3" office:value-type="string">
            <text:p>=</text:p>
          </table:table-cell>
          <table:table-cell table:style-name="ce3" table:formula="of:=[.A15]*[.C15]+[.D15]" office:value-type="float" office:value="-168">
            <text:p>-168</text:p>
          </table:table-cell>
          <table:table-cell table:style-name="ce4" table:formula="of:=CONCATENATE([.A15];[.B15];IF([.D15]&gt;0;CONCATENATE(&quot;+&quot;;[.D15]);[.D15]);[.E15];[.F15])" office:value-type="string" office:string-value="7x-35=-168">
            <text:p>7x-35=-168</text:p>
          </table:table-cell>
          <table:table-cell table:style-name="ce5" table:formula="of:=RANDBETWEEN(-20;20)" office:value-type="float" office:value="-17">
            <text:p>-17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5">
            <text:p>-5</text:p>
          </table:table-cell>
          <table:table-cell table:style-name="ce5" table:formula="of:=RANDBETWEEN(-50;50)" office:value-type="float" office:value="-18">
            <text:p>-18</text:p>
          </table:table-cell>
          <table:table-cell table:style-name="ce4" office:value-type="string">
            <text:p>=</text:p>
          </table:table-cell>
          <table:table-cell table:style-name="ce4" table:formula="of:=[.H15]*[.J15]+[.K15]" office:value-type="float" office:value="67">
            <text:p>67</text:p>
          </table:table-cell>
          <table:table-cell table:style-name="ce4" table:formula="of:=CONCATENATE([.H15];[.I15];IF([.K15]&gt;0;CONCATENATE(&quot;+&quot;;[.K15]);[.K15]);[.L15];[.M15])" office:value-type="string" office:string-value="-17x-18=67">
            <text:p>-17x-18=67</text:p>
          </table:table-cell>
          <table:table-cell table:style-name="ce5" table:formula="of:=RANDBETWEEN(-20;20)" office:value-type="float" office:value="-12">
            <text:p>-12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7">
            <text:p>-7</text:p>
          </table:table-cell>
          <table:table-cell table:style-name="ce5" table:formula="of:=RANDBETWEEN(-50;50)" office:value-type="float" office:value="-46">
            <text:p>-46</text:p>
          </table:table-cell>
          <table:table-cell table:style-name="ce4" office:value-type="string">
            <text:p>=</text:p>
          </table:table-cell>
          <table:table-cell table:style-name="ce4" table:formula="of:=[.O15]*[.Q15]+[.R15]" office:value-type="float" office:value="38">
            <text:p>38</text:p>
          </table:table-cell>
          <table:table-cell table:style-name="ce4" table:formula="of:=CONCATENATE([.O15];[.P15];IF([.R15]&gt;0;CONCATENATE(&quot;+&quot;;[.R15]);[.R15]);[.S15];[.T15])" office:value-type="string" office:string-value="-12x-46=38">
            <text:p>-12x-46=38</text:p>
          </table:table-cell>
          <table:table-cell table:style-name="ce5" table:formula="of:=RANDBETWEEN(-20;20)" office:value-type="float" office:value="-4">
            <text:p>-4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20">
            <text:p>+20</text:p>
          </table:table-cell>
          <table:table-cell table:style-name="ce5" table:formula="of:=RANDBETWEEN(-50;50)" office:value-type="float" office:value="0">
            <text:p>+0</text:p>
          </table:table-cell>
          <table:table-cell table:style-name="ce4" office:value-type="string">
            <text:p>=</text:p>
          </table:table-cell>
          <table:table-cell table:style-name="ce4" table:formula="of:=[.V15]*[.X15]+[.Y15]" office:value-type="float" office:value="-80">
            <text:p>-80</text:p>
          </table:table-cell>
          <table:table-cell table:style-name="ce4" table:formula="of:=CONCATENATE([.V15];[.W15];IF([.Y15]&gt;0;CONCATENATE(&quot;+&quot;;[.Y15]);[.Y15]);[.Z15];[.AA15])" office:value-type="string" office:string-value="-4x0=-80">
            <text:p>-4x0=-80</text:p>
          </table:table-cell>
          <table:table-cell table:style-name="ce5" table:formula="of:=RANDBETWEEN(-20;20)" office:value-type="float" office:value="-18">
            <text:p>-18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3">
            <text:p>+3</text:p>
          </table:table-cell>
          <table:table-cell table:style-name="ce5" table:formula="of:=RANDBETWEEN(-50;50)" office:value-type="float" office:value="19">
            <text:p>+19</text:p>
          </table:table-cell>
          <table:table-cell table:style-name="ce4" office:value-type="string">
            <text:p>=</text:p>
          </table:table-cell>
          <table:table-cell table:style-name="ce4" table:formula="of:=[.AC15]*[.AE15]+[.AF15]" office:value-type="float" office:value="-35">
            <text:p>-35</text:p>
          </table:table-cell>
          <table:table-cell table:style-name="ce4" table:formula="of:=CONCATENATE([.AC15];[.AD15];IF([.AF15]&gt;0;CONCATENATE(&quot;+&quot;;[.AF15]);[.AF15]);[.AG15];[.AH15])" office:value-type="string" office:string-value="-18x+19=-35">
            <text:p>-18x+19=-35</text:p>
          </table:table-cell>
        </table:table-row>
        <table:table-row table:style-name="ro1">
          <table:table-cell table:style-name="ce1" table:formula="of:=RANDBETWEEN(-20;20)" office:value-type="float" office:value="0">
            <text:p>+0</text:p>
          </table:table-cell>
          <table:table-cell table:style-name="ce3" office:value-type="string">
            <text:p>x</text:p>
          </table:table-cell>
          <table:table-cell table:style-name="ce1" table:formula="of:=RANDBETWEEN(-20;20)" office:value-type="float" office:value="8">
            <text:p>+8</text:p>
          </table:table-cell>
          <table:table-cell table:style-name="ce1" table:formula="of:=RANDBETWEEN(-50;50)" office:value-type="float" office:value="39">
            <text:p>+39</text:p>
          </table:table-cell>
          <table:table-cell table:style-name="ce3" office:value-type="string">
            <text:p>=</text:p>
          </table:table-cell>
          <table:table-cell table:style-name="ce3" table:formula="of:=[.A16]*[.C16]+[.D16]" office:value-type="float" office:value="39">
            <text:p>39</text:p>
          </table:table-cell>
          <table:table-cell table:style-name="ce4" table:formula="of:=CONCATENATE([.A16];[.B16];IF([.D16]&gt;0;CONCATENATE(&quot;+&quot;;[.D16]);[.D16]);[.E16];[.F16])" office:value-type="string" office:string-value="0x+39=39">
            <text:p>0x+39=39</text:p>
          </table:table-cell>
          <table:table-cell table:style-name="ce5" table:formula="of:=RANDBETWEEN(-20;20)" office:value-type="float" office:value="18">
            <text:p>+18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10">
            <text:p>+10</text:p>
          </table:table-cell>
          <table:table-cell table:style-name="ce5" table:formula="of:=RANDBETWEEN(-50;50)" office:value-type="float" office:value="-46">
            <text:p>-46</text:p>
          </table:table-cell>
          <table:table-cell table:style-name="ce4" office:value-type="string">
            <text:p>=</text:p>
          </table:table-cell>
          <table:table-cell table:style-name="ce4" table:formula="of:=[.H16]*[.J16]+[.K16]" office:value-type="float" office:value="134">
            <text:p>134</text:p>
          </table:table-cell>
          <table:table-cell table:style-name="ce4" table:formula="of:=CONCATENATE([.H16];[.I16];IF([.K16]&gt;0;CONCATENATE(&quot;+&quot;;[.K16]);[.K16]);[.L16];[.M16])" office:value-type="string" office:string-value="18x-46=134">
            <text:p>18x-46=134</text:p>
          </table:table-cell>
          <table:table-cell table:style-name="ce5" table:formula="of:=RANDBETWEEN(-20;20)" office:value-type="float" office:value="8">
            <text:p>+8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10">
            <text:p>+10</text:p>
          </table:table-cell>
          <table:table-cell table:style-name="ce5" table:formula="of:=RANDBETWEEN(-50;50)" office:value-type="float" office:value="12">
            <text:p>+12</text:p>
          </table:table-cell>
          <table:table-cell table:style-name="ce4" office:value-type="string">
            <text:p>=</text:p>
          </table:table-cell>
          <table:table-cell table:style-name="ce4" table:formula="of:=[.O16]*[.Q16]+[.R16]" office:value-type="float" office:value="92">
            <text:p>92</text:p>
          </table:table-cell>
          <table:table-cell table:style-name="ce4" table:formula="of:=CONCATENATE([.O16];[.P16];IF([.R16]&gt;0;CONCATENATE(&quot;+&quot;;[.R16]);[.R16]);[.S16];[.T16])" office:value-type="string" office:string-value="8x+12=92">
            <text:p>8x+12=92</text:p>
          </table:table-cell>
          <table:table-cell table:style-name="ce5" table:formula="of:=RANDBETWEEN(-20;20)" office:value-type="float" office:value="-17">
            <text:p>-17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3">
            <text:p>+3</text:p>
          </table:table-cell>
          <table:table-cell table:style-name="ce5" table:formula="of:=RANDBETWEEN(-50;50)" office:value-type="float" office:value="34">
            <text:p>+34</text:p>
          </table:table-cell>
          <table:table-cell table:style-name="ce4" office:value-type="string">
            <text:p>=</text:p>
          </table:table-cell>
          <table:table-cell table:style-name="ce4" table:formula="of:=[.V16]*[.X16]+[.Y16]" office:value-type="float" office:value="-17">
            <text:p>-17</text:p>
          </table:table-cell>
          <table:table-cell table:style-name="ce4" table:formula="of:=CONCATENATE([.V16];[.W16];IF([.Y16]&gt;0;CONCATENATE(&quot;+&quot;;[.Y16]);[.Y16]);[.Z16];[.AA16])" office:value-type="string" office:string-value="-17x+34=-17">
            <text:p>-17x+34=-17</text:p>
          </table:table-cell>
          <table:table-cell table:style-name="ce5" table:formula="of:=RANDBETWEEN(-20;20)" office:value-type="float" office:value="19">
            <text:p>+19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17">
            <text:p>+17</text:p>
          </table:table-cell>
          <table:table-cell table:style-name="ce5" table:formula="of:=RANDBETWEEN(-50;50)" office:value-type="float" office:value="21">
            <text:p>+21</text:p>
          </table:table-cell>
          <table:table-cell table:style-name="ce4" office:value-type="string">
            <text:p>=</text:p>
          </table:table-cell>
          <table:table-cell table:style-name="ce4" table:formula="of:=[.AC16]*[.AE16]+[.AF16]" office:value-type="float" office:value="344">
            <text:p>344</text:p>
          </table:table-cell>
          <table:table-cell table:style-name="ce4" table:formula="of:=CONCATENATE([.AC16];[.AD16];IF([.AF16]&gt;0;CONCATENATE(&quot;+&quot;;[.AF16]);[.AF16]);[.AG16];[.AH16])" office:value-type="string" office:string-value="19x+21=344">
            <text:p>19x+21=344</text:p>
          </table:table-cell>
        </table:table-row>
        <table:table-row table:style-name="ro1">
          <table:table-cell table:style-name="ce1" table:formula="of:=RANDBETWEEN(-20;20)" office:value-type="float" office:value="-5">
            <text:p>-5</text:p>
          </table:table-cell>
          <table:table-cell table:style-name="ce3" office:value-type="string">
            <text:p>x</text:p>
          </table:table-cell>
          <table:table-cell table:style-name="ce1" table:formula="of:=RANDBETWEEN(-20;20)" office:value-type="float" office:value="17">
            <text:p>+17</text:p>
          </table:table-cell>
          <table:table-cell table:style-name="ce1" table:formula="of:=RANDBETWEEN(-50;50)" office:value-type="float" office:value="23">
            <text:p>+23</text:p>
          </table:table-cell>
          <table:table-cell table:style-name="ce3" office:value-type="string">
            <text:p>=</text:p>
          </table:table-cell>
          <table:table-cell table:style-name="ce3" table:formula="of:=[.A17]*[.C17]+[.D17]" office:value-type="float" office:value="-62">
            <text:p>-62</text:p>
          </table:table-cell>
          <table:table-cell table:style-name="ce4" table:formula="of:=CONCATENATE([.A17];[.B17];IF([.D17]&gt;0;CONCATENATE(&quot;+&quot;;[.D17]);[.D17]);[.E17];[.F17])" office:value-type="string" office:string-value="-5x+23=-62">
            <text:p>-5x+23=-62</text:p>
          </table:table-cell>
          <table:table-cell table:style-name="ce5" table:formula="of:=RANDBETWEEN(-20;20)" office:value-type="float" office:value="-4">
            <text:p>-4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19">
            <text:p>+19</text:p>
          </table:table-cell>
          <table:table-cell table:style-name="ce5" table:formula="of:=RANDBETWEEN(-50;50)" office:value-type="float" office:value="-6">
            <text:p>-6</text:p>
          </table:table-cell>
          <table:table-cell table:style-name="ce4" office:value-type="string">
            <text:p>=</text:p>
          </table:table-cell>
          <table:table-cell table:style-name="ce4" table:formula="of:=[.H17]*[.J17]+[.K17]" office:value-type="float" office:value="-82">
            <text:p>-82</text:p>
          </table:table-cell>
          <table:table-cell table:style-name="ce4" table:formula="of:=CONCATENATE([.H17];[.I17];IF([.K17]&gt;0;CONCATENATE(&quot;+&quot;;[.K17]);[.K17]);[.L17];[.M17])" office:value-type="string" office:string-value="-4x-6=-82">
            <text:p>-4x-6=-82</text:p>
          </table:table-cell>
          <table:table-cell table:style-name="ce5" table:formula="of:=RANDBETWEEN(-20;20)" office:value-type="float" office:value="19">
            <text:p>+19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16">
            <text:p>+16</text:p>
          </table:table-cell>
          <table:table-cell table:style-name="ce5" table:formula="of:=RANDBETWEEN(-50;50)" office:value-type="float" office:value="-17">
            <text:p>-17</text:p>
          </table:table-cell>
          <table:table-cell table:style-name="ce4" office:value-type="string">
            <text:p>=</text:p>
          </table:table-cell>
          <table:table-cell table:style-name="ce4" table:formula="of:=[.O17]*[.Q17]+[.R17]" office:value-type="float" office:value="287">
            <text:p>287</text:p>
          </table:table-cell>
          <table:table-cell table:style-name="ce4" table:formula="of:=CONCATENATE([.O17];[.P17];IF([.R17]&gt;0;CONCATENATE(&quot;+&quot;;[.R17]);[.R17]);[.S17];[.T17])" office:value-type="string" office:string-value="19x-17=287">
            <text:p>19x-17=287</text:p>
          </table:table-cell>
          <table:table-cell table:style-name="ce5" table:formula="of:=RANDBETWEEN(-20;20)" office:value-type="float" office:value="9">
            <text:p>+9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8">
            <text:p>-8</text:p>
          </table:table-cell>
          <table:table-cell table:style-name="ce5" table:formula="of:=RANDBETWEEN(-50;50)" office:value-type="float" office:value="-14">
            <text:p>-14</text:p>
          </table:table-cell>
          <table:table-cell table:style-name="ce4" office:value-type="string">
            <text:p>=</text:p>
          </table:table-cell>
          <table:table-cell table:style-name="ce4" table:formula="of:=[.V17]*[.X17]+[.Y17]" office:value-type="float" office:value="-86">
            <text:p>-86</text:p>
          </table:table-cell>
          <table:table-cell table:style-name="ce4" table:formula="of:=CONCATENATE([.V17];[.W17];IF([.Y17]&gt;0;CONCATENATE(&quot;+&quot;;[.Y17]);[.Y17]);[.Z17];[.AA17])" office:value-type="string" office:string-value="9x-14=-86">
            <text:p>9x-14=-86</text:p>
          </table:table-cell>
          <table:table-cell table:style-name="ce5" table:formula="of:=RANDBETWEEN(-20;20)" office:value-type="float" office:value="-7">
            <text:p>-7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6">
            <text:p>+6</text:p>
          </table:table-cell>
          <table:table-cell table:style-name="ce5" table:formula="of:=RANDBETWEEN(-50;50)" office:value-type="float" office:value="-9">
            <text:p>-9</text:p>
          </table:table-cell>
          <table:table-cell table:style-name="ce4" office:value-type="string">
            <text:p>=</text:p>
          </table:table-cell>
          <table:table-cell table:style-name="ce4" table:formula="of:=[.AC17]*[.AE17]+[.AF17]" office:value-type="float" office:value="-51">
            <text:p>-51</text:p>
          </table:table-cell>
          <table:table-cell table:style-name="ce4" table:formula="of:=CONCATENATE([.AC17];[.AD17];IF([.AF17]&gt;0;CONCATENATE(&quot;+&quot;;[.AF17]);[.AF17]);[.AG17];[.AH17])" office:value-type="string" office:string-value="-7x-9=-51">
            <text:p>-7x-9=-51</text:p>
          </table:table-cell>
        </table:table-row>
        <table:table-row table:style-name="ro1">
          <table:table-cell table:style-name="ce1" table:formula="of:=RANDBETWEEN(-20;20)" office:value-type="float" office:value="-7">
            <text:p>-7</text:p>
          </table:table-cell>
          <table:table-cell table:style-name="ce3" office:value-type="string">
            <text:p>x</text:p>
          </table:table-cell>
          <table:table-cell table:style-name="ce1" table:formula="of:=RANDBETWEEN(-20;20)" office:value-type="float" office:value="13">
            <text:p>+13</text:p>
          </table:table-cell>
          <table:table-cell table:style-name="ce1" table:formula="of:=RANDBETWEEN(-50;50)" office:value-type="float" office:value="-48">
            <text:p>-48</text:p>
          </table:table-cell>
          <table:table-cell table:style-name="ce3" office:value-type="string">
            <text:p>=</text:p>
          </table:table-cell>
          <table:table-cell table:style-name="ce3" table:formula="of:=[.A18]*[.C18]+[.D18]" office:value-type="float" office:value="-139">
            <text:p>-139</text:p>
          </table:table-cell>
          <table:table-cell table:style-name="ce4" table:formula="of:=CONCATENATE([.A18];[.B18];IF([.D18]&gt;0;CONCATENATE(&quot;+&quot;;[.D18]);[.D18]);[.E18];[.F18])" office:value-type="string" office:string-value="-7x-48=-139">
            <text:p>-7x-48=-139</text:p>
          </table:table-cell>
          <table:table-cell table:style-name="ce5" table:formula="of:=RANDBETWEEN(-20;20)" office:value-type="float" office:value="18">
            <text:p>+18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18">
            <text:p>+18</text:p>
          </table:table-cell>
          <table:table-cell table:style-name="ce5" table:formula="of:=RANDBETWEEN(-50;50)" office:value-type="float" office:value="29">
            <text:p>+29</text:p>
          </table:table-cell>
          <table:table-cell table:style-name="ce4" office:value-type="string">
            <text:p>=</text:p>
          </table:table-cell>
          <table:table-cell table:style-name="ce4" table:formula="of:=[.H18]*[.J18]+[.K18]" office:value-type="float" office:value="353">
            <text:p>353</text:p>
          </table:table-cell>
          <table:table-cell table:style-name="ce4" table:formula="of:=CONCATENATE([.H18];[.I18];IF([.K18]&gt;0;CONCATENATE(&quot;+&quot;;[.K18]);[.K18]);[.L18];[.M18])" office:value-type="string" office:string-value="18x+29=353">
            <text:p>18x+29=353</text:p>
          </table:table-cell>
          <table:table-cell table:style-name="ce5" table:formula="of:=RANDBETWEEN(-20;20)" office:value-type="float" office:value="-19">
            <text:p>-19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11">
            <text:p>+11</text:p>
          </table:table-cell>
          <table:table-cell table:style-name="ce5" table:formula="of:=RANDBETWEEN(-50;50)" office:value-type="float" office:value="-19">
            <text:p>-19</text:p>
          </table:table-cell>
          <table:table-cell table:style-name="ce4" office:value-type="string">
            <text:p>=</text:p>
          </table:table-cell>
          <table:table-cell table:style-name="ce4" table:formula="of:=[.O18]*[.Q18]+[.R18]" office:value-type="float" office:value="-228">
            <text:p>-228</text:p>
          </table:table-cell>
          <table:table-cell table:style-name="ce4" table:formula="of:=CONCATENATE([.O18];[.P18];IF([.R18]&gt;0;CONCATENATE(&quot;+&quot;;[.R18]);[.R18]);[.S18];[.T18])" office:value-type="string" office:string-value="-19x-19=-228">
            <text:p>-19x-19=-228</text:p>
          </table:table-cell>
          <table:table-cell table:style-name="ce5" table:formula="of:=RANDBETWEEN(-20;20)" office:value-type="float" office:value="12">
            <text:p>+12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20">
            <text:p>-20</text:p>
          </table:table-cell>
          <table:table-cell table:style-name="ce5" table:formula="of:=RANDBETWEEN(-50;50)" office:value-type="float" office:value="49">
            <text:p>+49</text:p>
          </table:table-cell>
          <table:table-cell table:style-name="ce4" office:value-type="string">
            <text:p>=</text:p>
          </table:table-cell>
          <table:table-cell table:style-name="ce4" table:formula="of:=[.V18]*[.X18]+[.Y18]" office:value-type="float" office:value="-191">
            <text:p>-191</text:p>
          </table:table-cell>
          <table:table-cell table:style-name="ce4" table:formula="of:=CONCATENATE([.V18];[.W18];IF([.Y18]&gt;0;CONCATENATE(&quot;+&quot;;[.Y18]);[.Y18]);[.Z18];[.AA18])" office:value-type="string" office:string-value="12x+49=-191">
            <text:p>12x+49=-191</text:p>
          </table:table-cell>
          <table:table-cell table:style-name="ce5" table:formula="of:=RANDBETWEEN(-20;20)" office:value-type="float" office:value="-16">
            <text:p>-16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1">
            <text:p>+1</text:p>
          </table:table-cell>
          <table:table-cell table:style-name="ce5" table:formula="of:=RANDBETWEEN(-50;50)" office:value-type="float" office:value="50">
            <text:p>+50</text:p>
          </table:table-cell>
          <table:table-cell table:style-name="ce4" office:value-type="string">
            <text:p>=</text:p>
          </table:table-cell>
          <table:table-cell table:style-name="ce4" table:formula="of:=[.AC18]*[.AE18]+[.AF18]" office:value-type="float" office:value="34">
            <text:p>34</text:p>
          </table:table-cell>
          <table:table-cell table:style-name="ce4" table:formula="of:=CONCATENATE([.AC18];[.AD18];IF([.AF18]&gt;0;CONCATENATE(&quot;+&quot;;[.AF18]);[.AF18]);[.AG18];[.AH18])" office:value-type="string" office:string-value="-16x+50=34">
            <text:p>-16x+50=34</text:p>
          </table:table-cell>
        </table:table-row>
        <table:table-row table:style-name="ro1">
          <table:table-cell table:style-name="ce1" table:formula="of:=RANDBETWEEN(-20;20)" office:value-type="float" office:value="-20">
            <text:p>-20</text:p>
          </table:table-cell>
          <table:table-cell table:style-name="ce3" office:value-type="string">
            <text:p>x</text:p>
          </table:table-cell>
          <table:table-cell table:style-name="ce1" table:formula="of:=RANDBETWEEN(-20;20)" office:value-type="float" office:value="13">
            <text:p>+13</text:p>
          </table:table-cell>
          <table:table-cell table:style-name="ce1" table:formula="of:=RANDBETWEEN(-50;50)" office:value-type="float" office:value="-11">
            <text:p>-11</text:p>
          </table:table-cell>
          <table:table-cell table:style-name="ce3" office:value-type="string">
            <text:p>=</text:p>
          </table:table-cell>
          <table:table-cell table:style-name="ce3" table:formula="of:=[.A19]*[.C19]+[.D19]" office:value-type="float" office:value="-271">
            <text:p>-271</text:p>
          </table:table-cell>
          <table:table-cell table:style-name="ce4" table:formula="of:=CONCATENATE([.A19];[.B19];IF([.D19]&gt;0;CONCATENATE(&quot;+&quot;;[.D19]);[.D19]);[.E19];[.F19])" office:value-type="string" office:string-value="-20x-11=-271">
            <text:p>-20x-11=-271</text:p>
          </table:table-cell>
          <table:table-cell table:style-name="ce5" table:formula="of:=RANDBETWEEN(-20;20)" office:value-type="float" office:value="13">
            <text:p>+13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13">
            <text:p>-13</text:p>
          </table:table-cell>
          <table:table-cell table:style-name="ce5" table:formula="of:=RANDBETWEEN(-50;50)" office:value-type="float" office:value="29">
            <text:p>+29</text:p>
          </table:table-cell>
          <table:table-cell table:style-name="ce4" office:value-type="string">
            <text:p>=</text:p>
          </table:table-cell>
          <table:table-cell table:style-name="ce4" table:formula="of:=[.H19]*[.J19]+[.K19]" office:value-type="float" office:value="-140">
            <text:p>-140</text:p>
          </table:table-cell>
          <table:table-cell table:style-name="ce4" table:formula="of:=CONCATENATE([.H19];[.I19];IF([.K19]&gt;0;CONCATENATE(&quot;+&quot;;[.K19]);[.K19]);[.L19];[.M19])" office:value-type="string" office:string-value="13x+29=-140">
            <text:p>13x+29=-140</text:p>
          </table:table-cell>
          <table:table-cell table:style-name="ce5" table:formula="of:=RANDBETWEEN(-20;20)" office:value-type="float" office:value="-15">
            <text:p>-15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20">
            <text:p>+20</text:p>
          </table:table-cell>
          <table:table-cell table:style-name="ce5" table:formula="of:=RANDBETWEEN(-50;50)" office:value-type="float" office:value="-35">
            <text:p>-35</text:p>
          </table:table-cell>
          <table:table-cell table:style-name="ce4" office:value-type="string">
            <text:p>=</text:p>
          </table:table-cell>
          <table:table-cell table:style-name="ce4" table:formula="of:=[.O19]*[.Q19]+[.R19]" office:value-type="float" office:value="-335">
            <text:p>-335</text:p>
          </table:table-cell>
          <table:table-cell table:style-name="ce4" table:formula="of:=CONCATENATE([.O19];[.P19];IF([.R19]&gt;0;CONCATENATE(&quot;+&quot;;[.R19]);[.R19]);[.S19];[.T19])" office:value-type="string" office:string-value="-15x-35=-335">
            <text:p>-15x-35=-335</text:p>
          </table:table-cell>
          <table:table-cell table:style-name="ce5" table:formula="of:=RANDBETWEEN(-20;20)" office:value-type="float" office:value="6">
            <text:p>+6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12">
            <text:p>-12</text:p>
          </table:table-cell>
          <table:table-cell table:style-name="ce5" table:formula="of:=RANDBETWEEN(-50;50)" office:value-type="float" office:value="-38">
            <text:p>-38</text:p>
          </table:table-cell>
          <table:table-cell table:style-name="ce4" office:value-type="string">
            <text:p>=</text:p>
          </table:table-cell>
          <table:table-cell table:style-name="ce4" table:formula="of:=[.V19]*[.X19]+[.Y19]" office:value-type="float" office:value="-110">
            <text:p>-110</text:p>
          </table:table-cell>
          <table:table-cell table:style-name="ce4" table:formula="of:=CONCATENATE([.V19];[.W19];IF([.Y19]&gt;0;CONCATENATE(&quot;+&quot;;[.Y19]);[.Y19]);[.Z19];[.AA19])" office:value-type="string" office:string-value="6x-38=-110">
            <text:p>6x-38=-110</text:p>
          </table:table-cell>
          <table:table-cell table:style-name="ce5" table:formula="of:=RANDBETWEEN(-20;20)" office:value-type="float" office:value="3">
            <text:p>+3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10">
            <text:p>-10</text:p>
          </table:table-cell>
          <table:table-cell table:style-name="ce5" table:formula="of:=RANDBETWEEN(-50;50)" office:value-type="float" office:value="30">
            <text:p>+30</text:p>
          </table:table-cell>
          <table:table-cell table:style-name="ce4" office:value-type="string">
            <text:p>=</text:p>
          </table:table-cell>
          <table:table-cell table:style-name="ce4" table:formula="of:=[.AC19]*[.AE19]+[.AF19]" office:value-type="float" office:value="0">
            <text:p>0</text:p>
          </table:table-cell>
          <table:table-cell table:style-name="ce4" table:formula="of:=CONCATENATE([.AC19];[.AD19];IF([.AF19]&gt;0;CONCATENATE(&quot;+&quot;;[.AF19]);[.AF19]);[.AG19];[.AH19])" office:value-type="string" office:string-value="3x+30=0">
            <text:p>3x+30=0</text:p>
          </table:table-cell>
        </table:table-row>
        <table:table-row table:style-name="ro1">
          <table:table-cell table:style-name="ce1" table:formula="of:=RANDBETWEEN(-20;20)" office:value-type="float" office:value="-8">
            <text:p>-8</text:p>
          </table:table-cell>
          <table:table-cell table:style-name="ce3" office:value-type="string">
            <text:p>x</text:p>
          </table:table-cell>
          <table:table-cell table:style-name="ce1" table:formula="of:=RANDBETWEEN(-20;20)" office:value-type="float" office:value="-7">
            <text:p>-7</text:p>
          </table:table-cell>
          <table:table-cell table:style-name="ce1" table:formula="of:=RANDBETWEEN(-50;50)" office:value-type="float" office:value="2">
            <text:p>+2</text:p>
          </table:table-cell>
          <table:table-cell table:style-name="ce3" office:value-type="string">
            <text:p>=</text:p>
          </table:table-cell>
          <table:table-cell table:style-name="ce3" table:formula="of:=[.A20]*[.C20]+[.D20]" office:value-type="float" office:value="58">
            <text:p>58</text:p>
          </table:table-cell>
          <table:table-cell table:style-name="ce4" table:formula="of:=CONCATENATE([.A20];[.B20];IF([.D20]&gt;0;CONCATENATE(&quot;+&quot;;[.D20]);[.D20]);[.E20];[.F20])" office:value-type="string" office:string-value="-8x+2=58">
            <text:p>-8x+2=58</text:p>
          </table:table-cell>
          <table:table-cell table:style-name="ce5" table:formula="of:=RANDBETWEEN(-20;20)" office:value-type="float" office:value="-5">
            <text:p>-5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0">
            <text:p>+0</text:p>
          </table:table-cell>
          <table:table-cell table:style-name="ce5" table:formula="of:=RANDBETWEEN(-50;50)" office:value-type="float" office:value="-20">
            <text:p>-20</text:p>
          </table:table-cell>
          <table:table-cell table:style-name="ce4" office:value-type="string">
            <text:p>=</text:p>
          </table:table-cell>
          <table:table-cell table:style-name="ce4" table:formula="of:=[.H20]*[.J20]+[.K20]" office:value-type="float" office:value="-20">
            <text:p>-20</text:p>
          </table:table-cell>
          <table:table-cell table:style-name="ce4" table:formula="of:=CONCATENATE([.H20];[.I20];IF([.K20]&gt;0;CONCATENATE(&quot;+&quot;;[.K20]);[.K20]);[.L20];[.M20])" office:value-type="string" office:string-value="-5x-20=-20">
            <text:p>-5x-20=-20</text:p>
          </table:table-cell>
          <table:table-cell table:style-name="ce5" table:formula="of:=RANDBETWEEN(-20;20)" office:value-type="float" office:value="14">
            <text:p>+14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18">
            <text:p>-18</text:p>
          </table:table-cell>
          <table:table-cell table:style-name="ce5" table:formula="of:=RANDBETWEEN(-50;50)" office:value-type="float" office:value="-26">
            <text:p>-26</text:p>
          </table:table-cell>
          <table:table-cell table:style-name="ce4" office:value-type="string">
            <text:p>=</text:p>
          </table:table-cell>
          <table:table-cell table:style-name="ce4" table:formula="of:=[.O20]*[.Q20]+[.R20]" office:value-type="float" office:value="-278">
            <text:p>-278</text:p>
          </table:table-cell>
          <table:table-cell table:style-name="ce4" table:formula="of:=CONCATENATE([.O20];[.P20];IF([.R20]&gt;0;CONCATENATE(&quot;+&quot;;[.R20]);[.R20]);[.S20];[.T20])" office:value-type="string" office:string-value="14x-26=-278">
            <text:p>14x-26=-278</text:p>
          </table:table-cell>
          <table:table-cell table:style-name="ce5" table:formula="of:=RANDBETWEEN(-20;20)" office:value-type="float" office:value="-12">
            <text:p>-12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17">
            <text:p>+17</text:p>
          </table:table-cell>
          <table:table-cell table:style-name="ce5" table:formula="of:=RANDBETWEEN(-50;50)" office:value-type="float" office:value="11">
            <text:p>+11</text:p>
          </table:table-cell>
          <table:table-cell table:style-name="ce4" office:value-type="string">
            <text:p>=</text:p>
          </table:table-cell>
          <table:table-cell table:style-name="ce4" table:formula="of:=[.V20]*[.X20]+[.Y20]" office:value-type="float" office:value="-193">
            <text:p>-193</text:p>
          </table:table-cell>
          <table:table-cell table:style-name="ce4" table:formula="of:=CONCATENATE([.V20];[.W20];IF([.Y20]&gt;0;CONCATENATE(&quot;+&quot;;[.Y20]);[.Y20]);[.Z20];[.AA20])" office:value-type="string" office:string-value="-12x+11=-193">
            <text:p>-12x+11=-193</text:p>
          </table:table-cell>
          <table:table-cell table:style-name="ce5" table:formula="of:=RANDBETWEEN(-20;20)" office:value-type="float" office:value="-19">
            <text:p>-19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9">
            <text:p>-9</text:p>
          </table:table-cell>
          <table:table-cell table:style-name="ce5" table:formula="of:=RANDBETWEEN(-50;50)" office:value-type="float" office:value="31">
            <text:p>+31</text:p>
          </table:table-cell>
          <table:table-cell table:style-name="ce4" office:value-type="string">
            <text:p>=</text:p>
          </table:table-cell>
          <table:table-cell table:style-name="ce4" table:formula="of:=[.AC20]*[.AE20]+[.AF20]" office:value-type="float" office:value="202">
            <text:p>202</text:p>
          </table:table-cell>
          <table:table-cell table:style-name="ce4" table:formula="of:=CONCATENATE([.AC20];[.AD20];IF([.AF20]&gt;0;CONCATENATE(&quot;+&quot;;[.AF20]);[.AF20]);[.AG20];[.AH20])" office:value-type="string" office:string-value="-19x+31=202">
            <text:p>-19x+31=202</text:p>
          </table:table-cell>
        </table:table-row>
        <table:table-row table:style-name="ro1">
          <table:table-cell table:style-name="ce1" table:formula="of:=RANDBETWEEN(-20;20)" office:value-type="float" office:value="-13">
            <text:p>-13</text:p>
          </table:table-cell>
          <table:table-cell table:style-name="ce3" office:value-type="string">
            <text:p>x</text:p>
          </table:table-cell>
          <table:table-cell table:style-name="ce1" table:formula="of:=RANDBETWEEN(-20;20)" office:value-type="float" office:value="9">
            <text:p>+9</text:p>
          </table:table-cell>
          <table:table-cell table:style-name="ce1" table:formula="of:=RANDBETWEEN(-50;50)" office:value-type="float" office:value="42">
            <text:p>+42</text:p>
          </table:table-cell>
          <table:table-cell table:style-name="ce3" office:value-type="string">
            <text:p>=</text:p>
          </table:table-cell>
          <table:table-cell table:style-name="ce3" table:formula="of:=[.A21]*[.C21]+[.D21]" office:value-type="float" office:value="-75">
            <text:p>-75</text:p>
          </table:table-cell>
          <table:table-cell table:style-name="ce4" table:formula="of:=CONCATENATE([.A21];[.B21];IF([.D21]&gt;0;CONCATENATE(&quot;+&quot;;[.D21]);[.D21]);[.E21];[.F21])" office:value-type="string" office:string-value="-13x+42=-75">
            <text:p>-13x+42=-75</text:p>
          </table:table-cell>
          <table:table-cell table:style-name="ce5" table:formula="of:=RANDBETWEEN(-20;20)" office:value-type="float" office:value="-16">
            <text:p>-16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7">
            <text:p>+7</text:p>
          </table:table-cell>
          <table:table-cell table:style-name="ce5" table:formula="of:=RANDBETWEEN(-50;50)" office:value-type="float" office:value="-17">
            <text:p>-17</text:p>
          </table:table-cell>
          <table:table-cell table:style-name="ce4" office:value-type="string">
            <text:p>=</text:p>
          </table:table-cell>
          <table:table-cell table:style-name="ce4" table:formula="of:=[.H21]*[.J21]+[.K21]" office:value-type="float" office:value="-129">
            <text:p>-129</text:p>
          </table:table-cell>
          <table:table-cell table:style-name="ce4" table:formula="of:=CONCATENATE([.H21];[.I21];IF([.K21]&gt;0;CONCATENATE(&quot;+&quot;;[.K21]);[.K21]);[.L21];[.M21])" office:value-type="string" office:string-value="-16x-17=-129">
            <text:p>-16x-17=-129</text:p>
          </table:table-cell>
          <table:table-cell table:style-name="ce5" table:formula="of:=RANDBETWEEN(-20;20)" office:value-type="float" office:value="-10">
            <text:p>-10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12">
            <text:p>-12</text:p>
          </table:table-cell>
          <table:table-cell table:style-name="ce5" table:formula="of:=RANDBETWEEN(-50;50)" office:value-type="float" office:value="28">
            <text:p>+28</text:p>
          </table:table-cell>
          <table:table-cell table:style-name="ce4" office:value-type="string">
            <text:p>=</text:p>
          </table:table-cell>
          <table:table-cell table:style-name="ce4" table:formula="of:=[.O21]*[.Q21]+[.R21]" office:value-type="float" office:value="148">
            <text:p>148</text:p>
          </table:table-cell>
          <table:table-cell table:style-name="ce4" table:formula="of:=CONCATENATE([.O21];[.P21];IF([.R21]&gt;0;CONCATENATE(&quot;+&quot;;[.R21]);[.R21]);[.S21];[.T21])" office:value-type="string" office:string-value="-10x+28=148">
            <text:p>-10x+28=148</text:p>
          </table:table-cell>
          <table:table-cell table:style-name="ce5" table:formula="of:=RANDBETWEEN(-20;20)" office:value-type="float" office:value="-14">
            <text:p>-14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18">
            <text:p>-18</text:p>
          </table:table-cell>
          <table:table-cell table:style-name="ce5" table:formula="of:=RANDBETWEEN(-50;50)" office:value-type="float" office:value="35">
            <text:p>+35</text:p>
          </table:table-cell>
          <table:table-cell table:style-name="ce4" office:value-type="string">
            <text:p>=</text:p>
          </table:table-cell>
          <table:table-cell table:style-name="ce4" table:formula="of:=[.V21]*[.X21]+[.Y21]" office:value-type="float" office:value="287">
            <text:p>287</text:p>
          </table:table-cell>
          <table:table-cell table:style-name="ce4" table:formula="of:=CONCATENATE([.V21];[.W21];IF([.Y21]&gt;0;CONCATENATE(&quot;+&quot;;[.Y21]);[.Y21]);[.Z21];[.AA21])" office:value-type="string" office:string-value="-14x+35=287">
            <text:p>-14x+35=287</text:p>
          </table:table-cell>
          <table:table-cell table:style-name="ce5" table:formula="of:=RANDBETWEEN(-20;20)" office:value-type="float" office:value="-9">
            <text:p>-9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2">
            <text:p>-2</text:p>
          </table:table-cell>
          <table:table-cell table:style-name="ce5" table:formula="of:=RANDBETWEEN(-50;50)" office:value-type="float" office:value="19">
            <text:p>+19</text:p>
          </table:table-cell>
          <table:table-cell table:style-name="ce4" office:value-type="string">
            <text:p>=</text:p>
          </table:table-cell>
          <table:table-cell table:style-name="ce4" table:formula="of:=[.AC21]*[.AE21]+[.AF21]" office:value-type="float" office:value="37">
            <text:p>37</text:p>
          </table:table-cell>
          <table:table-cell table:style-name="ce4" table:formula="of:=CONCATENATE([.AC21];[.AD21];IF([.AF21]&gt;0;CONCATENATE(&quot;+&quot;;[.AF21]);[.AF21]);[.AG21];[.AH21])" office:value-type="string" office:string-value="-9x+19=37">
            <text:p>-9x+19=37</text:p>
          </table:table-cell>
        </table:table-row>
        <table:table-row table:style-name="ro1">
          <table:table-cell table:style-name="ce1" table:formula="of:=RANDBETWEEN(-20;20)" office:value-type="float" office:value="11">
            <text:p>+11</text:p>
          </table:table-cell>
          <table:table-cell table:style-name="ce3" office:value-type="string">
            <text:p>x</text:p>
          </table:table-cell>
          <table:table-cell table:style-name="ce1" table:formula="of:=RANDBETWEEN(-20;20)" office:value-type="float" office:value="15">
            <text:p>+15</text:p>
          </table:table-cell>
          <table:table-cell table:style-name="ce1" table:formula="of:=RANDBETWEEN(-50;50)" office:value-type="float" office:value="25">
            <text:p>+25</text:p>
          </table:table-cell>
          <table:table-cell table:style-name="ce3" office:value-type="string">
            <text:p>=</text:p>
          </table:table-cell>
          <table:table-cell table:style-name="ce3" table:formula="of:=[.A22]*[.C22]+[.D22]" office:value-type="float" office:value="190">
            <text:p>190</text:p>
          </table:table-cell>
          <table:table-cell table:style-name="ce4" table:formula="of:=CONCATENATE([.A22];[.B22];IF([.D22]&gt;0;CONCATENATE(&quot;+&quot;;[.D22]);[.D22]);[.E22];[.F22])" office:value-type="string" office:string-value="11x+25=190">
            <text:p>11x+25=190</text:p>
          </table:table-cell>
          <table:table-cell table:style-name="ce5" table:formula="of:=RANDBETWEEN(-20;20)" office:value-type="float" office:value="-8">
            <text:p>-8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16">
            <text:p>+16</text:p>
          </table:table-cell>
          <table:table-cell table:style-name="ce5" table:formula="of:=RANDBETWEEN(-50;50)" office:value-type="float" office:value="-14">
            <text:p>-14</text:p>
          </table:table-cell>
          <table:table-cell table:style-name="ce4" office:value-type="string">
            <text:p>=</text:p>
          </table:table-cell>
          <table:table-cell table:style-name="ce4" table:formula="of:=[.H22]*[.J22]+[.K22]" office:value-type="float" office:value="-142">
            <text:p>-142</text:p>
          </table:table-cell>
          <table:table-cell table:style-name="ce4" table:formula="of:=CONCATENATE([.H22];[.I22];IF([.K22]&gt;0;CONCATENATE(&quot;+&quot;;[.K22]);[.K22]);[.L22];[.M22])" office:value-type="string" office:string-value="-8x-14=-142">
            <text:p>-8x-14=-142</text:p>
          </table:table-cell>
          <table:table-cell table:style-name="ce5" table:formula="of:=RANDBETWEEN(-20;20)" office:value-type="float" office:value="18">
            <text:p>+18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3">
            <text:p>+3</text:p>
          </table:table-cell>
          <table:table-cell table:style-name="ce5" table:formula="of:=RANDBETWEEN(-50;50)" office:value-type="float" office:value="-27">
            <text:p>-27</text:p>
          </table:table-cell>
          <table:table-cell table:style-name="ce4" office:value-type="string">
            <text:p>=</text:p>
          </table:table-cell>
          <table:table-cell table:style-name="ce4" table:formula="of:=[.O22]*[.Q22]+[.R22]" office:value-type="float" office:value="27">
            <text:p>27</text:p>
          </table:table-cell>
          <table:table-cell table:style-name="ce4" table:formula="of:=CONCATENATE([.O22];[.P22];IF([.R22]&gt;0;CONCATENATE(&quot;+&quot;;[.R22]);[.R22]);[.S22];[.T22])" office:value-type="string" office:string-value="18x-27=27">
            <text:p>18x-27=27</text:p>
          </table:table-cell>
          <table:table-cell table:style-name="ce5" table:formula="of:=RANDBETWEEN(-20;20)" office:value-type="float" office:value="16">
            <text:p>+16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14">
            <text:p>+14</text:p>
          </table:table-cell>
          <table:table-cell table:style-name="ce5" table:formula="of:=RANDBETWEEN(-50;50)" office:value-type="float" office:value="-24">
            <text:p>-24</text:p>
          </table:table-cell>
          <table:table-cell table:style-name="ce4" office:value-type="string">
            <text:p>=</text:p>
          </table:table-cell>
          <table:table-cell table:style-name="ce4" table:formula="of:=[.V22]*[.X22]+[.Y22]" office:value-type="float" office:value="200">
            <text:p>200</text:p>
          </table:table-cell>
          <table:table-cell table:style-name="ce4" table:formula="of:=CONCATENATE([.V22];[.W22];IF([.Y22]&gt;0;CONCATENATE(&quot;+&quot;;[.Y22]);[.Y22]);[.Z22];[.AA22])" office:value-type="string" office:string-value="16x-24=200">
            <text:p>16x-24=200</text:p>
          </table:table-cell>
          <table:table-cell table:style-name="ce5" table:formula="of:=RANDBETWEEN(-20;20)" office:value-type="float" office:value="12">
            <text:p>+12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20">
            <text:p>-20</text:p>
          </table:table-cell>
          <table:table-cell table:style-name="ce5" table:formula="of:=RANDBETWEEN(-50;50)" office:value-type="float" office:value="-22">
            <text:p>-22</text:p>
          </table:table-cell>
          <table:table-cell table:style-name="ce4" office:value-type="string">
            <text:p>=</text:p>
          </table:table-cell>
          <table:table-cell table:style-name="ce4" table:formula="of:=[.AC22]*[.AE22]+[.AF22]" office:value-type="float" office:value="-262">
            <text:p>-262</text:p>
          </table:table-cell>
          <table:table-cell table:style-name="ce4" table:formula="of:=CONCATENATE([.AC22];[.AD22];IF([.AF22]&gt;0;CONCATENATE(&quot;+&quot;;[.AF22]);[.AF22]);[.AG22];[.AH22])" office:value-type="string" office:string-value="12x-22=-262">
            <text:p>12x-22=-262</text:p>
          </table:table-cell>
        </table:table-row>
        <table:table-row table:style-name="ro1">
          <table:table-cell table:style-name="ce1" table:formula="of:=RANDBETWEEN(-20;20)" office:value-type="float" office:value="20">
            <text:p>+20</text:p>
          </table:table-cell>
          <table:table-cell table:style-name="ce3" office:value-type="string">
            <text:p>x</text:p>
          </table:table-cell>
          <table:table-cell table:style-name="ce1" table:formula="of:=RANDBETWEEN(-20;20)" office:value-type="float" office:value="5">
            <text:p>+5</text:p>
          </table:table-cell>
          <table:table-cell table:style-name="ce1" table:formula="of:=RANDBETWEEN(-50;50)" office:value-type="float" office:value="-18">
            <text:p>-18</text:p>
          </table:table-cell>
          <table:table-cell table:style-name="ce3" office:value-type="string">
            <text:p>=</text:p>
          </table:table-cell>
          <table:table-cell table:style-name="ce3" table:formula="of:=[.A23]*[.C23]+[.D23]" office:value-type="float" office:value="82">
            <text:p>82</text:p>
          </table:table-cell>
          <table:table-cell table:style-name="ce4" table:formula="of:=CONCATENATE([.A23];[.B23];IF([.D23]&gt;0;CONCATENATE(&quot;+&quot;;[.D23]);[.D23]);[.E23];[.F23])" office:value-type="string" office:string-value="20x-18=82">
            <text:p>20x-18=82</text:p>
          </table:table-cell>
          <table:table-cell table:style-name="ce5" table:formula="of:=RANDBETWEEN(-20;20)" office:value-type="float" office:value="-12">
            <text:p>-12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15">
            <text:p>+15</text:p>
          </table:table-cell>
          <table:table-cell table:style-name="ce5" table:formula="of:=RANDBETWEEN(-50;50)" office:value-type="float" office:value="-47">
            <text:p>-47</text:p>
          </table:table-cell>
          <table:table-cell table:style-name="ce4" office:value-type="string">
            <text:p>=</text:p>
          </table:table-cell>
          <table:table-cell table:style-name="ce4" table:formula="of:=[.H23]*[.J23]+[.K23]" office:value-type="float" office:value="-227">
            <text:p>-227</text:p>
          </table:table-cell>
          <table:table-cell table:style-name="ce4" table:formula="of:=CONCATENATE([.H23];[.I23];IF([.K23]&gt;0;CONCATENATE(&quot;+&quot;;[.K23]);[.K23]);[.L23];[.M23])" office:value-type="string" office:string-value="-12x-47=-227">
            <text:p>-12x-47=-227</text:p>
          </table:table-cell>
          <table:table-cell table:style-name="ce5" table:formula="of:=RANDBETWEEN(-20;20)" office:value-type="float" office:value="2">
            <text:p>+2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15">
            <text:p>-15</text:p>
          </table:table-cell>
          <table:table-cell table:style-name="ce5" table:formula="of:=RANDBETWEEN(-50;50)" office:value-type="float" office:value="45">
            <text:p>+45</text:p>
          </table:table-cell>
          <table:table-cell table:style-name="ce4" office:value-type="string">
            <text:p>=</text:p>
          </table:table-cell>
          <table:table-cell table:style-name="ce4" table:formula="of:=[.O23]*[.Q23]+[.R23]" office:value-type="float" office:value="15">
            <text:p>15</text:p>
          </table:table-cell>
          <table:table-cell table:style-name="ce4" table:formula="of:=CONCATENATE([.O23];[.P23];IF([.R23]&gt;0;CONCATENATE(&quot;+&quot;;[.R23]);[.R23]);[.S23];[.T23])" office:value-type="string" office:string-value="2x+45=15">
            <text:p>2x+45=15</text:p>
          </table:table-cell>
          <table:table-cell table:style-name="ce5" table:formula="of:=RANDBETWEEN(-20;20)" office:value-type="float" office:value="11">
            <text:p>+11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10">
            <text:p>+10</text:p>
          </table:table-cell>
          <table:table-cell table:style-name="ce5" table:formula="of:=RANDBETWEEN(-50;50)" office:value-type="float" office:value="43">
            <text:p>+43</text:p>
          </table:table-cell>
          <table:table-cell table:style-name="ce4" office:value-type="string">
            <text:p>=</text:p>
          </table:table-cell>
          <table:table-cell table:style-name="ce4" table:formula="of:=[.V23]*[.X23]+[.Y23]" office:value-type="float" office:value="153">
            <text:p>153</text:p>
          </table:table-cell>
          <table:table-cell table:style-name="ce4" table:formula="of:=CONCATENATE([.V23];[.W23];IF([.Y23]&gt;0;CONCATENATE(&quot;+&quot;;[.Y23]);[.Y23]);[.Z23];[.AA23])" office:value-type="string" office:string-value="11x+43=153">
            <text:p>11x+43=153</text:p>
          </table:table-cell>
          <table:table-cell table:style-name="ce5" table:formula="of:=RANDBETWEEN(-20;20)" office:value-type="float" office:value="2">
            <text:p>+2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3">
            <text:p>-3</text:p>
          </table:table-cell>
          <table:table-cell table:style-name="ce5" table:formula="of:=RANDBETWEEN(-50;50)" office:value-type="float" office:value="11">
            <text:p>+11</text:p>
          </table:table-cell>
          <table:table-cell table:style-name="ce4" office:value-type="string">
            <text:p>=</text:p>
          </table:table-cell>
          <table:table-cell table:style-name="ce4" table:formula="of:=[.AC23]*[.AE23]+[.AF23]" office:value-type="float" office:value="5">
            <text:p>5</text:p>
          </table:table-cell>
          <table:table-cell table:style-name="ce4" table:formula="of:=CONCATENATE([.AC23];[.AD23];IF([.AF23]&gt;0;CONCATENATE(&quot;+&quot;;[.AF23]);[.AF23]);[.AG23];[.AH23])" office:value-type="string" office:string-value="2x+11=5">
            <text:p>2x+11=5</text:p>
          </table:table-cell>
        </table:table-row>
        <table:table-row table:style-name="ro1">
          <table:table-cell table:style-name="ce1" table:formula="of:=RANDBETWEEN(-20;20)" office:value-type="float" office:value="2">
            <text:p>+2</text:p>
          </table:table-cell>
          <table:table-cell table:style-name="ce3" office:value-type="string">
            <text:p>x</text:p>
          </table:table-cell>
          <table:table-cell table:style-name="ce1" table:formula="of:=RANDBETWEEN(-20;20)" office:value-type="float" office:value="7">
            <text:p>+7</text:p>
          </table:table-cell>
          <table:table-cell table:style-name="ce1" table:formula="of:=RANDBETWEEN(-50;50)" office:value-type="float" office:value="40">
            <text:p>+40</text:p>
          </table:table-cell>
          <table:table-cell table:style-name="ce3" office:value-type="string">
            <text:p>=</text:p>
          </table:table-cell>
          <table:table-cell table:style-name="ce3" table:formula="of:=[.A24]*[.C24]+[.D24]" office:value-type="float" office:value="54">
            <text:p>54</text:p>
          </table:table-cell>
          <table:table-cell table:style-name="ce4" table:formula="of:=CONCATENATE([.A24];[.B24];IF([.D24]&gt;0;CONCATENATE(&quot;+&quot;;[.D24]);[.D24]);[.E24];[.F24])" office:value-type="string" office:string-value="2x+40=54">
            <text:p>2x+40=54</text:p>
          </table:table-cell>
          <table:table-cell table:style-name="ce5" table:formula="of:=RANDBETWEEN(-20;20)" office:value-type="float" office:value="10">
            <text:p>+10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18">
            <text:p>+18</text:p>
          </table:table-cell>
          <table:table-cell table:style-name="ce5" table:formula="of:=RANDBETWEEN(-50;50)" office:value-type="float" office:value="-42">
            <text:p>-42</text:p>
          </table:table-cell>
          <table:table-cell table:style-name="ce4" office:value-type="string">
            <text:p>=</text:p>
          </table:table-cell>
          <table:table-cell table:style-name="ce4" table:formula="of:=[.H24]*[.J24]+[.K24]" office:value-type="float" office:value="138">
            <text:p>138</text:p>
          </table:table-cell>
          <table:table-cell table:style-name="ce4" table:formula="of:=CONCATENATE([.H24];[.I24];IF([.K24]&gt;0;CONCATENATE(&quot;+&quot;;[.K24]);[.K24]);[.L24];[.M24])" office:value-type="string" office:string-value="10x-42=138">
            <text:p>10x-42=138</text:p>
          </table:table-cell>
          <table:table-cell table:style-name="ce5" table:formula="of:=RANDBETWEEN(-20;20)" office:value-type="float" office:value="14">
            <text:p>+14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2">
            <text:p>+2</text:p>
          </table:table-cell>
          <table:table-cell table:style-name="ce5" table:formula="of:=RANDBETWEEN(-50;50)" office:value-type="float" office:value="-21">
            <text:p>-21</text:p>
          </table:table-cell>
          <table:table-cell table:style-name="ce4" office:value-type="string">
            <text:p>=</text:p>
          </table:table-cell>
          <table:table-cell table:style-name="ce4" table:formula="of:=[.O24]*[.Q24]+[.R24]" office:value-type="float" office:value="7">
            <text:p>7</text:p>
          </table:table-cell>
          <table:table-cell table:style-name="ce4" table:formula="of:=CONCATENATE([.O24];[.P24];IF([.R24]&gt;0;CONCATENATE(&quot;+&quot;;[.R24]);[.R24]);[.S24];[.T24])" office:value-type="string" office:string-value="14x-21=7">
            <text:p>14x-21=7</text:p>
          </table:table-cell>
          <table:table-cell table:style-name="ce5" table:formula="of:=RANDBETWEEN(-20;20)" office:value-type="float" office:value="-5">
            <text:p>-5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8">
            <text:p>-8</text:p>
          </table:table-cell>
          <table:table-cell table:style-name="ce5" table:formula="of:=RANDBETWEEN(-50;50)" office:value-type="float" office:value="-33">
            <text:p>-33</text:p>
          </table:table-cell>
          <table:table-cell table:style-name="ce4" office:value-type="string">
            <text:p>=</text:p>
          </table:table-cell>
          <table:table-cell table:style-name="ce4" table:formula="of:=[.V24]*[.X24]+[.Y24]" office:value-type="float" office:value="7">
            <text:p>7</text:p>
          </table:table-cell>
          <table:table-cell table:style-name="ce4" table:formula="of:=CONCATENATE([.V24];[.W24];IF([.Y24]&gt;0;CONCATENATE(&quot;+&quot;;[.Y24]);[.Y24]);[.Z24];[.AA24])" office:value-type="string" office:string-value="-5x-33=7">
            <text:p>-5x-33=7</text:p>
          </table:table-cell>
          <table:table-cell table:style-name="ce5" table:formula="of:=RANDBETWEEN(-20;20)" office:value-type="float" office:value="1">
            <text:p>+1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14">
            <text:p>-14</text:p>
          </table:table-cell>
          <table:table-cell table:style-name="ce5" table:formula="of:=RANDBETWEEN(-50;50)" office:value-type="float" office:value="19">
            <text:p>+19</text:p>
          </table:table-cell>
          <table:table-cell table:style-name="ce4" office:value-type="string">
            <text:p>=</text:p>
          </table:table-cell>
          <table:table-cell table:style-name="ce4" table:formula="of:=[.AC24]*[.AE24]+[.AF24]" office:value-type="float" office:value="5">
            <text:p>5</text:p>
          </table:table-cell>
          <table:table-cell table:style-name="ce4" table:formula="of:=CONCATENATE([.AC24];[.AD24];IF([.AF24]&gt;0;CONCATENATE(&quot;+&quot;;[.AF24]);[.AF24]);[.AG24];[.AH24])" office:value-type="string" office:string-value="1x+19=5">
            <text:p>1x+19=5</text:p>
          </table:table-cell>
        </table:table-row>
        <table:table-row table:style-name="ro1">
          <table:table-cell table:style-name="ce1" table:formula="of:=RANDBETWEEN(-20;20)" office:value-type="float" office:value="10">
            <text:p>+10</text:p>
          </table:table-cell>
          <table:table-cell table:style-name="ce3" office:value-type="string">
            <text:p>x</text:p>
          </table:table-cell>
          <table:table-cell table:style-name="ce1" table:formula="of:=RANDBETWEEN(-20;20)" office:value-type="float" office:value="-5">
            <text:p>-5</text:p>
          </table:table-cell>
          <table:table-cell table:style-name="ce1" table:formula="of:=RANDBETWEEN(-50;50)" office:value-type="float" office:value="18">
            <text:p>+18</text:p>
          </table:table-cell>
          <table:table-cell table:style-name="ce3" office:value-type="string">
            <text:p>=</text:p>
          </table:table-cell>
          <table:table-cell table:style-name="ce3" table:formula="of:=[.A25]*[.C25]+[.D25]" office:value-type="float" office:value="-32">
            <text:p>-32</text:p>
          </table:table-cell>
          <table:table-cell table:style-name="ce4" table:formula="of:=CONCATENATE([.A25];[.B25];IF([.D25]&gt;0;CONCATENATE(&quot;+&quot;;[.D25]);[.D25]);[.E25];[.F25])" office:value-type="string" office:string-value="10x+18=-32">
            <text:p>10x+18=-32</text:p>
          </table:table-cell>
          <table:table-cell table:style-name="ce5" table:formula="of:=RANDBETWEEN(-20;20)" office:value-type="float" office:value="-2">
            <text:p>-2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17">
            <text:p>-17</text:p>
          </table:table-cell>
          <table:table-cell table:style-name="ce5" table:formula="of:=RANDBETWEEN(-50;50)" office:value-type="float" office:value="22">
            <text:p>+22</text:p>
          </table:table-cell>
          <table:table-cell table:style-name="ce4" office:value-type="string">
            <text:p>=</text:p>
          </table:table-cell>
          <table:table-cell table:style-name="ce4" table:formula="of:=[.H25]*[.J25]+[.K25]" office:value-type="float" office:value="56">
            <text:p>56</text:p>
          </table:table-cell>
          <table:table-cell table:style-name="ce4" table:formula="of:=CONCATENATE([.H25];[.I25];IF([.K25]&gt;0;CONCATENATE(&quot;+&quot;;[.K25]);[.K25]);[.L25];[.M25])" office:value-type="string" office:string-value="-2x+22=56">
            <text:p>-2x+22=56</text:p>
          </table:table-cell>
          <table:table-cell table:style-name="ce5" table:formula="of:=RANDBETWEEN(-20;20)" office:value-type="float" office:value="17">
            <text:p>+17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19">
            <text:p>+19</text:p>
          </table:table-cell>
          <table:table-cell table:style-name="ce5" table:formula="of:=RANDBETWEEN(-50;50)" office:value-type="float" office:value="16">
            <text:p>+16</text:p>
          </table:table-cell>
          <table:table-cell table:style-name="ce4" office:value-type="string">
            <text:p>=</text:p>
          </table:table-cell>
          <table:table-cell table:style-name="ce4" table:formula="of:=[.O25]*[.Q25]+[.R25]" office:value-type="float" office:value="339">
            <text:p>339</text:p>
          </table:table-cell>
          <table:table-cell table:style-name="ce4" table:formula="of:=CONCATENATE([.O25];[.P25];IF([.R25]&gt;0;CONCATENATE(&quot;+&quot;;[.R25]);[.R25]);[.S25];[.T25])" office:value-type="string" office:string-value="17x+16=339">
            <text:p>17x+16=339</text:p>
          </table:table-cell>
          <table:table-cell table:style-name="ce5" table:formula="of:=RANDBETWEEN(-20;20)" office:value-type="float" office:value="17">
            <text:p>+17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17">
            <text:p>-17</text:p>
          </table:table-cell>
          <table:table-cell table:style-name="ce5" table:formula="of:=RANDBETWEEN(-50;50)" office:value-type="float" office:value="10">
            <text:p>+10</text:p>
          </table:table-cell>
          <table:table-cell table:style-name="ce4" office:value-type="string">
            <text:p>=</text:p>
          </table:table-cell>
          <table:table-cell table:style-name="ce4" table:formula="of:=[.V25]*[.X25]+[.Y25]" office:value-type="float" office:value="-279">
            <text:p>-279</text:p>
          </table:table-cell>
          <table:table-cell table:style-name="ce4" table:formula="of:=CONCATENATE([.V25];[.W25];IF([.Y25]&gt;0;CONCATENATE(&quot;+&quot;;[.Y25]);[.Y25]);[.Z25];[.AA25])" office:value-type="string" office:string-value="17x+10=-279">
            <text:p>17x+10=-279</text:p>
          </table:table-cell>
          <table:table-cell table:style-name="ce5" table:formula="of:=RANDBETWEEN(-20;20)" office:value-type="float" office:value="-12">
            <text:p>-12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10">
            <text:p>-10</text:p>
          </table:table-cell>
          <table:table-cell table:style-name="ce5" table:formula="of:=RANDBETWEEN(-50;50)" office:value-type="float" office:value="-12">
            <text:p>-12</text:p>
          </table:table-cell>
          <table:table-cell table:style-name="ce4" office:value-type="string">
            <text:p>=</text:p>
          </table:table-cell>
          <table:table-cell table:style-name="ce4" table:formula="of:=[.AC25]*[.AE25]+[.AF25]" office:value-type="float" office:value="108">
            <text:p>108</text:p>
          </table:table-cell>
          <table:table-cell table:style-name="ce4" table:formula="of:=CONCATENATE([.AC25];[.AD25];IF([.AF25]&gt;0;CONCATENATE(&quot;+&quot;;[.AF25]);[.AF25]);[.AG25];[.AH25])" office:value-type="string" office:string-value="-12x-12=108">
            <text:p>-12x-12=108</text:p>
          </table:table-cell>
        </table:table-row>
        <table:table-row table:style-name="ro1">
          <table:table-cell table:style-name="ce1" table:formula="of:=RANDBETWEEN(-20;20)" office:value-type="float" office:value="-3">
            <text:p>-3</text:p>
          </table:table-cell>
          <table:table-cell table:style-name="ce3" office:value-type="string">
            <text:p>x</text:p>
          </table:table-cell>
          <table:table-cell table:style-name="ce1" table:formula="of:=RANDBETWEEN(-20;20)" office:value-type="float" office:value="-4">
            <text:p>-4</text:p>
          </table:table-cell>
          <table:table-cell table:style-name="ce1" table:formula="of:=RANDBETWEEN(-50;50)" office:value-type="float" office:value="34">
            <text:p>+34</text:p>
          </table:table-cell>
          <table:table-cell table:style-name="ce3" office:value-type="string">
            <text:p>=</text:p>
          </table:table-cell>
          <table:table-cell table:style-name="ce3" table:formula="of:=[.A26]*[.C26]+[.D26]" office:value-type="float" office:value="46">
            <text:p>46</text:p>
          </table:table-cell>
          <table:table-cell table:style-name="ce4" table:formula="of:=CONCATENATE([.A26];[.B26];IF([.D26]&gt;0;CONCATENATE(&quot;+&quot;;[.D26]);[.D26]);[.E26];[.F26])" office:value-type="string" office:string-value="-3x+34=46">
            <text:p>-3x+34=46</text:p>
          </table:table-cell>
          <table:table-cell table:style-name="ce5" table:formula="of:=RANDBETWEEN(-20;20)" office:value-type="float" office:value="5">
            <text:p>+5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8">
            <text:p>+8</text:p>
          </table:table-cell>
          <table:table-cell table:style-name="ce5" table:formula="of:=RANDBETWEEN(-50;50)" office:value-type="float" office:value="-50">
            <text:p>-50</text:p>
          </table:table-cell>
          <table:table-cell table:style-name="ce4" office:value-type="string">
            <text:p>=</text:p>
          </table:table-cell>
          <table:table-cell table:style-name="ce4" table:formula="of:=[.H26]*[.J26]+[.K26]" office:value-type="float" office:value="-10">
            <text:p>-10</text:p>
          </table:table-cell>
          <table:table-cell table:style-name="ce4" table:formula="of:=CONCATENATE([.H26];[.I26];IF([.K26]&gt;0;CONCATENATE(&quot;+&quot;;[.K26]);[.K26]);[.L26];[.M26])" office:value-type="string" office:string-value="5x-50=-10">
            <text:p>5x-50=-10</text:p>
          </table:table-cell>
          <table:table-cell table:style-name="ce5" table:formula="of:=RANDBETWEEN(-20;20)" office:value-type="float" office:value="9">
            <text:p>+9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6">
            <text:p>-6</text:p>
          </table:table-cell>
          <table:table-cell table:style-name="ce5" table:formula="of:=RANDBETWEEN(-50;50)" office:value-type="float" office:value="32">
            <text:p>+32</text:p>
          </table:table-cell>
          <table:table-cell table:style-name="ce4" office:value-type="string">
            <text:p>=</text:p>
          </table:table-cell>
          <table:table-cell table:style-name="ce4" table:formula="of:=[.O26]*[.Q26]+[.R26]" office:value-type="float" office:value="-22">
            <text:p>-22</text:p>
          </table:table-cell>
          <table:table-cell table:style-name="ce4" table:formula="of:=CONCATENATE([.O26];[.P26];IF([.R26]&gt;0;CONCATENATE(&quot;+&quot;;[.R26]);[.R26]);[.S26];[.T26])" office:value-type="string" office:string-value="9x+32=-22">
            <text:p>9x+32=-22</text:p>
          </table:table-cell>
          <table:table-cell table:style-name="ce5" table:formula="of:=RANDBETWEEN(-20;20)" office:value-type="float" office:value="6">
            <text:p>+6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5">
            <text:p>-5</text:p>
          </table:table-cell>
          <table:table-cell table:style-name="ce5" table:formula="of:=RANDBETWEEN(-50;50)" office:value-type="float" office:value="-15">
            <text:p>-15</text:p>
          </table:table-cell>
          <table:table-cell table:style-name="ce4" office:value-type="string">
            <text:p>=</text:p>
          </table:table-cell>
          <table:table-cell table:style-name="ce4" table:formula="of:=[.V26]*[.X26]+[.Y26]" office:value-type="float" office:value="-45">
            <text:p>-45</text:p>
          </table:table-cell>
          <table:table-cell table:style-name="ce4" table:formula="of:=CONCATENATE([.V26];[.W26];IF([.Y26]&gt;0;CONCATENATE(&quot;+&quot;;[.Y26]);[.Y26]);[.Z26];[.AA26])" office:value-type="string" office:string-value="6x-15=-45">
            <text:p>6x-15=-45</text:p>
          </table:table-cell>
          <table:table-cell table:style-name="ce5" table:formula="of:=RANDBETWEEN(-20;20)" office:value-type="float" office:value="8">
            <text:p>+8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15">
            <text:p>-15</text:p>
          </table:table-cell>
          <table:table-cell table:style-name="ce5" table:formula="of:=RANDBETWEEN(-50;50)" office:value-type="float" office:value="-27">
            <text:p>-27</text:p>
          </table:table-cell>
          <table:table-cell table:style-name="ce4" office:value-type="string">
            <text:p>=</text:p>
          </table:table-cell>
          <table:table-cell table:style-name="ce4" table:formula="of:=[.AC26]*[.AE26]+[.AF26]" office:value-type="float" office:value="-147">
            <text:p>-147</text:p>
          </table:table-cell>
          <table:table-cell table:style-name="ce4" table:formula="of:=CONCATENATE([.AC26];[.AD26];IF([.AF26]&gt;0;CONCATENATE(&quot;+&quot;;[.AF26]);[.AF26]);[.AG26];[.AH26])" office:value-type="string" office:string-value="8x-27=-147">
            <text:p>8x-27=-147</text:p>
          </table:table-cell>
        </table:table-row>
        <table:table-row table:style-name="ro1">
          <table:table-cell table:style-name="ce1" table:formula="of:=RANDBETWEEN(-20;20)" office:value-type="float" office:value="3">
            <text:p>+3</text:p>
          </table:table-cell>
          <table:table-cell table:style-name="ce3" office:value-type="string">
            <text:p>x</text:p>
          </table:table-cell>
          <table:table-cell table:style-name="ce1" table:formula="of:=RANDBETWEEN(-20;20)" office:value-type="float" office:value="-19">
            <text:p>-19</text:p>
          </table:table-cell>
          <table:table-cell table:style-name="ce1" table:formula="of:=RANDBETWEEN(-50;50)" office:value-type="float" office:value="31">
            <text:p>+31</text:p>
          </table:table-cell>
          <table:table-cell table:style-name="ce3" office:value-type="string">
            <text:p>=</text:p>
          </table:table-cell>
          <table:table-cell table:style-name="ce3" table:formula="of:=[.A27]*[.C27]+[.D27]" office:value-type="float" office:value="-26">
            <text:p>-26</text:p>
          </table:table-cell>
          <table:table-cell table:style-name="ce4" table:formula="of:=CONCATENATE([.A27];[.B27];IF([.D27]&gt;0;CONCATENATE(&quot;+&quot;;[.D27]);[.D27]);[.E27];[.F27])" office:value-type="string" office:string-value="3x+31=-26">
            <text:p>3x+31=-26</text:p>
          </table:table-cell>
          <table:table-cell table:style-name="ce5" table:formula="of:=RANDBETWEEN(-20;20)" office:value-type="float" office:value="-2">
            <text:p>-2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12">
            <text:p>+12</text:p>
          </table:table-cell>
          <table:table-cell table:style-name="ce5" table:formula="of:=RANDBETWEEN(-50;50)" office:value-type="float" office:value="9">
            <text:p>+9</text:p>
          </table:table-cell>
          <table:table-cell table:style-name="ce4" office:value-type="string">
            <text:p>=</text:p>
          </table:table-cell>
          <table:table-cell table:style-name="ce4" table:formula="of:=[.H27]*[.J27]+[.K27]" office:value-type="float" office:value="-15">
            <text:p>-15</text:p>
          </table:table-cell>
          <table:table-cell table:style-name="ce4" table:formula="of:=CONCATENATE([.H27];[.I27];IF([.K27]&gt;0;CONCATENATE(&quot;+&quot;;[.K27]);[.K27]);[.L27];[.M27])" office:value-type="string" office:string-value="-2x+9=-15">
            <text:p>-2x+9=-15</text:p>
          </table:table-cell>
          <table:table-cell table:style-name="ce5" table:formula="of:=RANDBETWEEN(-20;20)" office:value-type="float" office:value="0">
            <text:p>+0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7">
            <text:p>-7</text:p>
          </table:table-cell>
          <table:table-cell table:style-name="ce5" table:formula="of:=RANDBETWEEN(-50;50)" office:value-type="float" office:value="44">
            <text:p>+44</text:p>
          </table:table-cell>
          <table:table-cell table:style-name="ce4" office:value-type="string">
            <text:p>=</text:p>
          </table:table-cell>
          <table:table-cell table:style-name="ce4" table:formula="of:=[.O27]*[.Q27]+[.R27]" office:value-type="float" office:value="44">
            <text:p>44</text:p>
          </table:table-cell>
          <table:table-cell table:style-name="ce4" table:formula="of:=CONCATENATE([.O27];[.P27];IF([.R27]&gt;0;CONCATENATE(&quot;+&quot;;[.R27]);[.R27]);[.S27];[.T27])" office:value-type="string" office:string-value="0x+44=44">
            <text:p>0x+44=44</text:p>
          </table:table-cell>
          <table:table-cell table:style-name="ce5" table:formula="of:=RANDBETWEEN(-20;20)" office:value-type="float" office:value="-5">
            <text:p>-5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0">
            <text:p>+0</text:p>
          </table:table-cell>
          <table:table-cell table:style-name="ce5" table:formula="of:=RANDBETWEEN(-50;50)" office:value-type="float" office:value="31">
            <text:p>+31</text:p>
          </table:table-cell>
          <table:table-cell table:style-name="ce4" office:value-type="string">
            <text:p>=</text:p>
          </table:table-cell>
          <table:table-cell table:style-name="ce4" table:formula="of:=[.V27]*[.X27]+[.Y27]" office:value-type="float" office:value="31">
            <text:p>31</text:p>
          </table:table-cell>
          <table:table-cell table:style-name="ce4" table:formula="of:=CONCATENATE([.V27];[.W27];IF([.Y27]&gt;0;CONCATENATE(&quot;+&quot;;[.Y27]);[.Y27]);[.Z27];[.AA27])" office:value-type="string" office:string-value="-5x+31=31">
            <text:p>-5x+31=31</text:p>
          </table:table-cell>
          <table:table-cell table:style-name="ce5" table:formula="of:=RANDBETWEEN(-20;20)" office:value-type="float" office:value="16">
            <text:p>+16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8">
            <text:p>+8</text:p>
          </table:table-cell>
          <table:table-cell table:style-name="ce5" table:formula="of:=RANDBETWEEN(-50;50)" office:value-type="float" office:value="19">
            <text:p>+19</text:p>
          </table:table-cell>
          <table:table-cell table:style-name="ce4" office:value-type="string">
            <text:p>=</text:p>
          </table:table-cell>
          <table:table-cell table:style-name="ce4" table:formula="of:=[.AC27]*[.AE27]+[.AF27]" office:value-type="float" office:value="147">
            <text:p>147</text:p>
          </table:table-cell>
          <table:table-cell table:style-name="ce4" table:formula="of:=CONCATENATE([.AC27];[.AD27];IF([.AF27]&gt;0;CONCATENATE(&quot;+&quot;;[.AF27]);[.AF27]);[.AG27];[.AH27])" office:value-type="string" office:string-value="16x+19=147">
            <text:p>16x+19=147</text:p>
          </table:table-cell>
        </table:table-row>
        <table:table-row table:style-name="ro1">
          <table:table-cell table:style-name="ce1" table:formula="of:=RANDBETWEEN(-20;20)" office:value-type="float" office:value="-7">
            <text:p>-7</text:p>
          </table:table-cell>
          <table:table-cell table:style-name="ce3" office:value-type="string">
            <text:p>x</text:p>
          </table:table-cell>
          <table:table-cell table:style-name="ce1" table:formula="of:=RANDBETWEEN(-20;20)" office:value-type="float" office:value="8">
            <text:p>+8</text:p>
          </table:table-cell>
          <table:table-cell table:style-name="ce1" table:formula="of:=RANDBETWEEN(-50;50)" office:value-type="float" office:value="2">
            <text:p>+2</text:p>
          </table:table-cell>
          <table:table-cell table:style-name="ce3" office:value-type="string">
            <text:p>=</text:p>
          </table:table-cell>
          <table:table-cell table:style-name="ce3" table:formula="of:=[.A28]*[.C28]+[.D28]" office:value-type="float" office:value="-54">
            <text:p>-54</text:p>
          </table:table-cell>
          <table:table-cell table:style-name="ce4" table:formula="of:=CONCATENATE([.A28];[.B28];IF([.D28]&gt;0;CONCATENATE(&quot;+&quot;;[.D28]);[.D28]);[.E28];[.F28])" office:value-type="string" office:string-value="-7x+2=-54">
            <text:p>-7x+2=-54</text:p>
          </table:table-cell>
          <table:table-cell table:style-name="ce5" table:formula="of:=RANDBETWEEN(-20;20)" office:value-type="float" office:value="-16">
            <text:p>-16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10">
            <text:p>-10</text:p>
          </table:table-cell>
          <table:table-cell table:style-name="ce5" table:formula="of:=RANDBETWEEN(-50;50)" office:value-type="float" office:value="20">
            <text:p>+20</text:p>
          </table:table-cell>
          <table:table-cell table:style-name="ce4" office:value-type="string">
            <text:p>=</text:p>
          </table:table-cell>
          <table:table-cell table:style-name="ce4" table:formula="of:=[.H28]*[.J28]+[.K28]" office:value-type="float" office:value="180">
            <text:p>180</text:p>
          </table:table-cell>
          <table:table-cell table:style-name="ce4" table:formula="of:=CONCATENATE([.H28];[.I28];IF([.K28]&gt;0;CONCATENATE(&quot;+&quot;;[.K28]);[.K28]);[.L28];[.M28])" office:value-type="string" office:string-value="-16x+20=180">
            <text:p>-16x+20=180</text:p>
          </table:table-cell>
          <table:table-cell table:style-name="ce5" table:formula="of:=RANDBETWEEN(-20;20)" office:value-type="float" office:value="17">
            <text:p>+17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5">
            <text:p>-5</text:p>
          </table:table-cell>
          <table:table-cell table:style-name="ce5" table:formula="of:=RANDBETWEEN(-50;50)" office:value-type="float" office:value="29">
            <text:p>+29</text:p>
          </table:table-cell>
          <table:table-cell table:style-name="ce4" office:value-type="string">
            <text:p>=</text:p>
          </table:table-cell>
          <table:table-cell table:style-name="ce4" table:formula="of:=[.O28]*[.Q28]+[.R28]" office:value-type="float" office:value="-56">
            <text:p>-56</text:p>
          </table:table-cell>
          <table:table-cell table:style-name="ce4" table:formula="of:=CONCATENATE([.O28];[.P28];IF([.R28]&gt;0;CONCATENATE(&quot;+&quot;;[.R28]);[.R28]);[.S28];[.T28])" office:value-type="string" office:string-value="17x+29=-56">
            <text:p>17x+29=-56</text:p>
          </table:table-cell>
          <table:table-cell table:style-name="ce5" table:formula="of:=RANDBETWEEN(-20;20)" office:value-type="float" office:value="18">
            <text:p>+18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15">
            <text:p>-15</text:p>
          </table:table-cell>
          <table:table-cell table:style-name="ce5" table:formula="of:=RANDBETWEEN(-50;50)" office:value-type="float" office:value="11">
            <text:p>+11</text:p>
          </table:table-cell>
          <table:table-cell table:style-name="ce4" office:value-type="string">
            <text:p>=</text:p>
          </table:table-cell>
          <table:table-cell table:style-name="ce4" table:formula="of:=[.V28]*[.X28]+[.Y28]" office:value-type="float" office:value="-259">
            <text:p>-259</text:p>
          </table:table-cell>
          <table:table-cell table:style-name="ce4" table:formula="of:=CONCATENATE([.V28];[.W28];IF([.Y28]&gt;0;CONCATENATE(&quot;+&quot;;[.Y28]);[.Y28]);[.Z28];[.AA28])" office:value-type="string" office:string-value="18x+11=-259">
            <text:p>18x+11=-259</text:p>
          </table:table-cell>
          <table:table-cell table:style-name="ce5" table:formula="of:=RANDBETWEEN(-20;20)" office:value-type="float" office:value="-17">
            <text:p>-17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3">
            <text:p>-3</text:p>
          </table:table-cell>
          <table:table-cell table:style-name="ce5" table:formula="of:=RANDBETWEEN(-50;50)" office:value-type="float" office:value="-27">
            <text:p>-27</text:p>
          </table:table-cell>
          <table:table-cell table:style-name="ce4" office:value-type="string">
            <text:p>=</text:p>
          </table:table-cell>
          <table:table-cell table:style-name="ce4" table:formula="of:=[.AC28]*[.AE28]+[.AF28]" office:value-type="float" office:value="24">
            <text:p>24</text:p>
          </table:table-cell>
          <table:table-cell table:style-name="ce4" table:formula="of:=CONCATENATE([.AC28];[.AD28];IF([.AF28]&gt;0;CONCATENATE(&quot;+&quot;;[.AF28]);[.AF28]);[.AG28];[.AH28])" office:value-type="string" office:string-value="-17x-27=24">
            <text:p>-17x-27=24</text:p>
          </table:table-cell>
        </table:table-row>
        <table:table-row table:style-name="ro1">
          <table:table-cell table:style-name="ce1" table:formula="of:=RANDBETWEEN(-20;20)" office:value-type="float" office:value="-12">
            <text:p>-12</text:p>
          </table:table-cell>
          <table:table-cell table:style-name="ce3" office:value-type="string">
            <text:p>x</text:p>
          </table:table-cell>
          <table:table-cell table:style-name="ce1" table:formula="of:=RANDBETWEEN(-20;20)" office:value-type="float" office:value="19">
            <text:p>+19</text:p>
          </table:table-cell>
          <table:table-cell table:style-name="ce1" table:formula="of:=RANDBETWEEN(-50;50)" office:value-type="float" office:value="12">
            <text:p>+12</text:p>
          </table:table-cell>
          <table:table-cell table:style-name="ce3" office:value-type="string">
            <text:p>=</text:p>
          </table:table-cell>
          <table:table-cell table:style-name="ce3" table:formula="of:=[.A29]*[.C29]+[.D29]" office:value-type="float" office:value="-216">
            <text:p>-216</text:p>
          </table:table-cell>
          <table:table-cell table:style-name="ce4" table:formula="of:=CONCATENATE([.A29];[.B29];IF([.D29]&gt;0;CONCATENATE(&quot;+&quot;;[.D29]);[.D29]);[.E29];[.F29])" office:value-type="string" office:string-value="-12x+12=-216">
            <text:p>-12x+12=-216</text:p>
          </table:table-cell>
          <table:table-cell table:style-name="ce5" table:formula="of:=RANDBETWEEN(-20;20)" office:value-type="float" office:value="-13">
            <text:p>-13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4">
            <text:p>-4</text:p>
          </table:table-cell>
          <table:table-cell table:style-name="ce5" table:formula="of:=RANDBETWEEN(-50;50)" office:value-type="float" office:value="21">
            <text:p>+21</text:p>
          </table:table-cell>
          <table:table-cell table:style-name="ce4" office:value-type="string">
            <text:p>=</text:p>
          </table:table-cell>
          <table:table-cell table:style-name="ce4" table:formula="of:=[.H29]*[.J29]+[.K29]" office:value-type="float" office:value="73">
            <text:p>73</text:p>
          </table:table-cell>
          <table:table-cell table:style-name="ce4" table:formula="of:=CONCATENATE([.H29];[.I29];IF([.K29]&gt;0;CONCATENATE(&quot;+&quot;;[.K29]);[.K29]);[.L29];[.M29])" office:value-type="string" office:string-value="-13x+21=73">
            <text:p>-13x+21=73</text:p>
          </table:table-cell>
          <table:table-cell table:style-name="ce5" table:formula="of:=RANDBETWEEN(-20;20)" office:value-type="float" office:value="-17">
            <text:p>-17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18">
            <text:p>-18</text:p>
          </table:table-cell>
          <table:table-cell table:style-name="ce5" table:formula="of:=RANDBETWEEN(-50;50)" office:value-type="float" office:value="-24">
            <text:p>-24</text:p>
          </table:table-cell>
          <table:table-cell table:style-name="ce4" office:value-type="string">
            <text:p>=</text:p>
          </table:table-cell>
          <table:table-cell table:style-name="ce4" table:formula="of:=[.O29]*[.Q29]+[.R29]" office:value-type="float" office:value="282">
            <text:p>282</text:p>
          </table:table-cell>
          <table:table-cell table:style-name="ce4" table:formula="of:=CONCATENATE([.O29];[.P29];IF([.R29]&gt;0;CONCATENATE(&quot;+&quot;;[.R29]);[.R29]);[.S29];[.T29])" office:value-type="string" office:string-value="-17x-24=282">
            <text:p>-17x-24=282</text:p>
          </table:table-cell>
          <table:table-cell table:style-name="ce5" table:formula="of:=RANDBETWEEN(-20;20)" office:value-type="float" office:value="12">
            <text:p>+12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6">
            <text:p>+6</text:p>
          </table:table-cell>
          <table:table-cell table:style-name="ce5" table:formula="of:=RANDBETWEEN(-50;50)" office:value-type="float" office:value="-8">
            <text:p>-8</text:p>
          </table:table-cell>
          <table:table-cell table:style-name="ce4" office:value-type="string">
            <text:p>=</text:p>
          </table:table-cell>
          <table:table-cell table:style-name="ce4" table:formula="of:=[.V29]*[.X29]+[.Y29]" office:value-type="float" office:value="64">
            <text:p>64</text:p>
          </table:table-cell>
          <table:table-cell table:style-name="ce4" table:formula="of:=CONCATENATE([.V29];[.W29];IF([.Y29]&gt;0;CONCATENATE(&quot;+&quot;;[.Y29]);[.Y29]);[.Z29];[.AA29])" office:value-type="string" office:string-value="12x-8=64">
            <text:p>12x-8=64</text:p>
          </table:table-cell>
          <table:table-cell table:style-name="ce5" table:formula="of:=RANDBETWEEN(-20;20)" office:value-type="float" office:value="-19">
            <text:p>-19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10">
            <text:p>-10</text:p>
          </table:table-cell>
          <table:table-cell table:style-name="ce5" table:formula="of:=RANDBETWEEN(-50;50)" office:value-type="float" office:value="-41">
            <text:p>-41</text:p>
          </table:table-cell>
          <table:table-cell table:style-name="ce4" office:value-type="string">
            <text:p>=</text:p>
          </table:table-cell>
          <table:table-cell table:style-name="ce4" table:formula="of:=[.AC29]*[.AE29]+[.AF29]" office:value-type="float" office:value="149">
            <text:p>149</text:p>
          </table:table-cell>
          <table:table-cell table:style-name="ce4" table:formula="of:=CONCATENATE([.AC29];[.AD29];IF([.AF29]&gt;0;CONCATENATE(&quot;+&quot;;[.AF29]);[.AF29]);[.AG29];[.AH29])" office:value-type="string" office:string-value="-19x-41=149">
            <text:p>-19x-41=149</text:p>
          </table:table-cell>
        </table:table-row>
        <table:table-row table:style-name="ro1">
          <table:table-cell table:style-name="ce1" table:formula="of:=RANDBETWEEN(-20;20)" office:value-type="float" office:value="-16">
            <text:p>-16</text:p>
          </table:table-cell>
          <table:table-cell table:style-name="ce3" office:value-type="string">
            <text:p>x</text:p>
          </table:table-cell>
          <table:table-cell table:style-name="ce1" table:formula="of:=RANDBETWEEN(-20;20)" office:value-type="float" office:value="-17">
            <text:p>-17</text:p>
          </table:table-cell>
          <table:table-cell table:style-name="ce1" table:formula="of:=RANDBETWEEN(-50;50)" office:value-type="float" office:value="-48">
            <text:p>-48</text:p>
          </table:table-cell>
          <table:table-cell table:style-name="ce3" office:value-type="string">
            <text:p>=</text:p>
          </table:table-cell>
          <table:table-cell table:style-name="ce3" table:formula="of:=[.A30]*[.C30]+[.D30]" office:value-type="float" office:value="224">
            <text:p>224</text:p>
          </table:table-cell>
          <table:table-cell table:style-name="ce4" table:formula="of:=CONCATENATE([.A30];[.B30];IF([.D30]&gt;0;CONCATENATE(&quot;+&quot;;[.D30]);[.D30]);[.E30];[.F30])" office:value-type="string" office:string-value="-16x-48=224">
            <text:p>-16x-48=224</text:p>
          </table:table-cell>
          <table:table-cell table:style-name="ce5" table:formula="of:=RANDBETWEEN(-20;20)" office:value-type="float" office:value="7">
            <text:p>+7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12">
            <text:p>+12</text:p>
          </table:table-cell>
          <table:table-cell table:style-name="ce5" table:formula="of:=RANDBETWEEN(-50;50)" office:value-type="float" office:value="-46">
            <text:p>-46</text:p>
          </table:table-cell>
          <table:table-cell table:style-name="ce4" office:value-type="string">
            <text:p>=</text:p>
          </table:table-cell>
          <table:table-cell table:style-name="ce4" table:formula="of:=[.H30]*[.J30]+[.K30]" office:value-type="float" office:value="38">
            <text:p>38</text:p>
          </table:table-cell>
          <table:table-cell table:style-name="ce4" table:formula="of:=CONCATENATE([.H30];[.I30];IF([.K30]&gt;0;CONCATENATE(&quot;+&quot;;[.K30]);[.K30]);[.L30];[.M30])" office:value-type="string" office:string-value="7x-46=38">
            <text:p>7x-46=38</text:p>
          </table:table-cell>
          <table:table-cell table:style-name="ce5" table:formula="of:=RANDBETWEEN(-20;20)" office:value-type="float" office:value="-5">
            <text:p>-5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16">
            <text:p>+16</text:p>
          </table:table-cell>
          <table:table-cell table:style-name="ce5" table:formula="of:=RANDBETWEEN(-50;50)" office:value-type="float" office:value="-4">
            <text:p>-4</text:p>
          </table:table-cell>
          <table:table-cell table:style-name="ce4" office:value-type="string">
            <text:p>=</text:p>
          </table:table-cell>
          <table:table-cell table:style-name="ce4" table:formula="of:=[.O30]*[.Q30]+[.R30]" office:value-type="float" office:value="-84">
            <text:p>-84</text:p>
          </table:table-cell>
          <table:table-cell table:style-name="ce4" table:formula="of:=CONCATENATE([.O30];[.P30];IF([.R30]&gt;0;CONCATENATE(&quot;+&quot;;[.R30]);[.R30]);[.S30];[.T30])" office:value-type="string" office:string-value="-5x-4=-84">
            <text:p>-5x-4=-84</text:p>
          </table:table-cell>
          <table:table-cell table:style-name="ce5" table:formula="of:=RANDBETWEEN(-20;20)" office:value-type="float" office:value="14">
            <text:p>+14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3">
            <text:p>-3</text:p>
          </table:table-cell>
          <table:table-cell table:style-name="ce5" table:formula="of:=RANDBETWEEN(-50;50)" office:value-type="float" office:value="6">
            <text:p>+6</text:p>
          </table:table-cell>
          <table:table-cell table:style-name="ce4" office:value-type="string">
            <text:p>=</text:p>
          </table:table-cell>
          <table:table-cell table:style-name="ce4" table:formula="of:=[.V30]*[.X30]+[.Y30]" office:value-type="float" office:value="-36">
            <text:p>-36</text:p>
          </table:table-cell>
          <table:table-cell table:style-name="ce4" table:formula="of:=CONCATENATE([.V30];[.W30];IF([.Y30]&gt;0;CONCATENATE(&quot;+&quot;;[.Y30]);[.Y30]);[.Z30];[.AA30])" office:value-type="string" office:string-value="14x+6=-36">
            <text:p>14x+6=-36</text:p>
          </table:table-cell>
          <table:table-cell table:style-name="ce5" table:formula="of:=RANDBETWEEN(-20;20)" office:value-type="float" office:value="-17">
            <text:p>-17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4">
            <text:p>-4</text:p>
          </table:table-cell>
          <table:table-cell table:style-name="ce5" table:formula="of:=RANDBETWEEN(-50;50)" office:value-type="float" office:value="-40">
            <text:p>-40</text:p>
          </table:table-cell>
          <table:table-cell table:style-name="ce4" office:value-type="string">
            <text:p>=</text:p>
          </table:table-cell>
          <table:table-cell table:style-name="ce4" table:formula="of:=[.AC30]*[.AE30]+[.AF30]" office:value-type="float" office:value="28">
            <text:p>28</text:p>
          </table:table-cell>
          <table:table-cell table:style-name="ce4" table:formula="of:=CONCATENATE([.AC30];[.AD30];IF([.AF30]&gt;0;CONCATENATE(&quot;+&quot;;[.AF30]);[.AF30]);[.AG30];[.AH30])" office:value-type="string" office:string-value="-17x-40=28">
            <text:p>-17x-40=28</text:p>
          </table:table-cell>
        </table:table-row>
        <table:table-row table:style-name="ro1">
          <table:table-cell table:style-name="ce1" table:formula="of:=RANDBETWEEN(-20;20)" office:value-type="float" office:value="16">
            <text:p>+16</text:p>
          </table:table-cell>
          <table:table-cell table:style-name="ce3" office:value-type="string">
            <text:p>x</text:p>
          </table:table-cell>
          <table:table-cell table:style-name="ce1" table:formula="of:=RANDBETWEEN(-20;20)" office:value-type="float" office:value="-6">
            <text:p>-6</text:p>
          </table:table-cell>
          <table:table-cell table:style-name="ce1" table:formula="of:=RANDBETWEEN(-50;50)" office:value-type="float" office:value="29">
            <text:p>+29</text:p>
          </table:table-cell>
          <table:table-cell table:style-name="ce3" office:value-type="string">
            <text:p>=</text:p>
          </table:table-cell>
          <table:table-cell table:style-name="ce3" table:formula="of:=[.A31]*[.C31]+[.D31]" office:value-type="float" office:value="-67">
            <text:p>-67</text:p>
          </table:table-cell>
          <table:table-cell table:style-name="ce4" table:formula="of:=CONCATENATE([.A31];[.B31];IF([.D31]&gt;0;CONCATENATE(&quot;+&quot;;[.D31]);[.D31]);[.E31];[.F31])" office:value-type="string" office:string-value="16x+29=-67">
            <text:p>16x+29=-67</text:p>
          </table:table-cell>
          <table:table-cell table:style-name="ce5" table:formula="of:=RANDBETWEEN(-20;20)" office:value-type="float" office:value="-13">
            <text:p>-13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19">
            <text:p>-19</text:p>
          </table:table-cell>
          <table:table-cell table:style-name="ce5" table:formula="of:=RANDBETWEEN(-50;50)" office:value-type="float" office:value="-41">
            <text:p>-41</text:p>
          </table:table-cell>
          <table:table-cell table:style-name="ce4" office:value-type="string">
            <text:p>=</text:p>
          </table:table-cell>
          <table:table-cell table:style-name="ce4" table:formula="of:=[.H31]*[.J31]+[.K31]" office:value-type="float" office:value="206">
            <text:p>206</text:p>
          </table:table-cell>
          <table:table-cell table:style-name="ce4" table:formula="of:=CONCATENATE([.H31];[.I31];IF([.K31]&gt;0;CONCATENATE(&quot;+&quot;;[.K31]);[.K31]);[.L31];[.M31])" office:value-type="string" office:string-value="-13x-41=206">
            <text:p>-13x-41=206</text:p>
          </table:table-cell>
          <table:table-cell table:style-name="ce5" table:formula="of:=RANDBETWEEN(-20;20)" office:value-type="float" office:value="14">
            <text:p>+14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1">
            <text:p>-1</text:p>
          </table:table-cell>
          <table:table-cell table:style-name="ce5" table:formula="of:=RANDBETWEEN(-50;50)" office:value-type="float" office:value="-43">
            <text:p>-43</text:p>
          </table:table-cell>
          <table:table-cell table:style-name="ce4" office:value-type="string">
            <text:p>=</text:p>
          </table:table-cell>
          <table:table-cell table:style-name="ce4" table:formula="of:=[.O31]*[.Q31]+[.R31]" office:value-type="float" office:value="-57">
            <text:p>-57</text:p>
          </table:table-cell>
          <table:table-cell table:style-name="ce4" table:formula="of:=CONCATENATE([.O31];[.P31];IF([.R31]&gt;0;CONCATENATE(&quot;+&quot;;[.R31]);[.R31]);[.S31];[.T31])" office:value-type="string" office:string-value="14x-43=-57">
            <text:p>14x-43=-57</text:p>
          </table:table-cell>
          <table:table-cell table:style-name="ce5" table:formula="of:=RANDBETWEEN(-20;20)" office:value-type="float" office:value="-18">
            <text:p>-18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3">
            <text:p>-3</text:p>
          </table:table-cell>
          <table:table-cell table:style-name="ce5" table:formula="of:=RANDBETWEEN(-50;50)" office:value-type="float" office:value="-2">
            <text:p>-2</text:p>
          </table:table-cell>
          <table:table-cell table:style-name="ce4" office:value-type="string">
            <text:p>=</text:p>
          </table:table-cell>
          <table:table-cell table:style-name="ce4" table:formula="of:=[.V31]*[.X31]+[.Y31]" office:value-type="float" office:value="52">
            <text:p>52</text:p>
          </table:table-cell>
          <table:table-cell table:style-name="ce4" table:formula="of:=CONCATENATE([.V31];[.W31];IF([.Y31]&gt;0;CONCATENATE(&quot;+&quot;;[.Y31]);[.Y31]);[.Z31];[.AA31])" office:value-type="string" office:string-value="-18x-2=52">
            <text:p>-18x-2=52</text:p>
          </table:table-cell>
          <table:table-cell table:style-name="ce5" table:formula="of:=RANDBETWEEN(-20;20)" office:value-type="float" office:value="-18">
            <text:p>-18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1">
            <text:p>-1</text:p>
          </table:table-cell>
          <table:table-cell table:style-name="ce5" table:formula="of:=RANDBETWEEN(-50;50)" office:value-type="float" office:value="19">
            <text:p>+19</text:p>
          </table:table-cell>
          <table:table-cell table:style-name="ce4" office:value-type="string">
            <text:p>=</text:p>
          </table:table-cell>
          <table:table-cell table:style-name="ce4" table:formula="of:=[.AC31]*[.AE31]+[.AF31]" office:value-type="float" office:value="37">
            <text:p>37</text:p>
          </table:table-cell>
          <table:table-cell table:style-name="ce4" table:formula="of:=CONCATENATE([.AC31];[.AD31];IF([.AF31]&gt;0;CONCATENATE(&quot;+&quot;;[.AF31]);[.AF31]);[.AG31];[.AH31])" office:value-type="string" office:string-value="-18x+19=37">
            <text:p>-18x+19=37</text:p>
          </table:table-cell>
        </table:table-row>
        <table:table-row table:style-name="ro1">
          <table:table-cell table:style-name="ce1" table:formula="of:=RANDBETWEEN(-20;20)" office:value-type="float" office:value="-12">
            <text:p>-12</text:p>
          </table:table-cell>
          <table:table-cell table:style-name="ce3" office:value-type="string">
            <text:p>x</text:p>
          </table:table-cell>
          <table:table-cell table:style-name="ce1" table:formula="of:=RANDBETWEEN(-20;20)" office:value-type="float" office:value="10">
            <text:p>+10</text:p>
          </table:table-cell>
          <table:table-cell table:style-name="ce1" table:formula="of:=RANDBETWEEN(-50;50)" office:value-type="float" office:value="2">
            <text:p>+2</text:p>
          </table:table-cell>
          <table:table-cell table:style-name="ce3" office:value-type="string">
            <text:p>=</text:p>
          </table:table-cell>
          <table:table-cell table:style-name="ce3" table:formula="of:=[.A32]*[.C32]+[.D32]" office:value-type="float" office:value="-118">
            <text:p>-118</text:p>
          </table:table-cell>
          <table:table-cell table:style-name="ce4" table:formula="of:=CONCATENATE([.A32];[.B32];IF([.D32]&gt;0;CONCATENATE(&quot;+&quot;;[.D32]);[.D32]);[.E32];[.F32])" office:value-type="string" office:string-value="-12x+2=-118">
            <text:p>-12x+2=-118</text:p>
          </table:table-cell>
          <table:table-cell table:style-name="ce5" table:formula="of:=RANDBETWEEN(-20;20)" office:value-type="float" office:value="-5">
            <text:p>-5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19">
            <text:p>-19</text:p>
          </table:table-cell>
          <table:table-cell table:style-name="ce5" table:formula="of:=RANDBETWEEN(-50;50)" office:value-type="float" office:value="-5">
            <text:p>-5</text:p>
          </table:table-cell>
          <table:table-cell table:style-name="ce4" office:value-type="string">
            <text:p>=</text:p>
          </table:table-cell>
          <table:table-cell table:style-name="ce4" table:formula="of:=[.H32]*[.J32]+[.K32]" office:value-type="float" office:value="90">
            <text:p>90</text:p>
          </table:table-cell>
          <table:table-cell table:style-name="ce4" table:formula="of:=CONCATENATE([.H32];[.I32];IF([.K32]&gt;0;CONCATENATE(&quot;+&quot;;[.K32]);[.K32]);[.L32];[.M32])" office:value-type="string" office:string-value="-5x-5=90">
            <text:p>-5x-5=90</text:p>
          </table:table-cell>
          <table:table-cell table:style-name="ce5" table:formula="of:=RANDBETWEEN(-20;20)" office:value-type="float" office:value="-7">
            <text:p>-7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17">
            <text:p>+17</text:p>
          </table:table-cell>
          <table:table-cell table:style-name="ce5" table:formula="of:=RANDBETWEEN(-50;50)" office:value-type="float" office:value="-18">
            <text:p>-18</text:p>
          </table:table-cell>
          <table:table-cell table:style-name="ce4" office:value-type="string">
            <text:p>=</text:p>
          </table:table-cell>
          <table:table-cell table:style-name="ce4" table:formula="of:=[.O32]*[.Q32]+[.R32]" office:value-type="float" office:value="-137">
            <text:p>-137</text:p>
          </table:table-cell>
          <table:table-cell table:style-name="ce4" table:formula="of:=CONCATENATE([.O32];[.P32];IF([.R32]&gt;0;CONCATENATE(&quot;+&quot;;[.R32]);[.R32]);[.S32];[.T32])" office:value-type="string" office:string-value="-7x-18=-137">
            <text:p>-7x-18=-137</text:p>
          </table:table-cell>
          <table:table-cell table:style-name="ce5" table:formula="of:=RANDBETWEEN(-20;20)" office:value-type="float" office:value="-9">
            <text:p>-9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1">
            <text:p>+1</text:p>
          </table:table-cell>
          <table:table-cell table:style-name="ce5" table:formula="of:=RANDBETWEEN(-50;50)" office:value-type="float" office:value="-3">
            <text:p>-3</text:p>
          </table:table-cell>
          <table:table-cell table:style-name="ce4" office:value-type="string">
            <text:p>=</text:p>
          </table:table-cell>
          <table:table-cell table:style-name="ce4" table:formula="of:=[.V32]*[.X32]+[.Y32]" office:value-type="float" office:value="-12">
            <text:p>-12</text:p>
          </table:table-cell>
          <table:table-cell table:style-name="ce4" table:formula="of:=CONCATENATE([.V32];[.W32];IF([.Y32]&gt;0;CONCATENATE(&quot;+&quot;;[.Y32]);[.Y32]);[.Z32];[.AA32])" office:value-type="string" office:string-value="-9x-3=-12">
            <text:p>-9x-3=-12</text:p>
          </table:table-cell>
          <table:table-cell table:style-name="ce5" table:formula="of:=RANDBETWEEN(-20;20)" office:value-type="float" office:value="16">
            <text:p>+16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3">
            <text:p>-3</text:p>
          </table:table-cell>
          <table:table-cell table:style-name="ce5" table:formula="of:=RANDBETWEEN(-50;50)" office:value-type="float" office:value="-31">
            <text:p>-31</text:p>
          </table:table-cell>
          <table:table-cell table:style-name="ce4" office:value-type="string">
            <text:p>=</text:p>
          </table:table-cell>
          <table:table-cell table:style-name="ce4" table:formula="of:=[.AC32]*[.AE32]+[.AF32]" office:value-type="float" office:value="-79">
            <text:p>-79</text:p>
          </table:table-cell>
          <table:table-cell table:style-name="ce4" table:formula="of:=CONCATENATE([.AC32];[.AD32];IF([.AF32]&gt;0;CONCATENATE(&quot;+&quot;;[.AF32]);[.AF32]);[.AG32];[.AH32])" office:value-type="string" office:string-value="16x-31=-79">
            <text:p>16x-31=-79</text:p>
          </table:table-cell>
        </table:table-row>
        <table:table-row table:style-name="ro1">
          <table:table-cell table:style-name="ce1" table:formula="of:=RANDBETWEEN(-20;20)" office:value-type="float" office:value="16">
            <text:p>+16</text:p>
          </table:table-cell>
          <table:table-cell table:style-name="ce3" office:value-type="string">
            <text:p>x</text:p>
          </table:table-cell>
          <table:table-cell table:style-name="ce1" table:formula="of:=RANDBETWEEN(-20;20)" office:value-type="float" office:value="-9">
            <text:p>-9</text:p>
          </table:table-cell>
          <table:table-cell table:style-name="ce1" table:formula="of:=RANDBETWEEN(-50;50)" office:value-type="float" office:value="-20">
            <text:p>-20</text:p>
          </table:table-cell>
          <table:table-cell table:style-name="ce3" office:value-type="string">
            <text:p>=</text:p>
          </table:table-cell>
          <table:table-cell table:style-name="ce3" table:formula="of:=[.A33]*[.C33]+[.D33]" office:value-type="float" office:value="-164">
            <text:p>-164</text:p>
          </table:table-cell>
          <table:table-cell table:style-name="ce4" table:formula="of:=CONCATENATE([.A33];[.B33];IF([.D33]&gt;0;CONCATENATE(&quot;+&quot;;[.D33]);[.D33]);[.E33];[.F33])" office:value-type="string" office:string-value="16x-20=-164">
            <text:p>16x-20=-164</text:p>
          </table:table-cell>
          <table:table-cell table:style-name="ce5" table:formula="of:=RANDBETWEEN(-20;20)" office:value-type="float" office:value="8">
            <text:p>+8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0">
            <text:p>+0</text:p>
          </table:table-cell>
          <table:table-cell table:style-name="ce5" table:formula="of:=RANDBETWEEN(-50;50)" office:value-type="float" office:value="-19">
            <text:p>-19</text:p>
          </table:table-cell>
          <table:table-cell table:style-name="ce4" office:value-type="string">
            <text:p>=</text:p>
          </table:table-cell>
          <table:table-cell table:style-name="ce4" table:formula="of:=[.H33]*[.J33]+[.K33]" office:value-type="float" office:value="-19">
            <text:p>-19</text:p>
          </table:table-cell>
          <table:table-cell table:style-name="ce4" table:formula="of:=CONCATENATE([.H33];[.I33];IF([.K33]&gt;0;CONCATENATE(&quot;+&quot;;[.K33]);[.K33]);[.L33];[.M33])" office:value-type="string" office:string-value="8x-19=-19">
            <text:p>8x-19=-19</text:p>
          </table:table-cell>
          <table:table-cell table:style-name="ce5" table:formula="of:=RANDBETWEEN(-20;20)" office:value-type="float" office:value="-6">
            <text:p>-6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10">
            <text:p>+10</text:p>
          </table:table-cell>
          <table:table-cell table:style-name="ce5" table:formula="of:=RANDBETWEEN(-50;50)" office:value-type="float" office:value="23">
            <text:p>+23</text:p>
          </table:table-cell>
          <table:table-cell table:style-name="ce4" office:value-type="string">
            <text:p>=</text:p>
          </table:table-cell>
          <table:table-cell table:style-name="ce4" table:formula="of:=[.O33]*[.Q33]+[.R33]" office:value-type="float" office:value="-37">
            <text:p>-37</text:p>
          </table:table-cell>
          <table:table-cell table:style-name="ce4" table:formula="of:=CONCATENATE([.O33];[.P33];IF([.R33]&gt;0;CONCATENATE(&quot;+&quot;;[.R33]);[.R33]);[.S33];[.T33])" office:value-type="string" office:string-value="-6x+23=-37">
            <text:p>-6x+23=-37</text:p>
          </table:table-cell>
          <table:table-cell table:style-name="ce5" table:formula="of:=RANDBETWEEN(-20;20)" office:value-type="float" office:value="-10">
            <text:p>-10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17">
            <text:p>+17</text:p>
          </table:table-cell>
          <table:table-cell table:style-name="ce5" table:formula="of:=RANDBETWEEN(-50;50)" office:value-type="float" office:value="27">
            <text:p>+27</text:p>
          </table:table-cell>
          <table:table-cell table:style-name="ce4" office:value-type="string">
            <text:p>=</text:p>
          </table:table-cell>
          <table:table-cell table:style-name="ce4" table:formula="of:=[.V33]*[.X33]+[.Y33]" office:value-type="float" office:value="-143">
            <text:p>-143</text:p>
          </table:table-cell>
          <table:table-cell table:style-name="ce4" table:formula="of:=CONCATENATE([.V33];[.W33];IF([.Y33]&gt;0;CONCATENATE(&quot;+&quot;;[.Y33]);[.Y33]);[.Z33];[.AA33])" office:value-type="string" office:string-value="-10x+27=-143">
            <text:p>-10x+27=-143</text:p>
          </table:table-cell>
          <table:table-cell table:style-name="ce5" table:formula="of:=RANDBETWEEN(-20;20)" office:value-type="float" office:value="-17">
            <text:p>-17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19">
            <text:p>+19</text:p>
          </table:table-cell>
          <table:table-cell table:style-name="ce5" table:formula="of:=RANDBETWEEN(-50;50)" office:value-type="float" office:value="15">
            <text:p>+15</text:p>
          </table:table-cell>
          <table:table-cell table:style-name="ce4" office:value-type="string">
            <text:p>=</text:p>
          </table:table-cell>
          <table:table-cell table:style-name="ce4" table:formula="of:=[.AC33]*[.AE33]+[.AF33]" office:value-type="float" office:value="-308">
            <text:p>-308</text:p>
          </table:table-cell>
          <table:table-cell table:style-name="ce4" table:formula="of:=CONCATENATE([.AC33];[.AD33];IF([.AF33]&gt;0;CONCATENATE(&quot;+&quot;;[.AF33]);[.AF33]);[.AG33];[.AH33])" office:value-type="string" office:string-value="-17x+15=-308">
            <text:p>-17x+15=-308</text:p>
          </table:table-cell>
        </table:table-row>
        <table:table-row table:style-name="ro1">
          <table:table-cell table:style-name="ce1" table:formula="of:=RANDBETWEEN(-20;20)" office:value-type="float" office:value="-14">
            <text:p>-14</text:p>
          </table:table-cell>
          <table:table-cell table:style-name="ce3" office:value-type="string">
            <text:p>x</text:p>
          </table:table-cell>
          <table:table-cell table:style-name="ce1" table:formula="of:=RANDBETWEEN(-20;20)" office:value-type="float" office:value="-16">
            <text:p>-16</text:p>
          </table:table-cell>
          <table:table-cell table:style-name="ce1" table:formula="of:=RANDBETWEEN(-50;50)" office:value-type="float" office:value="8">
            <text:p>+8</text:p>
          </table:table-cell>
          <table:table-cell table:style-name="ce3" office:value-type="string">
            <text:p>=</text:p>
          </table:table-cell>
          <table:table-cell table:style-name="ce3" table:formula="of:=[.A34]*[.C34]+[.D34]" office:value-type="float" office:value="232">
            <text:p>232</text:p>
          </table:table-cell>
          <table:table-cell table:style-name="ce4" table:formula="of:=CONCATENATE([.A34];[.B34];IF([.D34]&gt;0;CONCATENATE(&quot;+&quot;;[.D34]);[.D34]);[.E34];[.F34])" office:value-type="string" office:string-value="-14x+8=232">
            <text:p>-14x+8=232</text:p>
          </table:table-cell>
          <table:table-cell table:style-name="ce5" table:formula="of:=RANDBETWEEN(-20;20)" office:value-type="float" office:value="-19">
            <text:p>-19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13">
            <text:p>-13</text:p>
          </table:table-cell>
          <table:table-cell table:style-name="ce5" table:formula="of:=RANDBETWEEN(-50;50)" office:value-type="float" office:value="-11">
            <text:p>-11</text:p>
          </table:table-cell>
          <table:table-cell table:style-name="ce4" office:value-type="string">
            <text:p>=</text:p>
          </table:table-cell>
          <table:table-cell table:style-name="ce4" table:formula="of:=[.H34]*[.J34]+[.K34]" office:value-type="float" office:value="236">
            <text:p>236</text:p>
          </table:table-cell>
          <table:table-cell table:style-name="ce4" table:formula="of:=CONCATENATE([.H34];[.I34];IF([.K34]&gt;0;CONCATENATE(&quot;+&quot;;[.K34]);[.K34]);[.L34];[.M34])" office:value-type="string" office:string-value="-19x-11=236">
            <text:p>-19x-11=236</text:p>
          </table:table-cell>
          <table:table-cell table:style-name="ce5" table:formula="of:=RANDBETWEEN(-20;20)" office:value-type="float" office:value="1">
            <text:p>+1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6">
            <text:p>+6</text:p>
          </table:table-cell>
          <table:table-cell table:style-name="ce5" table:formula="of:=RANDBETWEEN(-50;50)" office:value-type="float" office:value="-21">
            <text:p>-21</text:p>
          </table:table-cell>
          <table:table-cell table:style-name="ce4" office:value-type="string">
            <text:p>=</text:p>
          </table:table-cell>
          <table:table-cell table:style-name="ce4" table:formula="of:=[.O34]*[.Q34]+[.R34]" office:value-type="float" office:value="-15">
            <text:p>-15</text:p>
          </table:table-cell>
          <table:table-cell table:style-name="ce4" table:formula="of:=CONCATENATE([.O34];[.P34];IF([.R34]&gt;0;CONCATENATE(&quot;+&quot;;[.R34]);[.R34]);[.S34];[.T34])" office:value-type="string" office:string-value="1x-21=-15">
            <text:p>1x-21=-15</text:p>
          </table:table-cell>
          <table:table-cell table:style-name="ce5" table:formula="of:=RANDBETWEEN(-20;20)" office:value-type="float" office:value="-19">
            <text:p>-19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6">
            <text:p>-6</text:p>
          </table:table-cell>
          <table:table-cell table:style-name="ce5" table:formula="of:=RANDBETWEEN(-50;50)" office:value-type="float" office:value="25">
            <text:p>+25</text:p>
          </table:table-cell>
          <table:table-cell table:style-name="ce4" office:value-type="string">
            <text:p>=</text:p>
          </table:table-cell>
          <table:table-cell table:style-name="ce4" table:formula="of:=[.V34]*[.X34]+[.Y34]" office:value-type="float" office:value="139">
            <text:p>139</text:p>
          </table:table-cell>
          <table:table-cell table:style-name="ce4" table:formula="of:=CONCATENATE([.V34];[.W34];IF([.Y34]&gt;0;CONCATENATE(&quot;+&quot;;[.Y34]);[.Y34]);[.Z34];[.AA34])" office:value-type="string" office:string-value="-19x+25=139">
            <text:p>-19x+25=139</text:p>
          </table:table-cell>
          <table:table-cell table:style-name="ce5" table:formula="of:=RANDBETWEEN(-20;20)" office:value-type="float" office:value="-6">
            <text:p>-6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12">
            <text:p>-12</text:p>
          </table:table-cell>
          <table:table-cell table:style-name="ce5" table:formula="of:=RANDBETWEEN(-50;50)" office:value-type="float" office:value="34">
            <text:p>+34</text:p>
          </table:table-cell>
          <table:table-cell table:style-name="ce4" office:value-type="string">
            <text:p>=</text:p>
          </table:table-cell>
          <table:table-cell table:style-name="ce4" table:formula="of:=[.AC34]*[.AE34]+[.AF34]" office:value-type="float" office:value="106">
            <text:p>106</text:p>
          </table:table-cell>
          <table:table-cell table:style-name="ce4" table:formula="of:=CONCATENATE([.AC34];[.AD34];IF([.AF34]&gt;0;CONCATENATE(&quot;+&quot;;[.AF34]);[.AF34]);[.AG34];[.AH34])" office:value-type="string" office:string-value="-6x+34=106">
            <text:p>-6x+34=106</text:p>
          </table:table-cell>
        </table:table-row>
        <table:table-row table:style-name="ro1">
          <table:table-cell table:style-name="ce1" table:formula="of:=RANDBETWEEN(-20;20)" office:value-type="float" office:value="18">
            <text:p>+18</text:p>
          </table:table-cell>
          <table:table-cell table:style-name="ce3" office:value-type="string">
            <text:p>x</text:p>
          </table:table-cell>
          <table:table-cell table:style-name="ce1" table:formula="of:=RANDBETWEEN(-20;20)" office:value-type="float" office:value="2">
            <text:p>+2</text:p>
          </table:table-cell>
          <table:table-cell table:style-name="ce1" table:formula="of:=RANDBETWEEN(-50;50)" office:value-type="float" office:value="-33">
            <text:p>-33</text:p>
          </table:table-cell>
          <table:table-cell table:style-name="ce3" office:value-type="string">
            <text:p>=</text:p>
          </table:table-cell>
          <table:table-cell table:style-name="ce3" table:formula="of:=[.A35]*[.C35]+[.D35]" office:value-type="float" office:value="3">
            <text:p>3</text:p>
          </table:table-cell>
          <table:table-cell table:style-name="ce4" table:formula="of:=CONCATENATE([.A35];[.B35];IF([.D35]&gt;0;CONCATENATE(&quot;+&quot;;[.D35]);[.D35]);[.E35];[.F35])" office:value-type="string" office:string-value="18x-33=3">
            <text:p>18x-33=3</text:p>
          </table:table-cell>
          <table:table-cell table:style-name="ce5" table:formula="of:=RANDBETWEEN(-20;20)" office:value-type="float" office:value="-13">
            <text:p>-13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1">
            <text:p>-1</text:p>
          </table:table-cell>
          <table:table-cell table:style-name="ce5" table:formula="of:=RANDBETWEEN(-50;50)" office:value-type="float" office:value="16">
            <text:p>+16</text:p>
          </table:table-cell>
          <table:table-cell table:style-name="ce4" office:value-type="string">
            <text:p>=</text:p>
          </table:table-cell>
          <table:table-cell table:style-name="ce4" table:formula="of:=[.H35]*[.J35]+[.K35]" office:value-type="float" office:value="29">
            <text:p>29</text:p>
          </table:table-cell>
          <table:table-cell table:style-name="ce4" table:formula="of:=CONCATENATE([.H35];[.I35];IF([.K35]&gt;0;CONCATENATE(&quot;+&quot;;[.K35]);[.K35]);[.L35];[.M35])" office:value-type="string" office:string-value="-13x+16=29">
            <text:p>-13x+16=29</text:p>
          </table:table-cell>
          <table:table-cell table:style-name="ce5" table:formula="of:=RANDBETWEEN(-20;20)" office:value-type="float" office:value="-10">
            <text:p>-10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2">
            <text:p>-2</text:p>
          </table:table-cell>
          <table:table-cell table:style-name="ce5" table:formula="of:=RANDBETWEEN(-50;50)" office:value-type="float" office:value="-16">
            <text:p>-16</text:p>
          </table:table-cell>
          <table:table-cell table:style-name="ce4" office:value-type="string">
            <text:p>=</text:p>
          </table:table-cell>
          <table:table-cell table:style-name="ce4" table:formula="of:=[.O35]*[.Q35]+[.R35]" office:value-type="float" office:value="4">
            <text:p>4</text:p>
          </table:table-cell>
          <table:table-cell table:style-name="ce4" table:formula="of:=CONCATENATE([.O35];[.P35];IF([.R35]&gt;0;CONCATENATE(&quot;+&quot;;[.R35]);[.R35]);[.S35];[.T35])" office:value-type="string" office:string-value="-10x-16=4">
            <text:p>-10x-16=4</text:p>
          </table:table-cell>
          <table:table-cell table:style-name="ce5" table:formula="of:=RANDBETWEEN(-20;20)" office:value-type="float" office:value="9">
            <text:p>+9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9">
            <text:p>+9</text:p>
          </table:table-cell>
          <table:table-cell table:style-name="ce5" table:formula="of:=RANDBETWEEN(-50;50)" office:value-type="float" office:value="-35">
            <text:p>-35</text:p>
          </table:table-cell>
          <table:table-cell table:style-name="ce4" office:value-type="string">
            <text:p>=</text:p>
          </table:table-cell>
          <table:table-cell table:style-name="ce4" table:formula="of:=[.V35]*[.X35]+[.Y35]" office:value-type="float" office:value="46">
            <text:p>46</text:p>
          </table:table-cell>
          <table:table-cell table:style-name="ce4" table:formula="of:=CONCATENATE([.V35];[.W35];IF([.Y35]&gt;0;CONCATENATE(&quot;+&quot;;[.Y35]);[.Y35]);[.Z35];[.AA35])" office:value-type="string" office:string-value="9x-35=46">
            <text:p>9x-35=46</text:p>
          </table:table-cell>
          <table:table-cell table:style-name="ce5" table:formula="of:=RANDBETWEEN(-20;20)" office:value-type="float" office:value="4">
            <text:p>+4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16">
            <text:p>-16</text:p>
          </table:table-cell>
          <table:table-cell table:style-name="ce5" table:formula="of:=RANDBETWEEN(-50;50)" office:value-type="float" office:value="-40">
            <text:p>-40</text:p>
          </table:table-cell>
          <table:table-cell table:style-name="ce4" office:value-type="string">
            <text:p>=</text:p>
          </table:table-cell>
          <table:table-cell table:style-name="ce4" table:formula="of:=[.AC35]*[.AE35]+[.AF35]" office:value-type="float" office:value="-104">
            <text:p>-104</text:p>
          </table:table-cell>
          <table:table-cell table:style-name="ce4" table:formula="of:=CONCATENATE([.AC35];[.AD35];IF([.AF35]&gt;0;CONCATENATE(&quot;+&quot;;[.AF35]);[.AF35]);[.AG35];[.AH35])" office:value-type="string" office:string-value="4x-40=-104">
            <text:p>4x-40=-104</text:p>
          </table:table-cell>
        </table:table-row>
        <table:table-row table:style-name="ro1">
          <table:table-cell table:style-name="ce1" table:formula="of:=RANDBETWEEN(-20;20)" office:value-type="float" office:value="-6">
            <text:p>-6</text:p>
          </table:table-cell>
          <table:table-cell table:style-name="ce3" office:value-type="string">
            <text:p>x</text:p>
          </table:table-cell>
          <table:table-cell table:style-name="ce1" table:formula="of:=RANDBETWEEN(-20;20)" office:value-type="float" office:value="-5">
            <text:p>-5</text:p>
          </table:table-cell>
          <table:table-cell table:style-name="ce1" table:formula="of:=RANDBETWEEN(-50;50)" office:value-type="float" office:value="49">
            <text:p>+49</text:p>
          </table:table-cell>
          <table:table-cell table:style-name="ce3" office:value-type="string">
            <text:p>=</text:p>
          </table:table-cell>
          <table:table-cell table:style-name="ce3" table:formula="of:=[.A36]*[.C36]+[.D36]" office:value-type="float" office:value="79">
            <text:p>79</text:p>
          </table:table-cell>
          <table:table-cell table:style-name="ce4" table:formula="of:=CONCATENATE([.A36];[.B36];IF([.D36]&gt;0;CONCATENATE(&quot;+&quot;;[.D36]);[.D36]);[.E36];[.F36])" office:value-type="string" office:string-value="-6x+49=79">
            <text:p>-6x+49=79</text:p>
          </table:table-cell>
          <table:table-cell table:style-name="ce5" table:formula="of:=RANDBETWEEN(-20;20)" office:value-type="float" office:value="-6">
            <text:p>-6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20">
            <text:p>-20</text:p>
          </table:table-cell>
          <table:table-cell table:style-name="ce5" table:formula="of:=RANDBETWEEN(-50;50)" office:value-type="float" office:value="-6">
            <text:p>-6</text:p>
          </table:table-cell>
          <table:table-cell table:style-name="ce4" office:value-type="string">
            <text:p>=</text:p>
          </table:table-cell>
          <table:table-cell table:style-name="ce4" table:formula="of:=[.H36]*[.J36]+[.K36]" office:value-type="float" office:value="114">
            <text:p>114</text:p>
          </table:table-cell>
          <table:table-cell table:style-name="ce4" table:formula="of:=CONCATENATE([.H36];[.I36];IF([.K36]&gt;0;CONCATENATE(&quot;+&quot;;[.K36]);[.K36]);[.L36];[.M36])" office:value-type="string" office:string-value="-6x-6=114">
            <text:p>-6x-6=114</text:p>
          </table:table-cell>
          <table:table-cell table:style-name="ce5" table:formula="of:=RANDBETWEEN(-20;20)" office:value-type="float" office:value="10">
            <text:p>+10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16">
            <text:p>+16</text:p>
          </table:table-cell>
          <table:table-cell table:style-name="ce5" table:formula="of:=RANDBETWEEN(-50;50)" office:value-type="float" office:value="4">
            <text:p>+4</text:p>
          </table:table-cell>
          <table:table-cell table:style-name="ce4" office:value-type="string">
            <text:p>=</text:p>
          </table:table-cell>
          <table:table-cell table:style-name="ce4" table:formula="of:=[.O36]*[.Q36]+[.R36]" office:value-type="float" office:value="164">
            <text:p>164</text:p>
          </table:table-cell>
          <table:table-cell table:style-name="ce4" table:formula="of:=CONCATENATE([.O36];[.P36];IF([.R36]&gt;0;CONCATENATE(&quot;+&quot;;[.R36]);[.R36]);[.S36];[.T36])" office:value-type="string" office:string-value="10x+4=164">
            <text:p>10x+4=164</text:p>
          </table:table-cell>
          <table:table-cell table:style-name="ce5" table:formula="of:=RANDBETWEEN(-20;20)" office:value-type="float" office:value="-19">
            <text:p>-19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16">
            <text:p>+16</text:p>
          </table:table-cell>
          <table:table-cell table:style-name="ce5" table:formula="of:=RANDBETWEEN(-50;50)" office:value-type="float" office:value="50">
            <text:p>+50</text:p>
          </table:table-cell>
          <table:table-cell table:style-name="ce4" office:value-type="string">
            <text:p>=</text:p>
          </table:table-cell>
          <table:table-cell table:style-name="ce4" table:formula="of:=[.V36]*[.X36]+[.Y36]" office:value-type="float" office:value="-254">
            <text:p>-254</text:p>
          </table:table-cell>
          <table:table-cell table:style-name="ce4" table:formula="of:=CONCATENATE([.V36];[.W36];IF([.Y36]&gt;0;CONCATENATE(&quot;+&quot;;[.Y36]);[.Y36]);[.Z36];[.AA36])" office:value-type="string" office:string-value="-19x+50=-254">
            <text:p>-19x+50=-254</text:p>
          </table:table-cell>
          <table:table-cell table:style-name="ce5" table:formula="of:=RANDBETWEEN(-20;20)" office:value-type="float" office:value="11">
            <text:p>+11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10">
            <text:p>-10</text:p>
          </table:table-cell>
          <table:table-cell table:style-name="ce5" table:formula="of:=RANDBETWEEN(-50;50)" office:value-type="float" office:value="17">
            <text:p>+17</text:p>
          </table:table-cell>
          <table:table-cell table:style-name="ce4" office:value-type="string">
            <text:p>=</text:p>
          </table:table-cell>
          <table:table-cell table:style-name="ce4" table:formula="of:=[.AC36]*[.AE36]+[.AF36]" office:value-type="float" office:value="-93">
            <text:p>-93</text:p>
          </table:table-cell>
          <table:table-cell table:style-name="ce4" table:formula="of:=CONCATENATE([.AC36];[.AD36];IF([.AF36]&gt;0;CONCATENATE(&quot;+&quot;;[.AF36]);[.AF36]);[.AG36];[.AH36])" office:value-type="string" office:string-value="11x+17=-93">
            <text:p>11x+17=-93</text:p>
          </table:table-cell>
        </table:table-row>
        <table:table-row table:style-name="ro1">
          <table:table-cell table:style-name="ce1" table:formula="of:=RANDBETWEEN(-20;20)" office:value-type="float" office:value="14">
            <text:p>+14</text:p>
          </table:table-cell>
          <table:table-cell table:style-name="ce3" office:value-type="string">
            <text:p>x</text:p>
          </table:table-cell>
          <table:table-cell table:style-name="ce1" table:formula="of:=RANDBETWEEN(-20;20)" office:value-type="float" office:value="13">
            <text:p>+13</text:p>
          </table:table-cell>
          <table:table-cell table:style-name="ce1" table:formula="of:=RANDBETWEEN(-50;50)" office:value-type="float" office:value="38">
            <text:p>+38</text:p>
          </table:table-cell>
          <table:table-cell table:style-name="ce3" office:value-type="string">
            <text:p>=</text:p>
          </table:table-cell>
          <table:table-cell table:style-name="ce3" table:formula="of:=[.A37]*[.C37]+[.D37]" office:value-type="float" office:value="220">
            <text:p>220</text:p>
          </table:table-cell>
          <table:table-cell table:style-name="ce4" table:formula="of:=CONCATENATE([.A37];[.B37];IF([.D37]&gt;0;CONCATENATE(&quot;+&quot;;[.D37]);[.D37]);[.E37];[.F37])" office:value-type="string" office:string-value="14x+38=220">
            <text:p>14x+38=220</text:p>
          </table:table-cell>
          <table:table-cell table:style-name="ce5" table:formula="of:=RANDBETWEEN(-20;20)" office:value-type="float" office:value="-2">
            <text:p>-2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16">
            <text:p>-16</text:p>
          </table:table-cell>
          <table:table-cell table:style-name="ce5" table:formula="of:=RANDBETWEEN(-50;50)" office:value-type="float" office:value="21">
            <text:p>+21</text:p>
          </table:table-cell>
          <table:table-cell table:style-name="ce4" office:value-type="string">
            <text:p>=</text:p>
          </table:table-cell>
          <table:table-cell table:style-name="ce4" table:formula="of:=[.H37]*[.J37]+[.K37]" office:value-type="float" office:value="53">
            <text:p>53</text:p>
          </table:table-cell>
          <table:table-cell table:style-name="ce4" table:formula="of:=CONCATENATE([.H37];[.I37];IF([.K37]&gt;0;CONCATENATE(&quot;+&quot;;[.K37]);[.K37]);[.L37];[.M37])" office:value-type="string" office:string-value="-2x+21=53">
            <text:p>-2x+21=53</text:p>
          </table:table-cell>
          <table:table-cell table:style-name="ce5" table:formula="of:=RANDBETWEEN(-20;20)" office:value-type="float" office:value="-20">
            <text:p>-20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0">
            <text:p>+0</text:p>
          </table:table-cell>
          <table:table-cell table:style-name="ce5" table:formula="of:=RANDBETWEEN(-50;50)" office:value-type="float" office:value="36">
            <text:p>+36</text:p>
          </table:table-cell>
          <table:table-cell table:style-name="ce4" office:value-type="string">
            <text:p>=</text:p>
          </table:table-cell>
          <table:table-cell table:style-name="ce4" table:formula="of:=[.O37]*[.Q37]+[.R37]" office:value-type="float" office:value="36">
            <text:p>36</text:p>
          </table:table-cell>
          <table:table-cell table:style-name="ce4" table:formula="of:=CONCATENATE([.O37];[.P37];IF([.R37]&gt;0;CONCATENATE(&quot;+&quot;;[.R37]);[.R37]);[.S37];[.T37])" office:value-type="string" office:string-value="-20x+36=36">
            <text:p>-20x+36=36</text:p>
          </table:table-cell>
          <table:table-cell table:style-name="ce5" table:formula="of:=RANDBETWEEN(-20;20)" office:value-type="float" office:value="-4">
            <text:p>-4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7">
            <text:p>+7</text:p>
          </table:table-cell>
          <table:table-cell table:style-name="ce5" table:formula="of:=RANDBETWEEN(-50;50)" office:value-type="float" office:value="-25">
            <text:p>-25</text:p>
          </table:table-cell>
          <table:table-cell table:style-name="ce4" office:value-type="string">
            <text:p>=</text:p>
          </table:table-cell>
          <table:table-cell table:style-name="ce4" table:formula="of:=[.V37]*[.X37]+[.Y37]" office:value-type="float" office:value="-53">
            <text:p>-53</text:p>
          </table:table-cell>
          <table:table-cell table:style-name="ce4" table:formula="of:=CONCATENATE([.V37];[.W37];IF([.Y37]&gt;0;CONCATENATE(&quot;+&quot;;[.Y37]);[.Y37]);[.Z37];[.AA37])" office:value-type="string" office:string-value="-4x-25=-53">
            <text:p>-4x-25=-53</text:p>
          </table:table-cell>
          <table:table-cell table:style-name="ce5" table:formula="of:=RANDBETWEEN(-20;20)" office:value-type="float" office:value="0">
            <text:p>+0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9">
            <text:p>+9</text:p>
          </table:table-cell>
          <table:table-cell table:style-name="ce5" table:formula="of:=RANDBETWEEN(-50;50)" office:value-type="float" office:value="47">
            <text:p>+47</text:p>
          </table:table-cell>
          <table:table-cell table:style-name="ce4" office:value-type="string">
            <text:p>=</text:p>
          </table:table-cell>
          <table:table-cell table:style-name="ce4" table:formula="of:=[.AC37]*[.AE37]+[.AF37]" office:value-type="float" office:value="47">
            <text:p>47</text:p>
          </table:table-cell>
          <table:table-cell table:style-name="ce4" table:formula="of:=CONCATENATE([.AC37];[.AD37];IF([.AF37]&gt;0;CONCATENATE(&quot;+&quot;;[.AF37]);[.AF37]);[.AG37];[.AH37])" office:value-type="string" office:string-value="0x+47=47">
            <text:p>0x+47=47</text:p>
          </table:table-cell>
        </table:table-row>
        <table:table-row table:style-name="ro1">
          <table:table-cell table:style-name="ce1" table:formula="of:=RANDBETWEEN(-20;20)" office:value-type="float" office:value="-17">
            <text:p>-17</text:p>
          </table:table-cell>
          <table:table-cell table:style-name="ce3" office:value-type="string">
            <text:p>x</text:p>
          </table:table-cell>
          <table:table-cell table:style-name="ce1" table:formula="of:=RANDBETWEEN(-20;20)" office:value-type="float" office:value="13">
            <text:p>+13</text:p>
          </table:table-cell>
          <table:table-cell table:style-name="ce1" table:formula="of:=RANDBETWEEN(-50;50)" office:value-type="float" office:value="40">
            <text:p>+40</text:p>
          </table:table-cell>
          <table:table-cell table:style-name="ce3" office:value-type="string">
            <text:p>=</text:p>
          </table:table-cell>
          <table:table-cell table:style-name="ce3" table:formula="of:=[.A38]*[.C38]+[.D38]" office:value-type="float" office:value="-181">
            <text:p>-181</text:p>
          </table:table-cell>
          <table:table-cell table:style-name="ce4" table:formula="of:=CONCATENATE([.A38];[.B38];IF([.D38]&gt;0;CONCATENATE(&quot;+&quot;;[.D38]);[.D38]);[.E38];[.F38])" office:value-type="string" office:string-value="-17x+40=-181">
            <text:p>-17x+40=-181</text:p>
          </table:table-cell>
          <table:table-cell table:style-name="ce5" table:formula="of:=RANDBETWEEN(-20;20)" office:value-type="float" office:value="-17">
            <text:p>-17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5">
            <text:p>-5</text:p>
          </table:table-cell>
          <table:table-cell table:style-name="ce5" table:formula="of:=RANDBETWEEN(-50;50)" office:value-type="float" office:value="-18">
            <text:p>-18</text:p>
          </table:table-cell>
          <table:table-cell table:style-name="ce4" office:value-type="string">
            <text:p>=</text:p>
          </table:table-cell>
          <table:table-cell table:style-name="ce4" table:formula="of:=[.H38]*[.J38]+[.K38]" office:value-type="float" office:value="67">
            <text:p>67</text:p>
          </table:table-cell>
          <table:table-cell table:style-name="ce4" table:formula="of:=CONCATENATE([.H38];[.I38];IF([.K38]&gt;0;CONCATENATE(&quot;+&quot;;[.K38]);[.K38]);[.L38];[.M38])" office:value-type="string" office:string-value="-17x-18=67">
            <text:p>-17x-18=67</text:p>
          </table:table-cell>
          <table:table-cell table:style-name="ce5" table:formula="of:=RANDBETWEEN(-20;20)" office:value-type="float" office:value="-10">
            <text:p>-10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2">
            <text:p>+2</text:p>
          </table:table-cell>
          <table:table-cell table:style-name="ce5" table:formula="of:=RANDBETWEEN(-50;50)" office:value-type="float" office:value="45">
            <text:p>+45</text:p>
          </table:table-cell>
          <table:table-cell table:style-name="ce4" office:value-type="string">
            <text:p>=</text:p>
          </table:table-cell>
          <table:table-cell table:style-name="ce4" table:formula="of:=[.O38]*[.Q38]+[.R38]" office:value-type="float" office:value="25">
            <text:p>25</text:p>
          </table:table-cell>
          <table:table-cell table:style-name="ce4" table:formula="of:=CONCATENATE([.O38];[.P38];IF([.R38]&gt;0;CONCATENATE(&quot;+&quot;;[.R38]);[.R38]);[.S38];[.T38])" office:value-type="string" office:string-value="-10x+45=25">
            <text:p>-10x+45=25</text:p>
          </table:table-cell>
          <table:table-cell table:style-name="ce5" table:formula="of:=RANDBETWEEN(-20;20)" office:value-type="float" office:value="-11">
            <text:p>-11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8">
            <text:p>+8</text:p>
          </table:table-cell>
          <table:table-cell table:style-name="ce5" table:formula="of:=RANDBETWEEN(-50;50)" office:value-type="float" office:value="2">
            <text:p>+2</text:p>
          </table:table-cell>
          <table:table-cell table:style-name="ce4" office:value-type="string">
            <text:p>=</text:p>
          </table:table-cell>
          <table:table-cell table:style-name="ce4" table:formula="of:=[.V38]*[.X38]+[.Y38]" office:value-type="float" office:value="-86">
            <text:p>-86</text:p>
          </table:table-cell>
          <table:table-cell table:style-name="ce4" table:formula="of:=CONCATENATE([.V38];[.W38];IF([.Y38]&gt;0;CONCATENATE(&quot;+&quot;;[.Y38]);[.Y38]);[.Z38];[.AA38])" office:value-type="string" office:string-value="-11x+2=-86">
            <text:p>-11x+2=-86</text:p>
          </table:table-cell>
          <table:table-cell table:style-name="ce5" table:formula="of:=RANDBETWEEN(-20;20)" office:value-type="float" office:value="20">
            <text:p>+20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13">
            <text:p>+13</text:p>
          </table:table-cell>
          <table:table-cell table:style-name="ce5" table:formula="of:=RANDBETWEEN(-50;50)" office:value-type="float" office:value="-7">
            <text:p>-7</text:p>
          </table:table-cell>
          <table:table-cell table:style-name="ce4" office:value-type="string">
            <text:p>=</text:p>
          </table:table-cell>
          <table:table-cell table:style-name="ce4" table:formula="of:=[.AC38]*[.AE38]+[.AF38]" office:value-type="float" office:value="253">
            <text:p>253</text:p>
          </table:table-cell>
          <table:table-cell table:style-name="ce4" table:formula="of:=CONCATENATE([.AC38];[.AD38];IF([.AF38]&gt;0;CONCATENATE(&quot;+&quot;;[.AF38]);[.AF38]);[.AG38];[.AH38])" office:value-type="string" office:string-value="20x-7=253">
            <text:p>20x-7=253</text:p>
          </table:table-cell>
        </table:table-row>
        <table:table-row table:style-name="ro1">
          <table:table-cell table:style-name="ce1" table:formula="of:=RANDBETWEEN(-20;20)" office:value-type="float" office:value="15">
            <text:p>+15</text:p>
          </table:table-cell>
          <table:table-cell table:style-name="ce3" office:value-type="string">
            <text:p>x</text:p>
          </table:table-cell>
          <table:table-cell table:style-name="ce1" table:formula="of:=RANDBETWEEN(-20;20)" office:value-type="float" office:value="-3">
            <text:p>-3</text:p>
          </table:table-cell>
          <table:table-cell table:style-name="ce1" table:formula="of:=RANDBETWEEN(-50;50)" office:value-type="float" office:value="3">
            <text:p>+3</text:p>
          </table:table-cell>
          <table:table-cell table:style-name="ce3" office:value-type="string">
            <text:p>=</text:p>
          </table:table-cell>
          <table:table-cell table:style-name="ce3" table:formula="of:=[.A39]*[.C39]+[.D39]" office:value-type="float" office:value="-42">
            <text:p>-42</text:p>
          </table:table-cell>
          <table:table-cell table:style-name="ce4" table:formula="of:=CONCATENATE([.A39];[.B39];IF([.D39]&gt;0;CONCATENATE(&quot;+&quot;;[.D39]);[.D39]);[.E39];[.F39])" office:value-type="string" office:string-value="15x+3=-42">
            <text:p>15x+3=-42</text:p>
          </table:table-cell>
          <table:table-cell table:style-name="ce5" table:formula="of:=RANDBETWEEN(-20;20)" office:value-type="float" office:value="17">
            <text:p>+17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11">
            <text:p>-11</text:p>
          </table:table-cell>
          <table:table-cell table:style-name="ce5" table:formula="of:=RANDBETWEEN(-50;50)" office:value-type="float" office:value="17">
            <text:p>+17</text:p>
          </table:table-cell>
          <table:table-cell table:style-name="ce4" office:value-type="string">
            <text:p>=</text:p>
          </table:table-cell>
          <table:table-cell table:style-name="ce4" table:formula="of:=[.H39]*[.J39]+[.K39]" office:value-type="float" office:value="-170">
            <text:p>-170</text:p>
          </table:table-cell>
          <table:table-cell table:style-name="ce4" table:formula="of:=CONCATENATE([.H39];[.I39];IF([.K39]&gt;0;CONCATENATE(&quot;+&quot;;[.K39]);[.K39]);[.L39];[.M39])" office:value-type="string" office:string-value="17x+17=-170">
            <text:p>17x+17=-170</text:p>
          </table:table-cell>
          <table:table-cell table:style-name="ce5" table:formula="of:=RANDBETWEEN(-20;20)" office:value-type="float" office:value="-5">
            <text:p>-5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6">
            <text:p>+6</text:p>
          </table:table-cell>
          <table:table-cell table:style-name="ce5" table:formula="of:=RANDBETWEEN(-50;50)" office:value-type="float" office:value="32">
            <text:p>+32</text:p>
          </table:table-cell>
          <table:table-cell table:style-name="ce4" office:value-type="string">
            <text:p>=</text:p>
          </table:table-cell>
          <table:table-cell table:style-name="ce4" table:formula="of:=[.O39]*[.Q39]+[.R39]" office:value-type="float" office:value="2">
            <text:p>2</text:p>
          </table:table-cell>
          <table:table-cell table:style-name="ce4" table:formula="of:=CONCATENATE([.O39];[.P39];IF([.R39]&gt;0;CONCATENATE(&quot;+&quot;;[.R39]);[.R39]);[.S39];[.T39])" office:value-type="string" office:string-value="-5x+32=2">
            <text:p>-5x+32=2</text:p>
          </table:table-cell>
          <table:table-cell table:style-name="ce5" table:formula="of:=RANDBETWEEN(-20;20)" office:value-type="float" office:value="8">
            <text:p>+8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11">
            <text:p>+11</text:p>
          </table:table-cell>
          <table:table-cell table:style-name="ce5" table:formula="of:=RANDBETWEEN(-50;50)" office:value-type="float" office:value="44">
            <text:p>+44</text:p>
          </table:table-cell>
          <table:table-cell table:style-name="ce4" office:value-type="string">
            <text:p>=</text:p>
          </table:table-cell>
          <table:table-cell table:style-name="ce4" table:formula="of:=[.V39]*[.X39]+[.Y39]" office:value-type="float" office:value="132">
            <text:p>132</text:p>
          </table:table-cell>
          <table:table-cell table:style-name="ce4" table:formula="of:=CONCATENATE([.V39];[.W39];IF([.Y39]&gt;0;CONCATENATE(&quot;+&quot;;[.Y39]);[.Y39]);[.Z39];[.AA39])" office:value-type="string" office:string-value="8x+44=132">
            <text:p>8x+44=132</text:p>
          </table:table-cell>
          <table:table-cell table:style-name="ce5" table:formula="of:=RANDBETWEEN(-20;20)" office:value-type="float" office:value="13">
            <text:p>+13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8">
            <text:p>+8</text:p>
          </table:table-cell>
          <table:table-cell table:style-name="ce5" table:formula="of:=RANDBETWEEN(-50;50)" office:value-type="float" office:value="-14">
            <text:p>-14</text:p>
          </table:table-cell>
          <table:table-cell table:style-name="ce4" office:value-type="string">
            <text:p>=</text:p>
          </table:table-cell>
          <table:table-cell table:style-name="ce4" table:formula="of:=[.AC39]*[.AE39]+[.AF39]" office:value-type="float" office:value="90">
            <text:p>90</text:p>
          </table:table-cell>
          <table:table-cell table:style-name="ce4" table:formula="of:=CONCATENATE([.AC39];[.AD39];IF([.AF39]&gt;0;CONCATENATE(&quot;+&quot;;[.AF39]);[.AF39]);[.AG39];[.AH39])" office:value-type="string" office:string-value="13x-14=90">
            <text:p>13x-14=90</text:p>
          </table:table-cell>
        </table:table-row>
        <table:table-row table:style-name="ro1">
          <table:table-cell table:style-name="ce1" table:formula="of:=RANDBETWEEN(-20;20)" office:value-type="float" office:value="19">
            <text:p>+19</text:p>
          </table:table-cell>
          <table:table-cell table:style-name="ce3" office:value-type="string">
            <text:p>x</text:p>
          </table:table-cell>
          <table:table-cell table:style-name="ce1" table:formula="of:=RANDBETWEEN(-20;20)" office:value-type="float" office:value="13">
            <text:p>+13</text:p>
          </table:table-cell>
          <table:table-cell table:style-name="ce1" table:formula="of:=RANDBETWEEN(-50;50)" office:value-type="float" office:value="43">
            <text:p>+43</text:p>
          </table:table-cell>
          <table:table-cell table:style-name="ce3" office:value-type="string">
            <text:p>=</text:p>
          </table:table-cell>
          <table:table-cell table:style-name="ce3" table:formula="of:=[.A40]*[.C40]+[.D40]" office:value-type="float" office:value="290">
            <text:p>290</text:p>
          </table:table-cell>
          <table:table-cell table:style-name="ce4" table:formula="of:=CONCATENATE([.A40];[.B40];IF([.D40]&gt;0;CONCATENATE(&quot;+&quot;;[.D40]);[.D40]);[.E40];[.F40])" office:value-type="string" office:string-value="19x+43=290">
            <text:p>19x+43=290</text:p>
          </table:table-cell>
          <table:table-cell table:style-name="ce5" table:formula="of:=RANDBETWEEN(-20;20)" office:value-type="float" office:value="-19">
            <text:p>-19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20">
            <text:p>+20</text:p>
          </table:table-cell>
          <table:table-cell table:style-name="ce5" table:formula="of:=RANDBETWEEN(-50;50)" office:value-type="float" office:value="12">
            <text:p>+12</text:p>
          </table:table-cell>
          <table:table-cell table:style-name="ce4" office:value-type="string">
            <text:p>=</text:p>
          </table:table-cell>
          <table:table-cell table:style-name="ce4" table:formula="of:=[.H40]*[.J40]+[.K40]" office:value-type="float" office:value="-368">
            <text:p>-368</text:p>
          </table:table-cell>
          <table:table-cell table:style-name="ce4" table:formula="of:=CONCATENATE([.H40];[.I40];IF([.K40]&gt;0;CONCATENATE(&quot;+&quot;;[.K40]);[.K40]);[.L40];[.M40])" office:value-type="string" office:string-value="-19x+12=-368">
            <text:p>-19x+12=-368</text:p>
          </table:table-cell>
          <table:table-cell table:style-name="ce5" table:formula="of:=RANDBETWEEN(-20;20)" office:value-type="float" office:value="4">
            <text:p>+4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10">
            <text:p>+10</text:p>
          </table:table-cell>
          <table:table-cell table:style-name="ce5" table:formula="of:=RANDBETWEEN(-50;50)" office:value-type="float" office:value="-47">
            <text:p>-47</text:p>
          </table:table-cell>
          <table:table-cell table:style-name="ce4" office:value-type="string">
            <text:p>=</text:p>
          </table:table-cell>
          <table:table-cell table:style-name="ce4" table:formula="of:=[.O40]*[.Q40]+[.R40]" office:value-type="float" office:value="-7">
            <text:p>-7</text:p>
          </table:table-cell>
          <table:table-cell table:style-name="ce4" table:formula="of:=CONCATENATE([.O40];[.P40];IF([.R40]&gt;0;CONCATENATE(&quot;+&quot;;[.R40]);[.R40]);[.S40];[.T40])" office:value-type="string" office:string-value="4x-47=-7">
            <text:p>4x-47=-7</text:p>
          </table:table-cell>
          <table:table-cell table:style-name="ce5" table:formula="of:=RANDBETWEEN(-20;20)" office:value-type="float" office:value="19">
            <text:p>+19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11">
            <text:p>-11</text:p>
          </table:table-cell>
          <table:table-cell table:style-name="ce5" table:formula="of:=RANDBETWEEN(-50;50)" office:value-type="float" office:value="-40">
            <text:p>-40</text:p>
          </table:table-cell>
          <table:table-cell table:style-name="ce4" office:value-type="string">
            <text:p>=</text:p>
          </table:table-cell>
          <table:table-cell table:style-name="ce4" table:formula="of:=[.V40]*[.X40]+[.Y40]" office:value-type="float" office:value="-249">
            <text:p>-249</text:p>
          </table:table-cell>
          <table:table-cell table:style-name="ce4" table:formula="of:=CONCATENATE([.V40];[.W40];IF([.Y40]&gt;0;CONCATENATE(&quot;+&quot;;[.Y40]);[.Y40]);[.Z40];[.AA40])" office:value-type="string" office:string-value="19x-40=-249">
            <text:p>19x-40=-249</text:p>
          </table:table-cell>
          <table:table-cell table:style-name="ce5" table:formula="of:=RANDBETWEEN(-20;20)" office:value-type="float" office:value="19">
            <text:p>+19</text:p>
          </table:table-cell>
          <table:table-cell table:style-name="ce4" office:value-type="string">
            <text:p>x</text:p>
          </table:table-cell>
          <table:table-cell table:style-name="ce5" table:formula="of:=RANDBETWEEN(-20;20)" office:value-type="float" office:value="-14">
            <text:p>-14</text:p>
          </table:table-cell>
          <table:table-cell table:style-name="ce5" table:formula="of:=RANDBETWEEN(-50;50)" office:value-type="float" office:value="36">
            <text:p>+36</text:p>
          </table:table-cell>
          <table:table-cell table:style-name="ce4" office:value-type="string">
            <text:p>=</text:p>
          </table:table-cell>
          <table:table-cell table:style-name="ce4" table:formula="of:=[.AC40]*[.AE40]+[.AF40]" office:value-type="float" office:value="-230">
            <text:p>-230</text:p>
          </table:table-cell>
          <table:table-cell table:style-name="ce4" table:formula="of:=CONCATENATE([.AC40];[.AD40];IF([.AF40]&gt;0;CONCATENATE(&quot;+&quot;;[.AF40]);[.AF40]);[.AG40];[.AH40])" office:value-type="string" office:string-value="19x+36=-230">
            <text:p>19x+36=-230</text:p>
          </table:table-cell>
        </table:table-row>
        <table:table-row table:style-name="ro1" table:number-rows-repeated="65495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Answers" table:style-name="ta1" table:print="false">
        <table:table-column table:style-name="co5" table:default-cell-style-name="ce2"/>
        <table:table-column table:style-name="co5" table:default-cell-style-name="Default"/>
        <table:table-column table:style-name="co5" table:number-columns-repeated="2" table:default-cell-style-name="ce2"/>
        <table:table-column table:style-name="co5" table:default-cell-style-name="Default"/>
        <table:table-column table:style-name="co8" table:number-columns-repeated="2" table:default-cell-style-name="Default"/>
        <table:table-column table:style-name="co8" table:default-cell-style-name="ce2"/>
        <table:table-column table:style-name="co8" table:default-cell-style-name="Default"/>
        <table:table-column table:style-name="co8" table:number-columns-repeated="2" table:default-cell-style-name="ce2"/>
        <table:table-column table:style-name="co8" table:default-cell-style-name="Default"/>
        <table:table-column table:style-name="co8" table:default-cell-style-name="ce2"/>
        <table:table-column table:style-name="co8" table:default-cell-style-name="Default"/>
        <table:table-column table:style-name="co8" table:default-cell-style-name="ce2"/>
        <table:table-column table:style-name="co8" table:default-cell-style-name="Default"/>
        <table:table-column table:style-name="co8" table:number-columns-repeated="2" table:default-cell-style-name="ce2"/>
        <table:table-column table:style-name="co8" table:default-cell-style-name="Default"/>
        <table:table-column table:style-name="co8" table:default-cell-style-name="ce2"/>
        <table:table-column table:style-name="co8" table:default-cell-style-name="Default"/>
        <table:table-column table:style-name="co8" table:default-cell-style-name="ce2"/>
        <table:table-column table:style-name="co8" table:default-cell-style-name="Default"/>
        <table:table-column table:style-name="co8" table:number-columns-repeated="2" table:default-cell-style-name="ce2"/>
        <table:table-column table:style-name="co8" table:default-cell-style-name="Default"/>
        <table:table-column table:style-name="co8" table:default-cell-style-name="ce2"/>
        <table:table-column table:style-name="co8" table:default-cell-style-name="Default"/>
        <table:table-column table:style-name="co8" table:default-cell-style-name="ce2"/>
        <table:table-column table:style-name="co8" table:default-cell-style-name="Default"/>
        <table:table-column table:style-name="co8" table:number-columns-repeated="2" table:default-cell-style-name="ce2"/>
        <table:table-column table:style-name="co8" table:default-cell-style-name="Default"/>
        <table:table-column table:style-name="co8" table:default-cell-style-name="ce2"/>
        <table:table-column table:style-name="co8" table:default-cell-style-name="Default"/>
        <table:table-row table:style-name="ro1">
          <table:table-cell table:style-name="ce6" table:formula="of:=[Questions.C1]" office:value-type="float" office:value="-14">
            <text:p>-14</text:p>
          </table:table-cell>
          <table:table-cell table:style-name="ce6" table:formula="of:=[Questions.J1]" office:value-type="float" office:value="12">
            <text:p>12</text:p>
          </table:table-cell>
          <table:table-cell table:style-name="ce6" table:formula="of:=[Questions.Q1]" office:value-type="float" office:value="-9">
            <text:p>-9</text:p>
          </table:table-cell>
          <table:table-cell table:style-name="ce6" table:formula="of:=[Questions.X1]" office:value-type="float" office:value="-11">
            <text:p>-11</text:p>
          </table:table-cell>
          <table:table-cell table:style-name="ce6" table:formula="of:=[Questions.AE1]" office:value-type="float" office:value="12">
            <text:p>12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6" table:formula="of:=[Questions.C2]" office:value-type="float" office:value="-11">
            <text:p>-11</text:p>
          </table:table-cell>
          <table:table-cell table:style-name="ce6" table:formula="of:=[Questions.J2]" office:value-type="float" office:value="10">
            <text:p>10</text:p>
          </table:table-cell>
          <table:table-cell table:style-name="ce6" table:formula="of:=[Questions.Q2]" office:value-type="float" office:value="-17">
            <text:p>-17</text:p>
          </table:table-cell>
          <table:table-cell table:style-name="ce6" table:formula="of:=[Questions.X2]" office:value-type="float" office:value="1">
            <text:p>1</text:p>
          </table:table-cell>
          <table:table-cell table:style-name="ce6" table:formula="of:=[Questions.AE2]" office:value-type="float" office:value="8">
            <text:p>8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6" table:formula="of:=[Questions.C3]" office:value-type="float" office:value="10">
            <text:p>10</text:p>
          </table:table-cell>
          <table:table-cell table:style-name="ce6" table:formula="of:=[Questions.J3]" office:value-type="float" office:value="-14">
            <text:p>-14</text:p>
          </table:table-cell>
          <table:table-cell table:style-name="ce6" table:formula="of:=[Questions.Q3]" office:value-type="float" office:value="17">
            <text:p>17</text:p>
          </table:table-cell>
          <table:table-cell table:style-name="ce6" table:formula="of:=[Questions.X3]" office:value-type="float" office:value="16">
            <text:p>16</text:p>
          </table:table-cell>
          <table:table-cell table:style-name="ce6" table:formula="of:=[Questions.AE3]" office:value-type="float" office:value="20">
            <text:p>20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6" table:formula="of:=[Questions.C4]" office:value-type="float" office:value="11">
            <text:p>11</text:p>
          </table:table-cell>
          <table:table-cell table:style-name="ce6" table:formula="of:=[Questions.J4]" office:value-type="float" office:value="18">
            <text:p>18</text:p>
          </table:table-cell>
          <table:table-cell table:style-name="ce6" table:formula="of:=[Questions.Q4]" office:value-type="float" office:value="13">
            <text:p>13</text:p>
          </table:table-cell>
          <table:table-cell table:style-name="ce6" table:formula="of:=[Questions.X4]" office:value-type="float" office:value="8">
            <text:p>8</text:p>
          </table:table-cell>
          <table:table-cell table:style-name="ce6" table:formula="of:=[Questions.AE4]" office:value-type="float" office:value="-6">
            <text:p>-6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6" table:formula="of:=[Questions.C5]" office:value-type="float" office:value="-18">
            <text:p>-18</text:p>
          </table:table-cell>
          <table:table-cell table:style-name="ce6" table:formula="of:=[Questions.J5]" office:value-type="float" office:value="5">
            <text:p>5</text:p>
          </table:table-cell>
          <table:table-cell table:style-name="ce6" table:formula="of:=[Questions.Q5]" office:value-type="float" office:value="-9">
            <text:p>-9</text:p>
          </table:table-cell>
          <table:table-cell table:style-name="ce6" table:formula="of:=[Questions.X5]" office:value-type="float" office:value="14">
            <text:p>14</text:p>
          </table:table-cell>
          <table:table-cell table:style-name="ce6" table:formula="of:=[Questions.AE5]" office:value-type="float" office:value="19">
            <text:p>19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6" table:formula="of:=[Questions.C6]" office:value-type="float" office:value="-7">
            <text:p>-7</text:p>
          </table:table-cell>
          <table:table-cell table:style-name="ce6" table:formula="of:=[Questions.J6]" office:value-type="float" office:value="-16">
            <text:p>-16</text:p>
          </table:table-cell>
          <table:table-cell table:style-name="ce6" table:formula="of:=[Questions.Q6]" office:value-type="float" office:value="15">
            <text:p>15</text:p>
          </table:table-cell>
          <table:table-cell table:style-name="ce6" table:formula="of:=[Questions.X6]" office:value-type="float" office:value="7">
            <text:p>7</text:p>
          </table:table-cell>
          <table:table-cell table:style-name="ce6" table:formula="of:=[Questions.AE6]" office:value-type="float" office:value="-3">
            <text:p>-3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6" table:formula="of:=[Questions.C7]" office:value-type="float" office:value="2">
            <text:p>2</text:p>
          </table:table-cell>
          <table:table-cell table:style-name="ce6" table:formula="of:=[Questions.J7]" office:value-type="float" office:value="-2">
            <text:p>-2</text:p>
          </table:table-cell>
          <table:table-cell table:style-name="ce6" table:formula="of:=[Questions.Q7]" office:value-type="float" office:value="14">
            <text:p>14</text:p>
          </table:table-cell>
          <table:table-cell table:style-name="ce6" table:formula="of:=[Questions.X7]" office:value-type="float" office:value="8">
            <text:p>8</text:p>
          </table:table-cell>
          <table:table-cell table:style-name="ce6" table:formula="of:=[Questions.AE7]" office:value-type="float" office:value="14">
            <text:p>14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6" table:formula="of:=[Questions.C8]" office:value-type="float" office:value="7">
            <text:p>7</text:p>
          </table:table-cell>
          <table:table-cell table:style-name="ce6" table:formula="of:=[Questions.J8]" office:value-type="float" office:value="-20">
            <text:p>-20</text:p>
          </table:table-cell>
          <table:table-cell table:style-name="ce6" table:formula="of:=[Questions.Q8]" office:value-type="float" office:value="10">
            <text:p>10</text:p>
          </table:table-cell>
          <table:table-cell table:style-name="ce6" table:formula="of:=[Questions.X8]" office:value-type="float" office:value="19">
            <text:p>19</text:p>
          </table:table-cell>
          <table:table-cell table:style-name="ce6" table:formula="of:=[Questions.AE8]" office:value-type="float" office:value="-6">
            <text:p>-6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6" table:formula="of:=[Questions.C9]" office:value-type="float" office:value="-5">
            <text:p>-5</text:p>
          </table:table-cell>
          <table:table-cell table:style-name="ce6" table:formula="of:=[Questions.J9]" office:value-type="float" office:value="-8">
            <text:p>-8</text:p>
          </table:table-cell>
          <table:table-cell table:style-name="ce6" table:formula="of:=[Questions.Q9]" office:value-type="float" office:value="11">
            <text:p>11</text:p>
          </table:table-cell>
          <table:table-cell table:style-name="ce6" table:formula="of:=[Questions.X9]" office:value-type="float" office:value="-9">
            <text:p>-9</text:p>
          </table:table-cell>
          <table:table-cell table:style-name="ce6" table:formula="of:=[Questions.AE9]" office:value-type="float" office:value="14">
            <text:p>14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6" table:formula="of:=[Questions.C10]" office:value-type="float" office:value="2">
            <text:p>2</text:p>
          </table:table-cell>
          <table:table-cell table:style-name="ce6" table:formula="of:=[Questions.J10]" office:value-type="float" office:value="-8">
            <text:p>-8</text:p>
          </table:table-cell>
          <table:table-cell table:style-name="ce6" table:formula="of:=[Questions.Q10]" office:value-type="float" office:value="12">
            <text:p>12</text:p>
          </table:table-cell>
          <table:table-cell table:style-name="ce6" table:formula="of:=[Questions.X10]" office:value-type="float" office:value="0">
            <text:p>0</text:p>
          </table:table-cell>
          <table:table-cell table:style-name="ce6" table:formula="of:=[Questions.AE10]" office:value-type="float" office:value="2">
            <text:p>2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6" table:formula="of:=[Questions.C11]" office:value-type="float" office:value="-6">
            <text:p>-6</text:p>
          </table:table-cell>
          <table:table-cell table:style-name="ce6" table:formula="of:=[Questions.J11]" office:value-type="float" office:value="-10">
            <text:p>-10</text:p>
          </table:table-cell>
          <table:table-cell table:style-name="ce6" table:formula="of:=[Questions.Q11]" office:value-type="float" office:value="-14">
            <text:p>-14</text:p>
          </table:table-cell>
          <table:table-cell table:style-name="ce6" table:formula="of:=[Questions.X11]" office:value-type="float" office:value="10">
            <text:p>10</text:p>
          </table:table-cell>
          <table:table-cell table:style-name="ce6" table:formula="of:=[Questions.AE11]" office:value-type="float" office:value="-15">
            <text:p>-15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6" table:formula="of:=[Questions.C12]" office:value-type="float" office:value="20">
            <text:p>20</text:p>
          </table:table-cell>
          <table:table-cell table:style-name="ce6" table:formula="of:=[Questions.J12]" office:value-type="float" office:value="11">
            <text:p>11</text:p>
          </table:table-cell>
          <table:table-cell table:style-name="ce6" table:formula="of:=[Questions.Q12]" office:value-type="float" office:value="-10">
            <text:p>-10</text:p>
          </table:table-cell>
          <table:table-cell table:style-name="ce6" table:formula="of:=[Questions.X12]" office:value-type="float" office:value="18">
            <text:p>18</text:p>
          </table:table-cell>
          <table:table-cell table:style-name="ce6" table:formula="of:=[Questions.AE12]" office:value-type="float" office:value="18">
            <text:p>18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6" table:formula="of:=[Questions.C13]" office:value-type="float" office:value="15">
            <text:p>15</text:p>
          </table:table-cell>
          <table:table-cell table:style-name="ce6" table:formula="of:=[Questions.J13]" office:value-type="float" office:value="-9">
            <text:p>-9</text:p>
          </table:table-cell>
          <table:table-cell table:style-name="ce6" table:formula="of:=[Questions.Q13]" office:value-type="float" office:value="-9">
            <text:p>-9</text:p>
          </table:table-cell>
          <table:table-cell table:style-name="ce6" table:formula="of:=[Questions.X13]" office:value-type="float" office:value="11">
            <text:p>11</text:p>
          </table:table-cell>
          <table:table-cell table:style-name="ce6" table:formula="of:=[Questions.AE13]" office:value-type="float" office:value="15">
            <text:p>15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6" table:formula="of:=[Questions.C14]" office:value-type="float" office:value="-10">
            <text:p>-10</text:p>
          </table:table-cell>
          <table:table-cell table:style-name="ce6" table:formula="of:=[Questions.J14]" office:value-type="float" office:value="-12">
            <text:p>-12</text:p>
          </table:table-cell>
          <table:table-cell table:style-name="ce6" table:formula="of:=[Questions.Q14]" office:value-type="float" office:value="-19">
            <text:p>-19</text:p>
          </table:table-cell>
          <table:table-cell table:style-name="ce6" table:formula="of:=[Questions.X14]" office:value-type="float" office:value="-10">
            <text:p>-10</text:p>
          </table:table-cell>
          <table:table-cell table:style-name="ce6" table:formula="of:=[Questions.AE14]" office:value-type="float" office:value="-17">
            <text:p>-17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6" table:formula="of:=[Questions.C15]" office:value-type="float" office:value="-19">
            <text:p>-19</text:p>
          </table:table-cell>
          <table:table-cell table:style-name="ce6" table:formula="of:=[Questions.J15]" office:value-type="float" office:value="-5">
            <text:p>-5</text:p>
          </table:table-cell>
          <table:table-cell table:style-name="ce6" table:formula="of:=[Questions.Q15]" office:value-type="float" office:value="-7">
            <text:p>-7</text:p>
          </table:table-cell>
          <table:table-cell table:style-name="ce6" table:formula="of:=[Questions.X15]" office:value-type="float" office:value="20">
            <text:p>20</text:p>
          </table:table-cell>
          <table:table-cell table:style-name="ce6" table:formula="of:=[Questions.AE15]" office:value-type="float" office:value="3">
            <text:p>3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6" table:formula="of:=[Questions.C16]" office:value-type="float" office:value="8">
            <text:p>8</text:p>
          </table:table-cell>
          <table:table-cell table:style-name="ce6" table:formula="of:=[Questions.J16]" office:value-type="float" office:value="10">
            <text:p>10</text:p>
          </table:table-cell>
          <table:table-cell table:style-name="ce6" table:formula="of:=[Questions.Q16]" office:value-type="float" office:value="10">
            <text:p>10</text:p>
          </table:table-cell>
          <table:table-cell table:style-name="ce6" table:formula="of:=[Questions.X16]" office:value-type="float" office:value="3">
            <text:p>3</text:p>
          </table:table-cell>
          <table:table-cell table:style-name="ce6" table:formula="of:=[Questions.AE16]" office:value-type="float" office:value="17">
            <text:p>17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6" table:formula="of:=[Questions.C17]" office:value-type="float" office:value="17">
            <text:p>17</text:p>
          </table:table-cell>
          <table:table-cell table:style-name="ce6" table:formula="of:=[Questions.J17]" office:value-type="float" office:value="19">
            <text:p>19</text:p>
          </table:table-cell>
          <table:table-cell table:style-name="ce6" table:formula="of:=[Questions.Q17]" office:value-type="float" office:value="16">
            <text:p>16</text:p>
          </table:table-cell>
          <table:table-cell table:style-name="ce6" table:formula="of:=[Questions.X17]" office:value-type="float" office:value="-8">
            <text:p>-8</text:p>
          </table:table-cell>
          <table:table-cell table:style-name="ce6" table:formula="of:=[Questions.AE17]" office:value-type="float" office:value="6">
            <text:p>6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6" table:formula="of:=[Questions.C18]" office:value-type="float" office:value="13">
            <text:p>13</text:p>
          </table:table-cell>
          <table:table-cell table:style-name="ce6" table:formula="of:=[Questions.J18]" office:value-type="float" office:value="18">
            <text:p>18</text:p>
          </table:table-cell>
          <table:table-cell table:style-name="ce6" table:formula="of:=[Questions.Q18]" office:value-type="float" office:value="11">
            <text:p>11</text:p>
          </table:table-cell>
          <table:table-cell table:style-name="ce6" table:formula="of:=[Questions.X18]" office:value-type="float" office:value="-20">
            <text:p>-20</text:p>
          </table:table-cell>
          <table:table-cell table:style-name="ce6" table:formula="of:=[Questions.AE18]" office:value-type="float" office:value="1">
            <text:p>1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6" table:formula="of:=[Questions.C19]" office:value-type="float" office:value="13">
            <text:p>13</text:p>
          </table:table-cell>
          <table:table-cell table:style-name="ce6" table:formula="of:=[Questions.J19]" office:value-type="float" office:value="-13">
            <text:p>-13</text:p>
          </table:table-cell>
          <table:table-cell table:style-name="ce6" table:formula="of:=[Questions.Q19]" office:value-type="float" office:value="20">
            <text:p>20</text:p>
          </table:table-cell>
          <table:table-cell table:style-name="ce6" table:formula="of:=[Questions.X19]" office:value-type="float" office:value="-12">
            <text:p>-12</text:p>
          </table:table-cell>
          <table:table-cell table:style-name="ce6" table:formula="of:=[Questions.AE19]" office:value-type="float" office:value="-10">
            <text:p>-10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6" table:formula="of:=[Questions.C20]" office:value-type="float" office:value="-7">
            <text:p>-7</text:p>
          </table:table-cell>
          <table:table-cell table:style-name="ce6" table:formula="of:=[Questions.J20]" office:value-type="float" office:value="0">
            <text:p>0</text:p>
          </table:table-cell>
          <table:table-cell table:style-name="ce6" table:formula="of:=[Questions.Q20]" office:value-type="float" office:value="-18">
            <text:p>-18</text:p>
          </table:table-cell>
          <table:table-cell table:style-name="ce6" table:formula="of:=[Questions.X20]" office:value-type="float" office:value="17">
            <text:p>17</text:p>
          </table:table-cell>
          <table:table-cell table:style-name="ce6" table:formula="of:=[Questions.AE20]" office:value-type="float" office:value="-9">
            <text:p>-9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6" table:formula="of:=[Questions.C21]" office:value-type="float" office:value="9">
            <text:p>9</text:p>
          </table:table-cell>
          <table:table-cell table:style-name="ce6" table:formula="of:=[Questions.J21]" office:value-type="float" office:value="7">
            <text:p>7</text:p>
          </table:table-cell>
          <table:table-cell table:style-name="ce6" table:formula="of:=[Questions.Q21]" office:value-type="float" office:value="-12">
            <text:p>-12</text:p>
          </table:table-cell>
          <table:table-cell table:style-name="ce6" table:formula="of:=[Questions.X21]" office:value-type="float" office:value="-18">
            <text:p>-18</text:p>
          </table:table-cell>
          <table:table-cell table:style-name="ce6" table:formula="of:=[Questions.AE21]" office:value-type="float" office:value="-2">
            <text:p>-2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6" table:formula="of:=[Questions.C22]" office:value-type="float" office:value="15">
            <text:p>15</text:p>
          </table:table-cell>
          <table:table-cell table:style-name="ce6" table:formula="of:=[Questions.J22]" office:value-type="float" office:value="16">
            <text:p>16</text:p>
          </table:table-cell>
          <table:table-cell table:style-name="ce6" table:formula="of:=[Questions.Q22]" office:value-type="float" office:value="3">
            <text:p>3</text:p>
          </table:table-cell>
          <table:table-cell table:style-name="ce6" table:formula="of:=[Questions.X22]" office:value-type="float" office:value="14">
            <text:p>14</text:p>
          </table:table-cell>
          <table:table-cell table:style-name="ce6" table:formula="of:=[Questions.AE22]" office:value-type="float" office:value="-20">
            <text:p>-20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6" table:formula="of:=[Questions.C23]" office:value-type="float" office:value="5">
            <text:p>5</text:p>
          </table:table-cell>
          <table:table-cell table:style-name="ce6" table:formula="of:=[Questions.J23]" office:value-type="float" office:value="15">
            <text:p>15</text:p>
          </table:table-cell>
          <table:table-cell table:style-name="ce6" table:formula="of:=[Questions.Q23]" office:value-type="float" office:value="-15">
            <text:p>-15</text:p>
          </table:table-cell>
          <table:table-cell table:style-name="ce6" table:formula="of:=[Questions.X23]" office:value-type="float" office:value="10">
            <text:p>10</text:p>
          </table:table-cell>
          <table:table-cell table:style-name="ce6" table:formula="of:=[Questions.AE23]" office:value-type="float" office:value="-3">
            <text:p>-3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6" table:formula="of:=[Questions.C24]" office:value-type="float" office:value="7">
            <text:p>7</text:p>
          </table:table-cell>
          <table:table-cell table:style-name="ce6" table:formula="of:=[Questions.J24]" office:value-type="float" office:value="18">
            <text:p>18</text:p>
          </table:table-cell>
          <table:table-cell table:style-name="ce6" table:formula="of:=[Questions.Q24]" office:value-type="float" office:value="2">
            <text:p>2</text:p>
          </table:table-cell>
          <table:table-cell table:style-name="ce6" table:formula="of:=[Questions.X24]" office:value-type="float" office:value="-8">
            <text:p>-8</text:p>
          </table:table-cell>
          <table:table-cell table:style-name="ce6" table:formula="of:=[Questions.AE24]" office:value-type="float" office:value="-14">
            <text:p>-14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6" table:formula="of:=[Questions.C25]" office:value-type="float" office:value="-5">
            <text:p>-5</text:p>
          </table:table-cell>
          <table:table-cell table:style-name="ce6" table:formula="of:=[Questions.J25]" office:value-type="float" office:value="-17">
            <text:p>-17</text:p>
          </table:table-cell>
          <table:table-cell table:style-name="ce6" table:formula="of:=[Questions.Q25]" office:value-type="float" office:value="19">
            <text:p>19</text:p>
          </table:table-cell>
          <table:table-cell table:style-name="ce6" table:formula="of:=[Questions.X25]" office:value-type="float" office:value="-17">
            <text:p>-17</text:p>
          </table:table-cell>
          <table:table-cell table:style-name="ce6" table:formula="of:=[Questions.AE25]" office:value-type="float" office:value="-10">
            <text:p>-10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6" table:formula="of:=[Questions.C26]" office:value-type="float" office:value="-4">
            <text:p>-4</text:p>
          </table:table-cell>
          <table:table-cell table:style-name="ce6" table:formula="of:=[Questions.J26]" office:value-type="float" office:value="8">
            <text:p>8</text:p>
          </table:table-cell>
          <table:table-cell table:style-name="ce6" table:formula="of:=[Questions.Q26]" office:value-type="float" office:value="-6">
            <text:p>-6</text:p>
          </table:table-cell>
          <table:table-cell table:style-name="ce6" table:formula="of:=[Questions.X26]" office:value-type="float" office:value="-5">
            <text:p>-5</text:p>
          </table:table-cell>
          <table:table-cell table:style-name="ce6" table:formula="of:=[Questions.AE26]" office:value-type="float" office:value="-15">
            <text:p>-15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6" table:formula="of:=[Questions.C27]" office:value-type="float" office:value="-19">
            <text:p>-19</text:p>
          </table:table-cell>
          <table:table-cell table:style-name="ce6" table:formula="of:=[Questions.J27]" office:value-type="float" office:value="12">
            <text:p>12</text:p>
          </table:table-cell>
          <table:table-cell table:style-name="ce6" table:formula="of:=[Questions.Q27]" office:value-type="float" office:value="-7">
            <text:p>-7</text:p>
          </table:table-cell>
          <table:table-cell table:style-name="ce6" table:formula="of:=[Questions.X27]" office:value-type="float" office:value="0">
            <text:p>0</text:p>
          </table:table-cell>
          <table:table-cell table:style-name="ce6" table:formula="of:=[Questions.AE27]" office:value-type="float" office:value="8">
            <text:p>8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6" table:formula="of:=[Questions.C28]" office:value-type="float" office:value="8">
            <text:p>8</text:p>
          </table:table-cell>
          <table:table-cell table:style-name="ce6" table:formula="of:=[Questions.J28]" office:value-type="float" office:value="-10">
            <text:p>-10</text:p>
          </table:table-cell>
          <table:table-cell table:style-name="ce6" table:formula="of:=[Questions.Q28]" office:value-type="float" office:value="-5">
            <text:p>-5</text:p>
          </table:table-cell>
          <table:table-cell table:style-name="ce6" table:formula="of:=[Questions.X28]" office:value-type="float" office:value="-15">
            <text:p>-15</text:p>
          </table:table-cell>
          <table:table-cell table:style-name="ce6" table:formula="of:=[Questions.AE28]" office:value-type="float" office:value="-3">
            <text:p>-3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6" table:formula="of:=[Questions.C29]" office:value-type="float" office:value="19">
            <text:p>19</text:p>
          </table:table-cell>
          <table:table-cell table:style-name="ce6" table:formula="of:=[Questions.J29]" office:value-type="float" office:value="-4">
            <text:p>-4</text:p>
          </table:table-cell>
          <table:table-cell table:style-name="ce6" table:formula="of:=[Questions.Q29]" office:value-type="float" office:value="-18">
            <text:p>-18</text:p>
          </table:table-cell>
          <table:table-cell table:style-name="ce6" table:formula="of:=[Questions.X29]" office:value-type="float" office:value="6">
            <text:p>6</text:p>
          </table:table-cell>
          <table:table-cell table:style-name="ce6" table:formula="of:=[Questions.AE29]" office:value-type="float" office:value="-10">
            <text:p>-10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6" table:formula="of:=[Questions.C30]" office:value-type="float" office:value="-17">
            <text:p>-17</text:p>
          </table:table-cell>
          <table:table-cell table:style-name="ce6" table:formula="of:=[Questions.J30]" office:value-type="float" office:value="12">
            <text:p>12</text:p>
          </table:table-cell>
          <table:table-cell table:style-name="ce6" table:formula="of:=[Questions.Q30]" office:value-type="float" office:value="16">
            <text:p>16</text:p>
          </table:table-cell>
          <table:table-cell table:style-name="ce6" table:formula="of:=[Questions.X30]" office:value-type="float" office:value="-3">
            <text:p>-3</text:p>
          </table:table-cell>
          <table:table-cell table:style-name="ce6" table:formula="of:=[Questions.AE30]" office:value-type="float" office:value="-4">
            <text:p>-4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6" table:formula="of:=[Questions.C31]" office:value-type="float" office:value="-6">
            <text:p>-6</text:p>
          </table:table-cell>
          <table:table-cell table:style-name="ce6" table:formula="of:=[Questions.J31]" office:value-type="float" office:value="-19">
            <text:p>-19</text:p>
          </table:table-cell>
          <table:table-cell table:style-name="ce6" table:formula="of:=[Questions.Q31]" office:value-type="float" office:value="-1">
            <text:p>-1</text:p>
          </table:table-cell>
          <table:table-cell table:style-name="ce6" table:formula="of:=[Questions.X31]" office:value-type="float" office:value="-3">
            <text:p>-3</text:p>
          </table:table-cell>
          <table:table-cell table:style-name="ce6" table:formula="of:=[Questions.AE31]" office:value-type="float" office:value="-1">
            <text:p>-1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6" table:formula="of:=[Questions.C32]" office:value-type="float" office:value="10">
            <text:p>10</text:p>
          </table:table-cell>
          <table:table-cell table:style-name="ce6" table:formula="of:=[Questions.J32]" office:value-type="float" office:value="-19">
            <text:p>-19</text:p>
          </table:table-cell>
          <table:table-cell table:style-name="ce6" table:formula="of:=[Questions.Q32]" office:value-type="float" office:value="17">
            <text:p>17</text:p>
          </table:table-cell>
          <table:table-cell table:style-name="ce6" table:formula="of:=[Questions.X32]" office:value-type="float" office:value="1">
            <text:p>1</text:p>
          </table:table-cell>
          <table:table-cell table:style-name="ce6" table:formula="of:=[Questions.AE32]" office:value-type="float" office:value="-3">
            <text:p>-3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6" table:formula="of:=[Questions.C33]" office:value-type="float" office:value="-9">
            <text:p>-9</text:p>
          </table:table-cell>
          <table:table-cell table:style-name="ce6" table:formula="of:=[Questions.J33]" office:value-type="float" office:value="0">
            <text:p>0</text:p>
          </table:table-cell>
          <table:table-cell table:style-name="ce6" table:formula="of:=[Questions.Q33]" office:value-type="float" office:value="10">
            <text:p>10</text:p>
          </table:table-cell>
          <table:table-cell table:style-name="ce6" table:formula="of:=[Questions.X33]" office:value-type="float" office:value="17">
            <text:p>17</text:p>
          </table:table-cell>
          <table:table-cell table:style-name="ce6" table:formula="of:=[Questions.AE33]" office:value-type="float" office:value="19">
            <text:p>19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6" table:formula="of:=[Questions.C34]" office:value-type="float" office:value="-16">
            <text:p>-16</text:p>
          </table:table-cell>
          <table:table-cell table:style-name="ce6" table:formula="of:=[Questions.J34]" office:value-type="float" office:value="-13">
            <text:p>-13</text:p>
          </table:table-cell>
          <table:table-cell table:style-name="ce6" table:formula="of:=[Questions.Q34]" office:value-type="float" office:value="6">
            <text:p>6</text:p>
          </table:table-cell>
          <table:table-cell table:style-name="ce6" table:formula="of:=[Questions.X34]" office:value-type="float" office:value="-6">
            <text:p>-6</text:p>
          </table:table-cell>
          <table:table-cell table:style-name="ce6" table:formula="of:=[Questions.AE34]" office:value-type="float" office:value="-12">
            <text:p>-12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6" table:formula="of:=[Questions.C35]" office:value-type="float" office:value="2">
            <text:p>2</text:p>
          </table:table-cell>
          <table:table-cell table:style-name="ce6" table:formula="of:=[Questions.J35]" office:value-type="float" office:value="-1">
            <text:p>-1</text:p>
          </table:table-cell>
          <table:table-cell table:style-name="ce6" table:formula="of:=[Questions.Q35]" office:value-type="float" office:value="-2">
            <text:p>-2</text:p>
          </table:table-cell>
          <table:table-cell table:style-name="ce6" table:formula="of:=[Questions.X35]" office:value-type="float" office:value="9">
            <text:p>9</text:p>
          </table:table-cell>
          <table:table-cell table:style-name="ce6" table:formula="of:=[Questions.AE35]" office:value-type="float" office:value="-16">
            <text:p>-16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6" table:formula="of:=[Questions.C36]" office:value-type="float" office:value="-5">
            <text:p>-5</text:p>
          </table:table-cell>
          <table:table-cell table:style-name="ce6" table:formula="of:=[Questions.J36]" office:value-type="float" office:value="-20">
            <text:p>-20</text:p>
          </table:table-cell>
          <table:table-cell table:style-name="ce6" table:formula="of:=[Questions.Q36]" office:value-type="float" office:value="16">
            <text:p>16</text:p>
          </table:table-cell>
          <table:table-cell table:style-name="ce6" table:formula="of:=[Questions.X36]" office:value-type="float" office:value="16">
            <text:p>16</text:p>
          </table:table-cell>
          <table:table-cell table:style-name="ce6" table:formula="of:=[Questions.AE36]" office:value-type="float" office:value="-10">
            <text:p>-10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6" table:formula="of:=[Questions.C37]" office:value-type="float" office:value="13">
            <text:p>13</text:p>
          </table:table-cell>
          <table:table-cell table:style-name="ce6" table:formula="of:=[Questions.J37]" office:value-type="float" office:value="-16">
            <text:p>-16</text:p>
          </table:table-cell>
          <table:table-cell table:style-name="ce6" table:formula="of:=[Questions.Q37]" office:value-type="float" office:value="0">
            <text:p>0</text:p>
          </table:table-cell>
          <table:table-cell table:style-name="ce6" table:formula="of:=[Questions.X37]" office:value-type="float" office:value="7">
            <text:p>7</text:p>
          </table:table-cell>
          <table:table-cell table:style-name="ce6" table:formula="of:=[Questions.AE37]" office:value-type="float" office:value="9">
            <text:p>9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6" table:formula="of:=[Questions.C38]" office:value-type="float" office:value="13">
            <text:p>13</text:p>
          </table:table-cell>
          <table:table-cell table:style-name="ce6" table:formula="of:=[Questions.J38]" office:value-type="float" office:value="-5">
            <text:p>-5</text:p>
          </table:table-cell>
          <table:table-cell table:style-name="ce6" table:formula="of:=[Questions.Q38]" office:value-type="float" office:value="2">
            <text:p>2</text:p>
          </table:table-cell>
          <table:table-cell table:style-name="ce6" table:formula="of:=[Questions.X38]" office:value-type="float" office:value="8">
            <text:p>8</text:p>
          </table:table-cell>
          <table:table-cell table:style-name="ce6" table:formula="of:=[Questions.AE38]" office:value-type="float" office:value="13">
            <text:p>13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6" table:formula="of:=[Questions.C39]" office:value-type="float" office:value="-3">
            <text:p>-3</text:p>
          </table:table-cell>
          <table:table-cell table:style-name="ce6" table:formula="of:=[Questions.J39]" office:value-type="float" office:value="-11">
            <text:p>-11</text:p>
          </table:table-cell>
          <table:table-cell table:style-name="ce6" table:formula="of:=[Questions.Q39]" office:value-type="float" office:value="6">
            <text:p>6</text:p>
          </table:table-cell>
          <table:table-cell table:style-name="ce6" table:formula="of:=[Questions.X39]" office:value-type="float" office:value="11">
            <text:p>11</text:p>
          </table:table-cell>
          <table:table-cell table:style-name="ce6" table:formula="of:=[Questions.AE39]" office:value-type="float" office:value="8">
            <text:p>8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6" table:formula="of:=[Questions.C40]" office:value-type="float" office:value="13">
            <text:p>13</text:p>
          </table:table-cell>
          <table:table-cell table:style-name="ce6" table:formula="of:=[Questions.J40]" office:value-type="float" office:value="20">
            <text:p>20</text:p>
          </table:table-cell>
          <table:table-cell table:style-name="ce6" table:formula="of:=[Questions.Q40]" office:value-type="float" office:value="10">
            <text:p>10</text:p>
          </table:table-cell>
          <table:table-cell table:style-name="ce6" table:formula="of:=[Questions.X40]" office:value-type="float" office:value="-11">
            <text:p>-11</text:p>
          </table:table-cell>
          <table:table-cell table:style-name="ce6" table:formula="of:=[Questions.AE40]" office:value-type="float" office:value="-14">
            <text:p>-14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 table:number-rows-repeated="65495">
          <table:table-cell table:number-columns-repeated="35"/>
        </table:table-row>
        <table:table-row table:style-name="ro1">
          <table:table-cell table:number-columns-repeated="3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-</number:text>
      <number:number number:decimal-places="0" number:min-integer-digits="1"/>
    </number:number-style>
    <number:number-style style:name="N118P1" style:volatile="true">
      <number:number number:decimal-places="0" number:min-integer-digits="1"/>
    </number:number-style>
    <number:number-style style:name="N118">
      <number:text>+</number:text>
      <number:number number:decimal-places="0" number:min-integer-digits="1"/>
      <style:map style:condition="value()&gt;0" style:apply-style-name="N118P0"/>
      <style:map style:condition="value()&lt;0" style:apply-style-name="N118P1"/>
    </number:number-style>
    <number:number-style style:name="N120P0" style:volatile="true">
      <number:number number:decimal-places="0" number:min-integer-digits="1"/>
    </number:number-style>
    <number:number-style style:name="N120P1" style:volatile="true">
      <style:text-properties fo:color="#ff0000"/>
      <number:text>-</number:text>
      <number:number number:decimal-places="0" number:min-integer-digits="1"/>
    </number:number-style>
    <number:number-style style:name="N120">
      <style:text-properties fo:color="#0000ff"/>
      <number:text>+</number:text>
      <number:number number:decimal-places="0" number:min-integer-digits="1"/>
      <style:map style:condition="value()&gt;0" style:apply-style-name="N120P0"/>
      <style:map style:condition="value()&lt;0" style:apply-style-name="N120P1"/>
    </number:number-style>
    <number:number-style style:name="N121P0" style:volatile="true">
      <number:number number:decimal-places="0" number:min-integer-digits="1"/>
    </number:number-style>
    <number:number-style style:name="N121P1" style:volatile="true">
      <number:text>-</number:text>
      <number:number number:decimal-places="0" number:min-integer-digits="1"/>
    </number:number-style>
    <number:number-style style:name="N121">
      <number:text>+</number:text>
      <number:number number:decimal-places="0" number:min-integer-digits="1"/>
      <style:map style:condition="value()&gt;0" style:apply-style-name="N121P0"/>
      <style:map style:condition="value()&lt;0" style:apply-style-name="N121P1"/>
    </number:number-style>
    <number:number-style style:name="N123P0" style:volatile="true">
      <number:text>+</number:text>
      <number:number number:decimal-places="0" number:min-integer-digits="1"/>
    </number:number-style>
    <number:number-style style:name="N123">
      <number:text>-</number:text>
      <number:number number:decimal-places="0" number:min-integer-digits="1"/>
      <style:map style:condition="value()&gt;=0" style:apply-style-name="N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5in" fo:margin-bottom="0.5in" fo:margin-left="0.5in" fo:margin-right="0.5in" style:table-centering="both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4/29/2018</text:date>, <text:time>22:41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1-26T22:16:26.01</meta:creation-date>
    <dc:date>2018-04-29T22:41:18.87</dc:date>
    <meta:editing-duration>PT1H26M9S</meta:editing-duration>
    <meta:editing-cycles>4</meta:editing-cycles>
    <meta:generator>OpenOffice/4.1.2$Win32 OpenOffice.org_project/412m3$Build-9782</meta:generator>
    <meta:print-date>2010-01-31T09:48:09.45</meta:print-date>
    <dc:creator>Ron Gould</dc:creator>
    <meta:document-statistic meta:table-count="2" meta:cell-count="1600" meta:object-count="0"/>
  </office:meta>
</office:document-meta>
</file>